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font-weight="normal" officeooo:rsid="01e36fcb" officeooo:paragraph-rsid="01e36fcb" style:font-weight-asian="normal" style:font-weight-complex="normal"/>
    </style:style>
    <style:style style:name="P2" style:family="paragraph" style:parent-style-name="Standard">
      <style:text-properties officeooo:rsid="0015e190" officeooo:paragraph-rsid="0352e304"/>
    </style:style>
    <style:style style:name="P3" style:family="paragraph" style:parent-style-name="Standard">
      <style:text-properties officeooo:rsid="0015e190" officeooo:paragraph-rsid="00c54477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0051bd82" officeooo:paragraph-rsid="0000a7ac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Mono" officeooo:paragraph-rsid="0000a7ac"/>
    </style:style>
    <style:style style:name="P6" style:family="paragraph" style:parent-style-name="Standard">
      <style:text-properties style:font-name="Liberation Mono" officeooo:rsid="0013b4ff" officeooo:paragraph-rsid="0000a7ac"/>
    </style:style>
    <style:style style:name="P7" style:family="paragraph" style:parent-style-name="Standard">
      <style:paragraph-properties fo:text-align="center" style:justify-single-word="false"/>
      <style:text-properties officeooo:paragraph-rsid="0000a7ac"/>
    </style:style>
    <style:style style:name="P8" style:family="paragraph" style:parent-style-name="Standard">
      <style:paragraph-properties fo:text-align="center" style:justify-single-word="false"/>
      <style:text-properties officeooo:paragraph-rsid="007b6ae1"/>
    </style:style>
    <style:style style:name="P9" style:family="paragraph" style:parent-style-name="Standard">
      <style:text-properties officeooo:paragraph-rsid="0352e304"/>
    </style:style>
    <style:style style:name="P10" style:family="paragraph" style:parent-style-name="Standard">
      <style:text-properties officeooo:paragraph-rsid="0f0aa168"/>
    </style:style>
    <style:style style:name="P11" style:family="paragraph" style:parent-style-name="Standard">
      <style:text-properties officeooo:paragraph-rsid="0f3f8b55"/>
    </style:style>
    <style:style style:name="P12" style:family="paragraph" style:parent-style-name="Standard">
      <style:text-properties officeooo:paragraph-rsid="0f689e8c"/>
    </style:style>
    <style:style style:name="P1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c9c8e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a3f33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cb881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a5cf3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a66dc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a7978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a907f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a9c02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d3ab9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af517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b28f8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b4f85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b6597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b7a21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b872c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b9c2d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f8dd61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08c90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0be72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Liberation Mono" officeooo:paragraph-rsid="0000a7ac"/>
    </style:style>
    <style:style style:name="P33" style:family="paragraph" style:parent-style-name="Standard" style:list-style-name="Numbering_20_123">
      <style:text-properties officeooo:paragraph-rsid="0ecd5a81"/>
    </style:style>
    <style:style style:name="P34" style:family="paragraph" style:parent-style-name="Standard" style:list-style-name="Numbering_20_123">
      <style:text-properties officeooo:paragraph-rsid="0eb4b011"/>
    </style:style>
    <style:style style:name="P35" style:family="paragraph" style:parent-style-name="Standard" style:list-style-name="Numbering_20_123">
      <style:text-properties officeooo:paragraph-rsid="0ebf328c"/>
    </style:style>
    <style:style style:name="P36" style:family="paragraph" style:parent-style-name="Standard" style:list-style-name="Numbering_20_123">
      <style:text-properties officeooo:paragraph-rsid="0ec2138d"/>
    </style:style>
    <style:style style:name="P37" style:family="paragraph" style:parent-style-name="Standard" style:list-style-name="Numbering_20_123">
      <style:text-properties officeooo:paragraph-rsid="0ec3516c"/>
    </style:style>
    <style:style style:name="P38" style:family="paragraph" style:parent-style-name="Standard" style:list-style-name="Numbering_20_123">
      <style:text-properties officeooo:paragraph-rsid="0ec627d3"/>
    </style:style>
    <style:style style:name="P39" style:family="paragraph" style:parent-style-name="Standard" style:list-style-name="Numbering_20_123">
      <style:text-properties officeooo:paragraph-rsid="0ed45830"/>
    </style:style>
    <style:style style:name="P40" style:family="paragraph" style:parent-style-name="Standard" style:list-style-name="Numbering_20_123">
      <style:text-properties officeooo:paragraph-rsid="0ed87785"/>
    </style:style>
    <style:style style:name="P41" style:family="paragraph" style:parent-style-name="Standard" style:list-style-name="Numbering_20_123">
      <style:text-properties officeooo:paragraph-rsid="0eda4eff"/>
    </style:style>
    <style:style style:name="P42" style:family="paragraph" style:parent-style-name="Standard" style:list-style-name="Numbering_20_123">
      <style:text-properties officeooo:paragraph-rsid="0edce04d"/>
    </style:style>
    <style:style style:name="P43" style:family="paragraph" style:parent-style-name="Standard" style:list-style-name="Numbering_20_123">
      <style:text-properties officeooo:paragraph-rsid="0edfc321"/>
    </style:style>
    <style:style style:name="P44" style:family="paragraph" style:parent-style-name="Standard" style:list-style-name="Numbering_20_123">
      <style:text-properties officeooo:paragraph-rsid="0ee23be0"/>
    </style:style>
    <style:style style:name="P45" style:family="paragraph" style:parent-style-name="Standard" style:list-style-name="Numbering_20_123">
      <style:text-properties officeooo:paragraph-rsid="0ee343b1"/>
    </style:style>
    <style:style style:name="P46" style:family="paragraph" style:parent-style-name="Standard" style:list-style-name="Numbering_20_123">
      <style:text-properties officeooo:paragraph-rsid="0ee4cc42"/>
    </style:style>
    <style:style style:name="P47" style:family="paragraph" style:parent-style-name="Standard" style:list-style-name="Numbering_20_123">
      <style:text-properties officeooo:paragraph-rsid="0ee625e8"/>
    </style:style>
    <style:style style:name="P48" style:family="paragraph" style:parent-style-name="Standard" style:list-style-name="Numbering_20_123">
      <style:text-properties officeooo:paragraph-rsid="0ee66312"/>
    </style:style>
    <style:style style:name="P49" style:family="paragraph" style:parent-style-name="Standard" style:list-style-name="Numbering_20_123">
      <style:text-properties officeooo:paragraph-rsid="0ee8f02b"/>
    </style:style>
    <style:style style:name="P50" style:family="paragraph" style:parent-style-name="Standard" style:list-style-name="Numbering_20_123">
      <style:text-properties officeooo:paragraph-rsid="0ee9dfa3"/>
    </style:style>
    <style:style style:name="P51" style:family="paragraph" style:parent-style-name="Standard" style:list-style-name="Numbering_20_123">
      <style:text-properties officeooo:paragraph-rsid="0eeb7cac"/>
    </style:style>
    <style:style style:name="P52" style:family="paragraph" style:parent-style-name="Standard" style:list-style-name="Numbering_20_123">
      <style:text-properties officeooo:paragraph-rsid="0ef0b28c"/>
    </style:style>
    <style:style style:name="P53" style:family="paragraph" style:parent-style-name="Standard" style:list-style-name="Numbering_20_123">
      <style:text-properties officeooo:paragraph-rsid="0ef11f98"/>
    </style:style>
    <style:style style:name="P54" style:family="paragraph" style:parent-style-name="Standard" style:list-style-name="Numbering_20_123">
      <style:text-properties officeooo:paragraph-rsid="0ef55685"/>
    </style:style>
    <style:style style:name="P55" style:family="paragraph" style:parent-style-name="Standard" style:list-style-name="Numbering_20_123">
      <style:text-properties officeooo:paragraph-rsid="0ef67a19"/>
    </style:style>
    <style:style style:name="P56" style:family="paragraph" style:parent-style-name="Standard" style:list-style-name="Numbering_20_123">
      <style:text-properties officeooo:paragraph-rsid="0ef85771"/>
    </style:style>
    <style:style style:name="P57" style:family="paragraph" style:parent-style-name="Standard" style:list-style-name="Numbering_20_123">
      <style:text-properties officeooo:paragraph-rsid="0ef89fb0"/>
    </style:style>
    <style:style style:name="P58" style:family="paragraph" style:parent-style-name="Standard" style:list-style-name="Numbering_20_123">
      <style:text-properties officeooo:paragraph-rsid="0ef96820"/>
    </style:style>
    <style:style style:name="P59" style:family="paragraph" style:parent-style-name="Standard" style:list-style-name="Numbering_20_123">
      <style:text-properties officeooo:paragraph-rsid="0efca5da"/>
    </style:style>
    <style:style style:name="P60" style:family="paragraph" style:parent-style-name="Standard" style:list-style-name="Numbering_20_123">
      <style:text-properties officeooo:paragraph-rsid="0efec326"/>
    </style:style>
    <style:style style:name="P61" style:family="paragraph" style:parent-style-name="Standard" style:list-style-name="Numbering_20_123">
      <style:text-properties officeooo:paragraph-rsid="0f01eecf"/>
    </style:style>
    <style:style style:name="P62" style:family="paragraph" style:parent-style-name="Standard" style:list-style-name="Numbering_20_123">
      <style:text-properties officeooo:paragraph-rsid="0f05c85b"/>
    </style:style>
    <style:style style:name="P63" style:family="paragraph" style:parent-style-name="Standard" style:list-style-name="Numbering_20_123">
      <style:text-properties officeooo:paragraph-rsid="0f087c61"/>
    </style:style>
    <style:style style:name="P64" style:family="paragraph" style:parent-style-name="Standard" style:list-style-name="Numbering_20_123">
      <style:text-properties officeooo:paragraph-rsid="0f0aa168"/>
    </style:style>
    <style:style style:name="P65" style:family="paragraph" style:parent-style-name="Standard" style:list-style-name="Numbering_20_123">
      <style:text-properties officeooo:paragraph-rsid="0f0c3113"/>
    </style:style>
    <style:style style:name="P66" style:family="paragraph" style:parent-style-name="Standard" style:list-style-name="Numbering_20_123">
      <style:text-properties officeooo:paragraph-rsid="0f0f3486"/>
    </style:style>
    <style:style style:name="P67" style:family="paragraph" style:parent-style-name="Standard" style:list-style-name="Numbering_20_123">
      <style:text-properties officeooo:paragraph-rsid="0f0f4ab2"/>
    </style:style>
    <style:style style:name="P68" style:family="paragraph" style:parent-style-name="Standard" style:list-style-name="Numbering_20_123">
      <style:text-properties officeooo:paragraph-rsid="0f0fbc5c"/>
    </style:style>
    <style:style style:name="P69" style:family="paragraph" style:parent-style-name="Standard" style:list-style-name="Numbering_20_123">
      <style:text-properties officeooo:paragraph-rsid="0f10a512"/>
    </style:style>
    <style:style style:name="P70" style:family="paragraph" style:parent-style-name="Standard" style:list-style-name="Numbering_20_123">
      <style:text-properties officeooo:paragraph-rsid="0f10dedb"/>
    </style:style>
    <style:style style:name="P71" style:family="paragraph" style:parent-style-name="Standard" style:list-style-name="Numbering_20_123">
      <style:text-properties officeooo:paragraph-rsid="0f125227"/>
    </style:style>
    <style:style style:name="P72" style:family="paragraph" style:parent-style-name="Standard" style:list-style-name="Numbering_20_123">
      <style:text-properties officeooo:paragraph-rsid="0f146727"/>
    </style:style>
    <style:style style:name="P73" style:family="paragraph" style:parent-style-name="Standard" style:list-style-name="Numbering_20_123">
      <style:text-properties officeooo:paragraph-rsid="0f1665e4"/>
    </style:style>
    <style:style style:name="P74" style:family="paragraph" style:parent-style-name="Standard" style:list-style-name="Numbering_20_123">
      <style:text-properties officeooo:paragraph-rsid="0f16fb46"/>
    </style:style>
    <style:style style:name="P75" style:family="paragraph" style:parent-style-name="Standard" style:list-style-name="Numbering_20_123">
      <style:text-properties officeooo:paragraph-rsid="0f1a012b"/>
    </style:style>
    <style:style style:name="P76" style:family="paragraph" style:parent-style-name="Standard" style:list-style-name="Numbering_20_123">
      <style:text-properties officeooo:paragraph-rsid="0f1b1b65"/>
    </style:style>
    <style:style style:name="P77" style:family="paragraph" style:parent-style-name="Standard" style:list-style-name="Numbering_20_123">
      <style:text-properties officeooo:paragraph-rsid="0f1c3fd4"/>
    </style:style>
    <style:style style:name="P78" style:family="paragraph" style:parent-style-name="Standard" style:list-style-name="Numbering_20_123">
      <style:text-properties officeooo:paragraph-rsid="0f1d8c67"/>
    </style:style>
    <style:style style:name="P79" style:family="paragraph" style:parent-style-name="Standard" style:list-style-name="Numbering_20_123">
      <style:text-properties officeooo:paragraph-rsid="0f21475e"/>
    </style:style>
    <style:style style:name="P80" style:family="paragraph" style:parent-style-name="Standard" style:list-style-name="Numbering_20_123">
      <style:text-properties officeooo:paragraph-rsid="0f2358c8"/>
    </style:style>
    <style:style style:name="P81" style:family="paragraph" style:parent-style-name="Standard" style:list-style-name="Numbering_20_123">
      <style:text-properties officeooo:paragraph-rsid="0f240e66"/>
    </style:style>
    <style:style style:name="P82" style:family="paragraph" style:parent-style-name="Standard" style:list-style-name="Numbering_20_123">
      <style:text-properties officeooo:paragraph-rsid="0f26d851"/>
    </style:style>
    <style:style style:name="P83" style:family="paragraph" style:parent-style-name="Standard" style:list-style-name="Numbering_20_123">
      <style:text-properties officeooo:paragraph-rsid="0f272146"/>
    </style:style>
    <style:style style:name="P84" style:family="paragraph" style:parent-style-name="Standard" style:list-style-name="Numbering_20_123">
      <style:text-properties officeooo:paragraph-rsid="0f28bfdc"/>
    </style:style>
    <style:style style:name="P85" style:family="paragraph" style:parent-style-name="Standard" style:list-style-name="Numbering_20_123">
      <style:text-properties officeooo:paragraph-rsid="0f2a5e5d"/>
    </style:style>
    <style:style style:name="P86" style:family="paragraph" style:parent-style-name="Standard" style:list-style-name="Numbering_20_123">
      <style:text-properties officeooo:paragraph-rsid="0f2ebd60"/>
    </style:style>
    <style:style style:name="P87" style:family="paragraph" style:parent-style-name="Standard" style:list-style-name="Numbering_20_123">
      <style:text-properties officeooo:paragraph-rsid="0f304b27"/>
    </style:style>
    <style:style style:name="P88" style:family="paragraph" style:parent-style-name="Standard" style:list-style-name="Numbering_20_123">
      <style:text-properties officeooo:paragraph-rsid="0f326733"/>
    </style:style>
    <style:style style:name="P89" style:family="paragraph" style:parent-style-name="Standard" style:list-style-name="Numbering_20_123">
      <style:text-properties officeooo:paragraph-rsid="0f3374a9"/>
    </style:style>
    <style:style style:name="P90" style:family="paragraph" style:parent-style-name="Standard" style:list-style-name="Numbering_20_123">
      <style:text-properties officeooo:paragraph-rsid="0f34d7b9"/>
    </style:style>
    <style:style style:name="P91" style:family="paragraph" style:parent-style-name="Standard" style:list-style-name="Numbering_20_123">
      <style:text-properties officeooo:paragraph-rsid="0f378bda"/>
    </style:style>
    <style:style style:name="P92" style:family="paragraph" style:parent-style-name="Standard" style:list-style-name="Numbering_20_123">
      <style:text-properties officeooo:paragraph-rsid="0f397922"/>
    </style:style>
    <style:style style:name="P93" style:family="paragraph" style:parent-style-name="Standard" style:list-style-name="Numbering_20_123">
      <style:text-properties officeooo:paragraph-rsid="0f3aa334"/>
    </style:style>
    <style:style style:name="P94" style:family="paragraph" style:parent-style-name="Standard" style:list-style-name="Numbering_20_123">
      <style:text-properties officeooo:paragraph-rsid="0f3d22dc"/>
    </style:style>
    <style:style style:name="P95" style:family="paragraph" style:parent-style-name="Standard" style:list-style-name="Numbering_20_123">
      <style:text-properties officeooo:paragraph-rsid="0f3e33b9"/>
    </style:style>
    <style:style style:name="P96" style:family="paragraph" style:parent-style-name="Standard" style:list-style-name="Numbering_20_123">
      <style:text-properties officeooo:paragraph-rsid="0f3f8b55"/>
    </style:style>
    <style:style style:name="P97" style:family="paragraph" style:parent-style-name="Standard" style:list-style-name="Numbering_20_123">
      <style:text-properties officeooo:paragraph-rsid="0f408bc5"/>
    </style:style>
    <style:style style:name="P98" style:family="paragraph" style:parent-style-name="Standard" style:list-style-name="Numbering_20_123">
      <style:text-properties officeooo:paragraph-rsid="0f43e375"/>
    </style:style>
    <style:style style:name="P99" style:family="paragraph" style:parent-style-name="Standard" style:list-style-name="Numbering_20_123">
      <style:text-properties officeooo:paragraph-rsid="0f455d2b"/>
    </style:style>
    <style:style style:name="P100" style:family="paragraph" style:parent-style-name="Standard" style:list-style-name="Numbering_20_123">
      <style:text-properties officeooo:paragraph-rsid="0f4869ca"/>
    </style:style>
    <style:style style:name="P101" style:family="paragraph" style:parent-style-name="Standard" style:list-style-name="Numbering_20_123">
      <style:text-properties officeooo:paragraph-rsid="0f492237"/>
    </style:style>
    <style:style style:name="P102" style:family="paragraph" style:parent-style-name="Standard" style:list-style-name="Numbering_20_123">
      <style:text-properties officeooo:paragraph-rsid="0f4b07ed"/>
    </style:style>
    <style:style style:name="P103" style:family="paragraph" style:parent-style-name="Standard" style:list-style-name="Numbering_20_123">
      <style:text-properties officeooo:paragraph-rsid="0f4d948e"/>
    </style:style>
    <style:style style:name="P104" style:family="paragraph" style:parent-style-name="Standard" style:list-style-name="Numbering_20_123">
      <style:text-properties officeooo:paragraph-rsid="0f4e1f5f"/>
    </style:style>
    <style:style style:name="P105" style:family="paragraph" style:parent-style-name="Standard" style:list-style-name="Numbering_20_123">
      <style:text-properties officeooo:paragraph-rsid="0f4f428b"/>
    </style:style>
    <style:style style:name="P106" style:family="paragraph" style:parent-style-name="Standard" style:list-style-name="Numbering_20_123">
      <style:text-properties officeooo:paragraph-rsid="0f509893"/>
    </style:style>
    <style:style style:name="P107" style:family="paragraph" style:parent-style-name="Standard" style:list-style-name="Numbering_20_123">
      <style:text-properties officeooo:paragraph-rsid="0f50a749"/>
    </style:style>
    <style:style style:name="P108" style:family="paragraph" style:parent-style-name="Standard" style:list-style-name="Numbering_20_123">
      <style:text-properties officeooo:paragraph-rsid="0f523a4e"/>
    </style:style>
    <style:style style:name="P109" style:family="paragraph" style:parent-style-name="Standard" style:list-style-name="Numbering_20_123">
      <style:text-properties officeooo:paragraph-rsid="0f536a1a"/>
    </style:style>
    <style:style style:name="P110" style:family="paragraph" style:parent-style-name="Standard" style:list-style-name="Numbering_20_123">
      <style:text-properties officeooo:paragraph-rsid="0f53d27e"/>
    </style:style>
    <style:style style:name="P111" style:family="paragraph" style:parent-style-name="Standard" style:list-style-name="Numbering_20_123">
      <style:text-properties officeooo:paragraph-rsid="0f54d175"/>
    </style:style>
    <style:style style:name="P112" style:family="paragraph" style:parent-style-name="Standard" style:list-style-name="Numbering_20_123">
      <style:text-properties officeooo:paragraph-rsid="0f555c7a"/>
    </style:style>
    <style:style style:name="P113" style:family="paragraph" style:parent-style-name="Standard" style:list-style-name="Numbering_20_123">
      <style:text-properties officeooo:paragraph-rsid="0f56b88d"/>
    </style:style>
    <style:style style:name="P114" style:family="paragraph" style:parent-style-name="Standard" style:list-style-name="Numbering_20_123">
      <style:text-properties officeooo:paragraph-rsid="0f59af53"/>
    </style:style>
    <style:style style:name="P115" style:family="paragraph" style:parent-style-name="Standard" style:list-style-name="Numbering_20_123">
      <style:text-properties officeooo:paragraph-rsid="0f5affc1"/>
    </style:style>
    <style:style style:name="P116" style:family="paragraph" style:parent-style-name="Standard" style:list-style-name="Numbering_20_123">
      <style:text-properties officeooo:paragraph-rsid="0f5bd9d3"/>
    </style:style>
    <style:style style:name="P117" style:family="paragraph" style:parent-style-name="Standard" style:list-style-name="Numbering_20_123">
      <style:text-properties officeooo:paragraph-rsid="0f5d56e8"/>
    </style:style>
    <style:style style:name="P118" style:family="paragraph" style:parent-style-name="Standard" style:list-style-name="Numbering_20_123">
      <style:text-properties officeooo:paragraph-rsid="0f5d67b3"/>
    </style:style>
    <style:style style:name="P119" style:family="paragraph" style:parent-style-name="Standard" style:list-style-name="Numbering_20_123">
      <style:text-properties officeooo:paragraph-rsid="0f5f2269"/>
    </style:style>
    <style:style style:name="P120" style:family="paragraph" style:parent-style-name="Standard" style:list-style-name="Numbering_20_123">
      <style:text-properties officeooo:paragraph-rsid="0f6099b6"/>
    </style:style>
    <style:style style:name="P121" style:family="paragraph" style:parent-style-name="Standard" style:list-style-name="Numbering_20_123">
      <style:text-properties officeooo:paragraph-rsid="0f62c0de"/>
    </style:style>
    <style:style style:name="P122" style:family="paragraph" style:parent-style-name="Standard" style:list-style-name="Numbering_20_123">
      <style:text-properties officeooo:paragraph-rsid="0f62c616"/>
    </style:style>
    <style:style style:name="P123" style:family="paragraph" style:parent-style-name="Standard" style:list-style-name="Numbering_20_123">
      <style:text-properties officeooo:paragraph-rsid="0f62cfec"/>
    </style:style>
    <style:style style:name="P124" style:family="paragraph" style:parent-style-name="Standard" style:list-style-name="Numbering_20_123">
      <style:text-properties officeooo:paragraph-rsid="0f6583ed"/>
    </style:style>
    <style:style style:name="P125" style:family="paragraph" style:parent-style-name="Standard" style:list-style-name="Numbering_20_123">
      <style:text-properties officeooo:paragraph-rsid="0f66e564"/>
    </style:style>
    <style:style style:name="P126" style:family="paragraph" style:parent-style-name="Standard" style:list-style-name="Numbering_20_123">
      <style:text-properties officeooo:paragraph-rsid="0f689e8c"/>
    </style:style>
    <style:style style:name="P127" style:family="paragraph" style:parent-style-name="Standard" style:list-style-name="Numbering_20_123">
      <style:text-properties officeooo:paragraph-rsid="0f68f08b"/>
    </style:style>
    <style:style style:name="P128" style:family="paragraph" style:parent-style-name="Standard" style:list-style-name="Numbering_20_123">
      <style:text-properties officeooo:paragraph-rsid="0f6a33f3"/>
    </style:style>
    <style:style style:name="P129" style:family="paragraph" style:parent-style-name="Standard" style:list-style-name="Numbering_20_123">
      <style:text-properties officeooo:paragraph-rsid="0f6f70b7"/>
    </style:style>
    <style:style style:name="P130" style:family="paragraph" style:parent-style-name="Standard" style:list-style-name="Numbering_20_123">
      <style:text-properties officeooo:paragraph-rsid="0f6eaf03"/>
    </style:style>
    <style:style style:name="P131" style:family="paragraph" style:parent-style-name="Standard" style:list-style-name="Numbering_20_123">
      <style:text-properties officeooo:paragraph-rsid="0f727185"/>
    </style:style>
    <style:style style:name="P132" style:family="paragraph" style:parent-style-name="Standard" style:list-style-name="Numbering_20_123">
      <style:text-properties officeooo:paragraph-rsid="0f73a2a5"/>
    </style:style>
    <style:style style:name="P133" style:family="paragraph" style:parent-style-name="Standard" style:list-style-name="Numbering_20_123">
      <style:text-properties officeooo:paragraph-rsid="0f75121b"/>
    </style:style>
    <style:style style:name="P134" style:family="paragraph" style:parent-style-name="Standard" style:list-style-name="Numbering_20_123">
      <style:text-properties officeooo:paragraph-rsid="0f77f1d4"/>
    </style:style>
    <style:style style:name="P135" style:family="paragraph" style:parent-style-name="Standard" style:list-style-name="Numbering_20_123">
      <style:text-properties officeooo:paragraph-rsid="0f79a5cb"/>
    </style:style>
    <style:style style:name="P136" style:family="paragraph" style:parent-style-name="Standard" style:list-style-name="Numbering_20_123">
      <style:text-properties officeooo:paragraph-rsid="0f7a8786"/>
    </style:style>
    <style:style style:name="P137" style:family="paragraph" style:parent-style-name="Standard" style:list-style-name="Numbering_20_123">
      <style:text-properties officeooo:paragraph-rsid="0f7b3b83"/>
    </style:style>
    <style:style style:name="P138" style:family="paragraph" style:parent-style-name="Standard" style:list-style-name="Numbering_20_123">
      <style:text-properties officeooo:paragraph-rsid="0f7c5a9e"/>
    </style:style>
    <style:style style:name="P139" style:family="paragraph" style:parent-style-name="Standard" style:list-style-name="Numbering_20_123">
      <style:text-properties officeooo:paragraph-rsid="0f7e26a6"/>
    </style:style>
    <style:style style:name="P140" style:family="paragraph" style:parent-style-name="Standard" style:list-style-name="Numbering_20_123">
      <style:text-properties officeooo:paragraph-rsid="0f80ca59"/>
    </style:style>
    <style:style style:name="P141" style:family="paragraph" style:parent-style-name="Standard" style:list-style-name="Numbering_20_123">
      <style:text-properties officeooo:paragraph-rsid="0f816a79"/>
    </style:style>
    <style:style style:name="P142" style:family="paragraph" style:parent-style-name="Standard" style:list-style-name="Numbering_20_123">
      <style:text-properties officeooo:paragraph-rsid="0f85982c"/>
    </style:style>
    <style:style style:name="P143" style:family="paragraph" style:parent-style-name="Standard" style:list-style-name="Numbering_20_123">
      <style:text-properties officeooo:paragraph-rsid="0f85d197"/>
    </style:style>
    <style:style style:name="P144" style:family="paragraph" style:parent-style-name="Standard" style:list-style-name="Numbering_20_123">
      <style:text-properties officeooo:paragraph-rsid="0f874696"/>
    </style:style>
    <style:style style:name="P145" style:family="paragraph" style:parent-style-name="Standard" style:list-style-name="Numbering_20_123">
      <style:text-properties officeooo:paragraph-rsid="0f874829"/>
    </style:style>
    <style:style style:name="P146" style:family="paragraph" style:parent-style-name="Standard" style:list-style-name="Numbering_20_123">
      <style:text-properties officeooo:paragraph-rsid="0f882118"/>
    </style:style>
    <style:style style:name="P147" style:family="paragraph" style:parent-style-name="Standard" style:list-style-name="Numbering_20_123">
      <style:text-properties officeooo:paragraph-rsid="0f8a1538"/>
    </style:style>
    <style:style style:name="P148" style:family="paragraph" style:parent-style-name="Standard" style:list-style-name="Numbering_20_123">
      <style:text-properties officeooo:paragraph-rsid="0f8c34bf"/>
    </style:style>
    <style:style style:name="P149" style:family="paragraph" style:parent-style-name="Standard" style:list-style-name="Numbering_20_123">
      <style:text-properties officeooo:paragraph-rsid="0f8df2f0"/>
    </style:style>
    <style:style style:name="P150" style:family="paragraph" style:parent-style-name="Standard" style:list-style-name="Numbering_20_123">
      <style:text-properties officeooo:paragraph-rsid="0f8ecb6e"/>
    </style:style>
    <style:style style:name="P151" style:family="paragraph" style:parent-style-name="Standard" style:list-style-name="Numbering_20_123">
      <style:text-properties officeooo:paragraph-rsid="0f8f0ded"/>
    </style:style>
    <style:style style:name="P152" style:family="paragraph" style:parent-style-name="Standard" style:list-style-name="Numbering_20_123">
      <style:text-properties officeooo:paragraph-rsid="0f90cb67"/>
    </style:style>
    <style:style style:name="P153" style:family="paragraph" style:parent-style-name="Standard" style:list-style-name="Numbering_20_123">
      <style:text-properties officeooo:paragraph-rsid="0f9138d1"/>
    </style:style>
    <style:style style:name="P154" style:family="paragraph" style:parent-style-name="Standard" style:list-style-name="Numbering_20_123">
      <style:text-properties officeooo:paragraph-rsid="0f915cc8"/>
    </style:style>
    <style:style style:name="P155" style:family="paragraph" style:parent-style-name="Standard" style:list-style-name="Numbering_20_123">
      <style:text-properties officeooo:paragraph-rsid="0f9271ff"/>
    </style:style>
    <style:style style:name="P156" style:family="paragraph" style:parent-style-name="Standard" style:list-style-name="Numbering_20_123">
      <style:text-properties officeooo:paragraph-rsid="0f97683a"/>
    </style:style>
    <style:style style:name="P157" style:family="paragraph" style:parent-style-name="Standard" style:list-style-name="Numbering_20_123">
      <style:text-properties officeooo:paragraph-rsid="0f9a4d08"/>
    </style:style>
    <style:style style:name="P158" style:family="paragraph" style:parent-style-name="Standard" style:list-style-name="Numbering_20_123">
      <style:text-properties officeooo:paragraph-rsid="0f9a7111"/>
    </style:style>
    <style:style style:name="P159" style:family="paragraph" style:parent-style-name="Standard" style:list-style-name="Numbering_20_123">
      <style:text-properties officeooo:paragraph-rsid="0f9e2e13"/>
    </style:style>
    <style:style style:name="P160" style:family="paragraph" style:parent-style-name="Standard" style:list-style-name="Numbering_20_123">
      <style:text-properties officeooo:paragraph-rsid="0f9e4c94"/>
    </style:style>
    <style:style style:name="P161" style:family="paragraph" style:parent-style-name="Standard" style:list-style-name="Numbering_20_123">
      <style:text-properties officeooo:paragraph-rsid="0fa101fc"/>
    </style:style>
    <style:style style:name="P162" style:family="paragraph" style:parent-style-name="Standard" style:list-style-name="Numbering_20_123">
      <style:text-properties officeooo:paragraph-rsid="0fa2d19a"/>
    </style:style>
    <style:style style:name="P163" style:family="paragraph" style:parent-style-name="Standard" style:list-style-name="Numbering_20_123">
      <style:text-properties officeooo:paragraph-rsid="0fa30755"/>
    </style:style>
    <style:style style:name="P164" style:family="paragraph" style:parent-style-name="Standard" style:list-style-name="Numbering_20_123">
      <style:text-properties officeooo:paragraph-rsid="0fa3d3be"/>
    </style:style>
    <style:style style:name="P165" style:family="paragraph" style:parent-style-name="Standard" style:list-style-name="Numbering_20_123">
      <style:text-properties officeooo:paragraph-rsid="0fa4af82"/>
    </style:style>
    <style:style style:name="P166" style:family="paragraph" style:parent-style-name="Standard" style:list-style-name="Numbering_20_123">
      <style:text-properties officeooo:paragraph-rsid="0fa7c2da"/>
    </style:style>
    <style:style style:name="P167" style:family="paragraph" style:parent-style-name="Standard" style:list-style-name="Numbering_20_123">
      <style:text-properties officeooo:paragraph-rsid="0faa492b"/>
    </style:style>
    <style:style style:name="P168" style:family="paragraph" style:parent-style-name="Standard" style:list-style-name="Numbering_20_123">
      <style:text-properties officeooo:paragraph-rsid="0fabbda9"/>
    </style:style>
    <style:style style:name="P169" style:family="paragraph" style:parent-style-name="Standard" style:list-style-name="Numbering_20_123">
      <style:text-properties officeooo:paragraph-rsid="0facc5dd"/>
    </style:style>
    <style:style style:name="P170" style:family="paragraph" style:parent-style-name="Standard" style:list-style-name="Numbering_20_123">
      <style:text-properties officeooo:paragraph-rsid="0fadc181"/>
    </style:style>
    <style:style style:name="P171" style:family="paragraph" style:parent-style-name="Standard" style:list-style-name="Numbering_20_123">
      <style:text-properties officeooo:paragraph-rsid="0fafead0"/>
    </style:style>
    <style:style style:name="P172" style:family="paragraph" style:parent-style-name="Standard" style:list-style-name="Numbering_20_123">
      <style:text-properties officeooo:paragraph-rsid="0fb04a66"/>
    </style:style>
    <style:style style:name="P173" style:family="paragraph" style:parent-style-name="Standard" style:list-style-name="Numbering_20_123">
      <style:text-properties officeooo:paragraph-rsid="0fb3c654"/>
    </style:style>
    <style:style style:name="P174" style:family="paragraph" style:parent-style-name="Standard" style:list-style-name="Numbering_20_123">
      <style:text-properties officeooo:paragraph-rsid="0fb512b3"/>
    </style:style>
    <style:style style:name="P175" style:family="paragraph" style:parent-style-name="Standard" style:list-style-name="Numbering_20_123">
      <style:text-properties officeooo:paragraph-rsid="0fb5a2ca"/>
    </style:style>
    <style:style style:name="P176" style:family="paragraph" style:parent-style-name="Standard" style:list-style-name="Numbering_20_123">
      <style:text-properties officeooo:paragraph-rsid="0fb6d4ed"/>
    </style:style>
    <style:style style:name="P177" style:family="paragraph" style:parent-style-name="Standard" style:list-style-name="Numbering_20_123">
      <style:text-properties officeooo:paragraph-rsid="0fb7ad95"/>
    </style:style>
    <style:style style:name="P178" style:family="paragraph" style:parent-style-name="Standard" style:list-style-name="Numbering_20_123">
      <style:text-properties officeooo:paragraph-rsid="0fb90ad9"/>
    </style:style>
    <style:style style:name="P179" style:family="paragraph" style:parent-style-name="Standard" style:list-style-name="Numbering_20_123">
      <style:text-properties officeooo:paragraph-rsid="0fbb8b7b"/>
    </style:style>
    <style:style style:name="P180" style:family="paragraph" style:parent-style-name="Standard" style:list-style-name="Numbering_20_123">
      <style:text-properties officeooo:paragraph-rsid="0fc839bb"/>
    </style:style>
    <style:style style:name="P181" style:family="paragraph" style:parent-style-name="Standard" style:list-style-name="Numbering_20_123">
      <style:text-properties officeooo:paragraph-rsid="0fc9aa4c"/>
    </style:style>
    <style:style style:name="P182" style:family="paragraph" style:parent-style-name="Standard" style:list-style-name="Numbering_20_123">
      <style:text-properties officeooo:paragraph-rsid="0fcb0093"/>
    </style:style>
    <style:style style:name="P183" style:family="paragraph" style:parent-style-name="Standard" style:list-style-name="Numbering_20_123">
      <style:text-properties officeooo:paragraph-rsid="0fd96d29"/>
    </style:style>
    <style:style style:name="P184" style:family="paragraph" style:parent-style-name="Standard" style:list-style-name="Numbering_20_123">
      <style:text-properties officeooo:paragraph-rsid="0fdc1008"/>
    </style:style>
    <style:style style:name="P185" style:family="paragraph" style:parent-style-name="Standard" style:list-style-name="Numbering_20_123">
      <style:text-properties officeooo:paragraph-rsid="0fe0dec0"/>
    </style:style>
    <style:style style:name="P186" style:family="paragraph" style:parent-style-name="Standard" style:list-style-name="Numbering_20_123">
      <style:text-properties officeooo:paragraph-rsid="0fe26bbb"/>
    </style:style>
    <style:style style:name="P187" style:family="paragraph" style:parent-style-name="Standard" style:list-style-name="Numbering_20_123">
      <style:text-properties officeooo:paragraph-rsid="0fe3e6db"/>
    </style:style>
    <style:style style:name="P188" style:family="paragraph" style:parent-style-name="Standard" style:list-style-name="Numbering_20_123">
      <style:text-properties officeooo:paragraph-rsid="0fe4f904"/>
    </style:style>
    <style:style style:name="P189" style:family="paragraph" style:parent-style-name="Standard" style:list-style-name="Numbering_20_123">
      <style:text-properties officeooo:paragraph-rsid="0fe61014"/>
    </style:style>
    <style:style style:name="P190" style:family="paragraph" style:parent-style-name="Standard" style:list-style-name="Numbering_20_123">
      <style:text-properties officeooo:paragraph-rsid="0fe8935b"/>
    </style:style>
    <style:style style:name="P191" style:family="paragraph" style:parent-style-name="Standard" style:list-style-name="Numbering_20_123">
      <style:text-properties officeooo:paragraph-rsid="0fea0c62"/>
    </style:style>
    <style:style style:name="P192" style:family="paragraph" style:parent-style-name="Standard" style:list-style-name="Numbering_20_123">
      <style:text-properties officeooo:paragraph-rsid="0feccbe4"/>
    </style:style>
    <style:style style:name="P193" style:family="paragraph" style:parent-style-name="Standard" style:list-style-name="Numbering_20_123">
      <style:text-properties officeooo:paragraph-rsid="0ff06d5b"/>
    </style:style>
    <style:style style:name="P194" style:family="paragraph" style:parent-style-name="Standard" style:list-style-name="Numbering_20_123">
      <style:text-properties officeooo:paragraph-rsid="0ff08e3d"/>
    </style:style>
    <style:style style:name="P195" style:family="paragraph" style:parent-style-name="Standard" style:list-style-name="Numbering_20_123">
      <style:text-properties officeooo:paragraph-rsid="0ff21863"/>
    </style:style>
    <style:style style:name="P196" style:family="paragraph" style:parent-style-name="Standard" style:list-style-name="Numbering_20_123">
      <style:text-properties officeooo:paragraph-rsid="0ff34469"/>
    </style:style>
    <style:style style:name="P197" style:family="paragraph" style:parent-style-name="Standard" style:list-style-name="Numbering_20_123">
      <style:text-properties officeooo:paragraph-rsid="0ff3e8e8"/>
    </style:style>
    <style:style style:name="P198" style:family="paragraph" style:parent-style-name="Standard" style:list-style-name="Numbering_20_123">
      <style:text-properties officeooo:paragraph-rsid="0ff85304"/>
    </style:style>
    <style:style style:name="P199" style:family="paragraph" style:parent-style-name="Standard" style:list-style-name="Numbering_20_123">
      <style:text-properties officeooo:paragraph-rsid="0ffa478c"/>
    </style:style>
    <style:style style:name="P200" style:family="paragraph" style:parent-style-name="Standard" style:list-style-name="Numbering_20_123">
      <style:text-properties officeooo:paragraph-rsid="0ffb83fb"/>
    </style:style>
    <style:style style:name="P201" style:family="paragraph" style:parent-style-name="Standard" style:list-style-name="Numbering_20_123">
      <style:text-properties officeooo:paragraph-rsid="0ffbf03e"/>
    </style:style>
    <style:style style:name="P202" style:family="paragraph" style:parent-style-name="Standard" style:list-style-name="Numbering_20_123">
      <style:text-properties officeooo:paragraph-rsid="0ffc89d6"/>
    </style:style>
    <style:style style:name="P203" style:family="paragraph" style:parent-style-name="Standard" style:list-style-name="Numbering_20_123">
      <style:text-properties officeooo:paragraph-rsid="0ffc9215"/>
    </style:style>
    <style:style style:name="P204" style:family="paragraph" style:parent-style-name="Standard" style:list-style-name="Numbering_20_123">
      <style:text-properties officeooo:paragraph-rsid="0ffdfb36"/>
    </style:style>
    <style:style style:name="P205" style:family="paragraph" style:parent-style-name="Standard" style:list-style-name="Numbering_20_123">
      <style:text-properties officeooo:paragraph-rsid="0ffed058"/>
    </style:style>
    <style:style style:name="P206" style:family="paragraph" style:parent-style-name="Standard" style:list-style-name="Numbering_20_123">
      <style:text-properties officeooo:paragraph-rsid="1000c24b"/>
    </style:style>
    <style:style style:name="P207" style:family="paragraph" style:parent-style-name="Standard" style:list-style-name="Numbering_20_123">
      <style:text-properties officeooo:paragraph-rsid="10041b1a"/>
    </style:style>
    <style:style style:name="P208" style:family="paragraph" style:parent-style-name="Standard">
      <style:text-properties officeooo:paragraph-rsid="0000a7ac"/>
    </style:style>
    <style:style style:name="P209" style:family="paragraph" style:parent-style-name="Standard">
      <style:text-properties officeooo:rsid="0015e190" officeooo:paragraph-rsid="00c54477"/>
    </style:style>
    <style:style style:name="P210" style:family="paragraph" style:parent-style-name="Standard">
      <style:text-properties officeooo:paragraph-rsid="036c2c3f"/>
    </style:style>
    <style:style style:name="P211" style:family="paragraph" style:parent-style-name="Standard">
      <style:paragraph-properties fo:text-align="center" style:justify-single-word="false"/>
      <style:text-properties officeooo:paragraph-rsid="0000a7ac"/>
    </style:style>
    <style:style style:name="P212" style:family="paragraph" style:parent-style-name="Standard">
      <style:paragraph-properties fo:text-align="center" style:justify-single-word="false"/>
      <style:text-properties officeooo:paragraph-rsid="007b6ae1"/>
    </style:style>
    <style:style style:name="P213" style:family="paragraph" style:parent-style-name="Standard">
      <style:text-properties style:font-name="Arial" fo:font-size="12pt" fo:font-style="italic" officeooo:rsid="001456d8" officeooo:paragraph-rsid="0000a7ac" style:font-size-asian="12pt" style:font-style-asian="italic" style:font-size-complex="12pt" style:font-style-complex="italic"/>
    </style:style>
    <style:style style:name="P214" style:family="paragraph" style:parent-style-name="Standard">
      <style:text-properties style:font-name="Arial" fo:font-size="12pt" fo:font-style="normal" fo:font-weight="bold" officeooo:rsid="001456d8" officeooo:paragraph-rsid="0000a7ac" style:font-size-asian="12pt" style:font-style-asian="normal" style:font-weight-asian="bold" style:font-size-complex="12pt" style:font-style-complex="normal" style:font-weight-complex="bold"/>
    </style:style>
    <style:style style:name="P215" style:family="paragraph" style:parent-style-name="Standard">
      <style:text-properties style:font-name="Arial" fo:font-size="12pt" fo:font-style="normal" fo:font-weight="normal" officeooo:rsid="0015e190" officeooo:paragraph-rsid="0000a7ac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text-properties style:font-name="Arial" fo:font-size="12pt" fo:font-style="normal" fo:font-weight="normal" officeooo:paragraph-rsid="0084b67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17" style:family="paragraph" style:parent-style-name="Standard">
      <style:text-properties officeooo:paragraph-rsid="000ee5ca"/>
    </style:style>
    <style:style style:name="P218" style:family="paragraph" style:parent-style-name="Standard">
      <style:text-properties officeooo:paragraph-rsid="000b70ec"/>
    </style:style>
    <style:style style:name="P219" style:family="paragraph" style:parent-style-name="Standard">
      <style:text-properties officeooo:paragraph-rsid="0002bad4"/>
    </style:style>
    <style:style style:name="P220" style:family="paragraph" style:parent-style-name="Standard">
      <style:text-properties officeooo:paragraph-rsid="007c4bcb"/>
    </style:style>
    <style:style style:name="P221" style:family="paragraph" style:parent-style-name="Standard">
      <style:text-properties officeooo:paragraph-rsid="0089129d"/>
    </style:style>
    <style:style style:name="P222" style:family="paragraph" style:parent-style-name="Standard">
      <style:text-properties officeooo:paragraph-rsid="0088b770"/>
    </style:style>
    <style:style style:name="P223" style:family="paragraph" style:parent-style-name="Standard">
      <style:text-properties officeooo:paragraph-rsid="008b7f88"/>
    </style:style>
    <style:style style:name="P224" style:family="paragraph" style:parent-style-name="Standard">
      <style:text-properties officeooo:paragraph-rsid="00907d10"/>
    </style:style>
    <style:style style:name="P225" style:family="paragraph" style:parent-style-name="Standard">
      <style:text-properties officeooo:paragraph-rsid="00916403"/>
    </style:style>
    <style:style style:name="P226" style:family="paragraph" style:parent-style-name="Standard">
      <style:text-properties officeooo:paragraph-rsid="009e900d"/>
    </style:style>
    <style:style style:name="P227" style:family="paragraph" style:parent-style-name="Standard">
      <style:text-properties officeooo:paragraph-rsid="001a77b8"/>
    </style:style>
    <style:style style:name="P228" style:family="paragraph" style:parent-style-name="Standard">
      <style:text-properties officeooo:paragraph-rsid="00a1db90"/>
    </style:style>
    <style:style style:name="P229" style:family="paragraph" style:parent-style-name="Standard">
      <style:text-properties officeooo:paragraph-rsid="00adc794"/>
    </style:style>
    <style:style style:name="P230" style:family="paragraph" style:parent-style-name="Standard">
      <style:text-properties officeooo:paragraph-rsid="00b91bac"/>
    </style:style>
    <style:style style:name="P231" style:family="paragraph" style:parent-style-name="Standard">
      <style:text-properties officeooo:paragraph-rsid="0fdc100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7e0bfb" style:font-weight-asian="normal" style:font-weight-complex="normal"/>
    </style:style>
    <style:style style:name="T3" style:family="text">
      <style:text-properties style:font-name="Arial" fo:font-size="12pt" fo:font-style="normal" fo:font-weight="normal" officeooo:rsid="0015e19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Arial" fo:font-size="12pt" fo:font-style="normal" fo:font-weight="normal" officeooo:rsid="002bc7a4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fo:font-weight="normal" officeooo:rsid="00113cd3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fo:font-weight="normal" officeooo:rsid="007e873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fo:font-weight="normal" officeooo:rsid="00802a6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fo:font-weight="normal" officeooo:rsid="007c4bcb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fo:font-weight="normal" officeooo:rsid="0088b77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" fo:font-size="12pt" fo:font-style="normal" fo:font-weight="normal" officeooo:rsid="008a94a8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fo:font-weight="normal" officeooo:rsid="008b7f88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font-style="normal" fo:font-weight="normal" officeooo:rsid="008d9cb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font-style="normal" fo:font-weight="normal" officeooo:rsid="00907d1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fo:font-weight="normal" officeooo:rsid="009088b3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font-style="normal" fo:font-weight="normal" officeooo:rsid="00916403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2pt" fo:font-style="normal" fo:font-weight="normal" officeooo:rsid="00926102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ize="12pt" fo:font-style="normal" fo:font-weight="normal" officeooo:rsid="009363d2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Arial" fo:font-size="12pt" fo:font-style="normal" fo:font-weight="normal" officeooo:rsid="0093653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style="normal" fo:font-weight="normal" officeooo:rsid="0094c1a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fo:font-weight="normal" officeooo:rsid="009b0b0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Arial" fo:font-size="12pt" fo:font-style="normal" fo:font-weight="normal" officeooo:rsid="009b51dd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Arial" fo:font-size="12pt" fo:font-style="normal" fo:font-weight="normal" officeooo:rsid="009ce00b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rial" fo:font-size="12pt" fo:font-style="normal" fo:font-weight="normal" officeooo:rsid="009fe5e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rial" fo:font-size="12pt" fo:font-style="normal" fo:font-weight="normal" officeooo:rsid="00a15885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rial" fo:font-size="12pt" fo:font-style="normal" fo:font-weight="normal" officeooo:rsid="00a1db9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rial" fo:font-size="12pt" fo:font-style="normal" fo:font-weight="normal" officeooo:rsid="00a2bac5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rial" fo:font-size="12pt" fo:font-style="normal" fo:font-weight="normal" officeooo:rsid="00a3569c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rial" fo:font-size="12pt" fo:font-style="normal" fo:font-weight="normal" officeooo:rsid="00a549b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rial" fo:font-size="12pt" fo:font-style="normal" fo:font-weight="normal" officeooo:rsid="00a5788f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rial" fo:font-size="12pt" fo:font-style="normal" fo:font-weight="normal" officeooo:rsid="00a8df55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rial" fo:font-size="12pt" fo:font-style="normal" fo:font-weight="normal" officeooo:rsid="00aa7bc3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rial" fo:font-size="12pt" fo:font-style="normal" fo:font-weight="normal" officeooo:rsid="00ab5e44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rial" fo:font-size="12pt" fo:font-style="normal" fo:font-weight="normal" officeooo:rsid="00ab832e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rial" fo:font-size="12pt" fo:font-style="normal" fo:font-weight="normal" officeooo:rsid="00abc7ba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rial" fo:font-size="12pt" fo:font-style="normal" fo:font-weight="normal" officeooo:rsid="00adc794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rial" fo:font-size="12pt" fo:font-style="normal" fo:font-weight="normal" officeooo:rsid="00af684f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Arial" fo:font-size="12pt" fo:font-style="normal" fo:font-weight="normal" officeooo:rsid="00affedb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Arial" fo:font-size="12pt" fo:font-style="normal" fo:font-weight="normal" officeooo:rsid="00b1ad58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rial" fo:font-size="12pt" fo:font-style="normal" fo:font-weight="normal" officeooo:rsid="00b24be5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" fo:font-size="12pt" fo:font-style="normal" fo:font-weight="normal" officeooo:rsid="0095cb1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1" style:family="text">
      <style:text-properties style:font-name="Arial" fo:font-size="12pt" fo:font-style="normal" fo:font-weight="normal" officeooo:rsid="0098d0c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" style:family="text">
      <style:text-properties style:font-name="Arial" fo:font-size="12pt" fo:font-style="normal" fo:font-weight="normal" officeooo:rsid="0099ac5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3" style:family="text">
      <style:text-properties style:font-name="Arial" fo:font-size="12pt" fo:font-style="normal" fo:font-weight="normal" officeooo:rsid="00a549b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4" style:family="text">
      <style:text-properties style:font-name="Arial" fo:font-size="12pt" fo:font-style="normal" fo:font-weight="normal" officeooo:rsid="00a5788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5" style:family="text">
      <style:text-properties style:font-name="Arial" fo:font-size="12pt" fo:font-style="normal" fo:font-weight="normal" officeooo:rsid="00a72f3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style:font-name="Arial" fo:font-size="12pt" fo:font-style="normal" fo:font-weight="bold" officeooo:rsid="0015e190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Arial" fo:font-size="12pt" fo:font-style="normal" fo:font-weight="bold" officeooo:rsid="00179a32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Arial" fo:font-size="12pt" fo:font-style="normal" fo:font-weight="bold" officeooo:rsid="0002bad4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style:font-name="Arial" fo:font-size="12pt" fo:font-style="normal" fo:font-weight="bold" officeooo:rsid="007c4bcb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style:font-name="Arial" fo:font-size="12pt" fo:font-style="normal" fo:font-weight="bold" officeooo:rsid="009053ee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font-name="Arial" fo:font-size="12pt" fo:font-style="normal" fo:font-weight="bold" officeooo:rsid="00916403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font-name="Arial" fo:font-size="12pt" fo:font-style="normal" fo:font-weight="bold" officeooo:rsid="00a1db90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style:font-name="Arial" fo:font-size="12pt" fo:font-style="normal" fo:font-weight="bold" officeooo:rsid="00abc7ba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style:font-name="Arial" fo:font-size="12pt" fo:font-style="normal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font-name="Arial" fo:font-size="12pt" fo:font-style="italic" fo:font-weight="normal" officeooo:rsid="0015e19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Arial" officeooo:rsid="0084b670"/>
    </style:style>
    <style:style style:name="T57" style:family="text">
      <style:text-properties style:font-name="Arial" officeooo:rsid="0087952c"/>
    </style:style>
    <style:style style:name="T58" style:family="text">
      <style:text-properties fo:font-size="12pt" fo:font-style="normal" style:text-underline-style="none" fo:font-weight="normal" officeooo:rsid="0ebf328c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style:text-underline-style="none" fo:font-weight="normal" officeooo:rsid="0ebfa4df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style:text-underline-style="none" fo:font-weight="normal" officeooo:rsid="0eb4b011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style:text-underline-style="none" fo:font-weight="normal" officeooo:rsid="0eb4ea0a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style:text-underline-style="none" fo:font-weight="normal" officeooo:rsid="0ef05d11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bold" officeooo:rsid="0015e190" style:font-size-asian="12pt" style:font-style-asian="normal" style:font-weight-asian="bold" style:font-size-complex="12pt" style:font-style-complex="normal" style:font-weight-complex="bold"/>
    </style:style>
    <style:style style:name="T64" style:family="text">
      <style:text-properties fo:font-style="normal" fo:font-weight="bold" officeooo:rsid="0013b4ff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3353596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c91bc96" style:font-style-asian="normal" style:font-weight-asian="bold" style:font-style-complex="normal" style:font-weight-complex="bold"/>
    </style:style>
    <style:style style:name="T67" style:family="text">
      <style:text-properties style:font-name="Liberation Mono" officeooo:rsid="004e4412"/>
    </style:style>
    <style:style style:name="T68" style:family="text">
      <style:text-properties style:font-name="Liberation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Liberation Mono" fo:font-size="12pt" fo:font-style="normal" fo:font-weight="normal" officeooo:rsid="001fde61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Liberation Mono" fo:font-size="12pt" fo:font-style="normal" fo:font-weight="normal" officeooo:rsid="005020c1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Liberation Mono" fo:font-size="12pt" fo:font-style="normal" fo:font-weight="normal" officeooo:rsid="00195144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Liberation Mono" fo:font-size="12pt" fo:font-style="normal" fo:font-weight="normal" officeooo:rsid="00179a32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Liberation Mono" fo:font-size="12pt" fo:font-style="normal" fo:font-weight="normal" officeooo:rsid="00198808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Liberation Mono" fo:font-size="12pt" fo:font-style="normal" fo:font-weight="normal" officeooo:rsid="0332326f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Liberation Mono" fo:font-size="12pt" fo:font-style="normal" fo:font-weight="normal" officeooo:rsid="00adc794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Liberation Mono" fo:font-size="12pt" fo:font-style="normal" fo:font-weight="normal" officeooo:rsid="00b10303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Liberation Mono" fo:font-size="12pt" fo:font-style="normal" fo:font-weight="normal" officeooo:rsid="007d63ab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Liberation Mono" fo:font-size="12pt" fo:font-style="normal" fo:font-weight="normal" officeooo:rsid="000db663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Liberation Mono" fo:font-size="12pt" fo:font-style="normal" fo:font-weight="normal" officeooo:rsid="0085a256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Liberation Mono" fo:font-size="12pt" fo:font-style="normal" fo:font-weight="normal" officeooo:rsid="007c8f9a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Liberation Mono" fo:font-size="12pt" fo:font-style="normal" fo:font-weight="normal" officeooo:rsid="013327c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82" style:family="text">
      <style:text-properties style:font-name="Liberation Mono" fo:font-size="12pt" fo:font-style="normal" fo:font-weight="normal" officeooo:rsid="005020c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83" style:family="text">
      <style:text-properties style:font-name="Liberation Mono" fo:font-size="12pt" fo:font-style="normal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84" style:family="text">
      <style:text-properties style:font-name="Liberation Mono" fo:font-size="12pt" fo:font-style="normal" fo:font-weight="bold" officeooo:rsid="00b24be5" style:font-size-asian="12pt" style:font-style-asian="normal" style:font-weight-asian="bold" style:font-size-complex="12pt" style:font-style-complex="normal" style:font-weight-complex="bold"/>
    </style:style>
    <style:style style:name="T85" style:family="text">
      <style:text-properties style:font-name="Liberation Mono" fo:font-size="12pt" fo:font-style="normal" fo:font-weight="bold" officeooo:rsid="0352e304" style:font-size-asian="12pt" style:font-style-asian="normal" style:font-weight-asian="bold" style:font-size-complex="12pt" style:font-style-complex="normal" style:font-weight-complex="bold"/>
    </style:style>
    <style:style style:name="T86" style:family="text">
      <style:text-properties style:font-name="Liberation Mono" fo:font-size="12pt" fo:font-style="normal" fo:font-weight="bold" officeooo:rsid="00140cef" style:font-size-asian="12pt" style:font-style-asian="normal" style:font-weight-asian="bold" style:font-size-complex="12pt" style:font-style-complex="normal" style:font-weight-complex="bold"/>
    </style:style>
    <style:style style:name="T87" style:family="text">
      <style:text-properties style:font-name="Liberation Mono" fo:font-size="12pt" fo:font-style="normal" fo:font-weight="bold" officeooo:rsid="000db663" style:font-size-asian="12pt" style:font-style-asian="normal" style:font-weight-asian="bold" style:font-size-complex="12pt" style:font-style-complex="normal" style:font-weight-complex="bold"/>
    </style:style>
    <style:style style:name="T88" style:family="text">
      <style:text-properties style:font-name="Liberation Mono" fo:font-size="12pt" fo:font-style="normal" fo:font-weight="bold" officeooo:rsid="06890d67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89" style:family="text">
      <style:text-properties style:font-name="Liberation Mono" fo:font-size="12pt" fo:font-style="normal" fo:font-weight="bold" officeooo:rsid="0ea02729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90" style:family="text">
      <style:text-properties style:font-name="Liberation Mono" fo:font-size="12pt" fo:font-style="normal" fo:font-weight="bold" officeooo:rsid="0ea14901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91" style:family="text">
      <style:text-properties style:font-name="Liberation Mono" fo:font-size="12pt" fo:font-style="normal" style:text-underline-style="none" fo:font-weight="normal" officeooo:rsid="00b24be5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font-name="Liberation Mono" fo:font-size="12pt" fo:font-style="normal" style:text-underline-style="none" fo:font-weight="normal" officeooo:rsid="0ec0238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93" style:family="text">
      <style:text-properties style:font-name="Liberation Mono" fo:font-size="12pt" fo:font-style="normal" style:text-underline-style="none" fo:font-weight="normal" officeooo:rsid="0ec034c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94" style:family="text">
      <style:text-properties style:font-name="Liberation Mono" fo:font-size="12pt" fo:font-style="normal" style:text-underline-style="none" fo:font-weight="normal" officeooo:rsid="0ec2138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95" style:family="text">
      <style:text-properties style:font-name="Liberation Mono" fo:font-size="12pt" fo:font-style="normal" style:text-underline-style="none" fo:font-weight="normal" officeooo:rsid="0ec3516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96" style:family="text">
      <style:text-properties style:font-name="Liberation Mono" fo:font-size="12pt" fo:font-style="normal" style:text-underline-style="none" fo:font-weight="normal" officeooo:rsid="0ec3a23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97" style:family="text">
      <style:text-properties style:font-name="Liberation Mono" fo:font-size="12pt" fo:font-style="normal" style:text-underline-style="none" fo:font-weight="normal" officeooo:rsid="0ec53f7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98" style:family="text">
      <style:text-properties style:font-name="Liberation Mono" fo:font-size="12pt" fo:font-style="normal" style:text-underline-style="none" fo:font-weight="normal" officeooo:rsid="0ec5907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99" style:family="text">
      <style:text-properties style:font-name="Liberation Mono" fo:font-size="12pt" fo:font-style="normal" style:text-underline-style="none" fo:font-weight="normal" officeooo:rsid="0ecd5a8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0" style:family="text">
      <style:text-properties style:font-name="Liberation Mono" fo:font-size="12pt" fo:font-style="normal" style:text-underline-style="none" fo:font-weight="normal" officeooo:rsid="0ecf1df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1" style:family="text">
      <style:text-properties style:font-name="Liberation Mono" fo:font-size="12pt" fo:font-style="normal" style:text-underline-style="none" fo:font-weight="normal" officeooo:rsid="0ed4583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2" style:family="text">
      <style:text-properties style:font-name="Liberation Mono" fo:font-size="12pt" fo:font-style="normal" style:text-underline-style="none" fo:font-weight="normal" officeooo:rsid="0ed8778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3" style:family="text">
      <style:text-properties style:font-name="Liberation Mono" fo:font-size="12pt" fo:font-style="normal" style:text-underline-style="none" fo:font-weight="normal" officeooo:rsid="0eda4ef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4" style:family="text">
      <style:text-properties style:font-name="Liberation Mono" fo:font-size="12pt" fo:font-style="normal" style:text-underline-style="none" fo:font-weight="normal" officeooo:rsid="0edc309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5" style:family="text">
      <style:text-properties style:font-name="Liberation Mono" fo:font-size="12pt" fo:font-style="normal" style:text-underline-style="none" fo:font-weight="normal" officeooo:rsid="0edce04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6" style:family="text">
      <style:text-properties style:font-name="Liberation Mono" fo:font-size="12pt" fo:font-style="normal" style:text-underline-style="none" fo:font-weight="normal" officeooo:rsid="0edd073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7" style:family="text">
      <style:text-properties style:font-name="Liberation Mono" fo:font-size="12pt" fo:font-style="normal" style:text-underline-style="none" fo:font-weight="normal" officeooo:rsid="0ede232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8" style:family="text">
      <style:text-properties style:font-name="Liberation Mono" fo:font-size="12pt" fo:font-style="normal" style:text-underline-style="none" fo:font-weight="normal" officeooo:rsid="0edfc32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9" style:family="text">
      <style:text-properties style:font-name="Liberation Mono" fo:font-size="12pt" fo:font-style="normal" style:text-underline-style="none" fo:font-weight="normal" officeooo:rsid="0ee23be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0" style:family="text">
      <style:text-properties style:font-name="Liberation Mono" fo:font-size="12pt" fo:font-style="normal" style:text-underline-style="none" fo:font-weight="normal" officeooo:rsid="0ee343b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1" style:family="text">
      <style:text-properties style:font-name="Liberation Mono" fo:font-size="12pt" fo:font-style="normal" style:text-underline-style="none" fo:font-weight="normal" officeooo:rsid="0ee4cc4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2" style:family="text">
      <style:text-properties style:font-name="Liberation Mono" fo:font-size="12pt" fo:font-style="normal" style:text-underline-style="none" fo:font-weight="normal" officeooo:rsid="0ee625e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3" style:family="text">
      <style:text-properties style:font-name="Liberation Mono" fo:font-size="12pt" fo:font-style="normal" style:text-underline-style="none" fo:font-weight="normal" officeooo:rsid="0ee6631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4" style:family="text">
      <style:text-properties style:font-name="Liberation Mono" fo:font-size="12pt" fo:font-style="normal" style:text-underline-style="none" fo:font-weight="normal" officeooo:rsid="0ee7044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5" style:family="text">
      <style:text-properties style:font-name="Liberation Mono" fo:font-size="12pt" fo:font-style="normal" style:text-underline-style="none" fo:font-weight="normal" officeooo:rsid="0ee79e8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6" style:family="text">
      <style:text-properties style:font-name="Liberation Mono" fo:font-size="12pt" fo:font-style="normal" style:text-underline-style="none" fo:font-weight="normal" officeooo:rsid="0ee8f02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7" style:family="text">
      <style:text-properties style:font-name="Liberation Mono" fo:font-size="12pt" fo:font-style="normal" style:text-underline-style="none" fo:font-weight="normal" officeooo:rsid="0ee9dfa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8" style:family="text">
      <style:text-properties style:font-name="Liberation Mono" fo:font-size="12pt" fo:font-style="normal" style:text-underline-style="none" fo:font-weight="normal" officeooo:rsid="0eeb7ca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9" style:family="text">
      <style:text-properties style:font-name="Liberation Mono" fo:font-size="12pt" fo:font-style="normal" style:text-underline-style="none" fo:font-weight="normal" officeooo:rsid="0eebc71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0" style:family="text">
      <style:text-properties style:font-name="Liberation Mono" fo:font-size="12pt" fo:font-style="normal" style:text-underline-style="none" fo:font-weight="normal" officeooo:rsid="0eef62f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1" style:family="text">
      <style:text-properties style:font-name="Liberation Mono" fo:font-size="12pt" fo:font-style="normal" style:text-underline-style="none" fo:font-weight="normal" officeooo:rsid="0ef11f9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2" style:family="text">
      <style:text-properties style:font-name="Liberation Mono" fo:font-size="12pt" fo:font-style="normal" style:text-underline-style="none" fo:font-weight="normal" officeooo:rsid="0ef3679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3" style:family="text">
      <style:text-properties style:font-name="Liberation Mono" fo:font-size="12pt" fo:font-style="normal" style:text-underline-style="none" fo:font-weight="normal" officeooo:rsid="0ef5568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4" style:family="text">
      <style:text-properties style:font-name="Liberation Mono" fo:font-size="12pt" fo:font-style="normal" style:text-underline-style="none" fo:font-weight="normal" officeooo:rsid="0ef67a1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5" style:family="text">
      <style:text-properties style:font-name="Liberation Mono" fo:font-size="12pt" fo:font-style="normal" style:text-underline-style="none" fo:font-weight="normal" officeooo:rsid="0ef8577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6" style:family="text">
      <style:text-properties style:font-name="Liberation Mono" fo:font-size="12pt" fo:font-style="normal" style:text-underline-style="none" fo:font-weight="normal" officeooo:rsid="0ef89fb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7" style:family="text">
      <style:text-properties style:font-name="Liberation Mono" fo:font-size="12pt" fo:font-style="normal" style:text-underline-style="none" fo:font-weight="normal" officeooo:rsid="0ef9682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8" style:family="text">
      <style:text-properties style:font-name="Liberation Mono" fo:font-size="12pt" fo:font-style="normal" style:text-underline-style="none" fo:font-weight="normal" officeooo:rsid="0efb449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9" style:family="text">
      <style:text-properties style:font-name="Liberation Mono" fo:font-size="12pt" fo:font-style="normal" style:text-underline-style="none" fo:font-weight="normal" officeooo:rsid="0efca5d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0" style:family="text">
      <style:text-properties style:font-name="Liberation Mono" fo:font-size="12pt" fo:font-style="normal" style:text-underline-style="none" fo:font-weight="normal" officeooo:rsid="0efec32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1" style:family="text">
      <style:text-properties style:font-name="Liberation Mono" fo:font-size="12pt" fo:font-style="normal" style:text-underline-style="none" fo:font-weight="normal" officeooo:rsid="0f01eec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2" style:family="text">
      <style:text-properties style:font-name="Liberation Mono" fo:font-size="12pt" fo:font-style="normal" style:text-underline-style="none" fo:font-weight="normal" officeooo:rsid="0f05c85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3" style:family="text">
      <style:text-properties style:font-name="Liberation Mono" fo:font-size="12pt" fo:font-style="normal" style:text-underline-style="none" fo:font-weight="normal" officeooo:rsid="0f06d88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4" style:family="text">
      <style:text-properties style:font-name="Liberation Mono" fo:font-size="12pt" fo:font-style="normal" style:text-underline-style="none" fo:font-weight="normal" officeooo:rsid="0f087c6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5" style:family="text">
      <style:text-properties style:font-name="Liberation Mono" fo:font-size="12pt" fo:font-style="normal" style:text-underline-style="none" fo:font-weight="normal" officeooo:rsid="0f0aa16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6" style:family="text">
      <style:text-properties style:font-name="Liberation Mono" fo:font-size="12pt" fo:font-style="normal" style:text-underline-style="none" fo:font-weight="normal" officeooo:rsid="0f0f348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7" style:family="text">
      <style:text-properties style:font-name="Liberation Mono" fo:font-size="12pt" fo:font-style="normal" style:text-underline-style="none" fo:font-weight="normal" officeooo:rsid="0f0f4ab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8" style:family="text">
      <style:text-properties style:font-name="Liberation Mono" fo:font-size="12pt" fo:font-style="normal" style:text-underline-style="none" fo:font-weight="normal" officeooo:rsid="0f0fbc5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9" style:family="text">
      <style:text-properties style:font-name="Liberation Mono" fo:font-size="12pt" fo:font-style="normal" style:text-underline-style="none" fo:font-weight="normal" officeooo:rsid="0f10a51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0" style:family="text">
      <style:text-properties style:font-name="Liberation Mono" fo:font-size="12pt" fo:font-style="normal" style:text-underline-style="none" fo:font-weight="normal" officeooo:rsid="0f10ded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1" style:family="text">
      <style:text-properties style:font-name="Liberation Mono" fo:font-size="12pt" fo:font-style="normal" style:text-underline-style="none" fo:font-weight="normal" officeooo:rsid="0f12522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2" style:family="text">
      <style:text-properties style:font-name="Liberation Mono" fo:font-size="12pt" fo:font-style="normal" style:text-underline-style="none" fo:font-weight="normal" officeooo:rsid="0f14672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3" style:family="text">
      <style:text-properties style:font-name="Liberation Mono" fo:font-size="12pt" fo:font-style="normal" style:text-underline-style="none" fo:font-weight="normal" officeooo:rsid="0f1665e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4" style:family="text">
      <style:text-properties style:font-name="Liberation Mono" fo:font-size="12pt" fo:font-style="normal" style:text-underline-style="none" fo:font-weight="normal" officeooo:rsid="0f16fb4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5" style:family="text">
      <style:text-properties style:font-name="Liberation Mono" fo:font-size="12pt" fo:font-style="normal" style:text-underline-style="none" fo:font-weight="normal" officeooo:rsid="0f1a012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6" style:family="text">
      <style:text-properties style:font-name="Liberation Mono" fo:font-size="12pt" fo:font-style="normal" style:text-underline-style="none" fo:font-weight="normal" officeooo:rsid="0f1b1b6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7" style:family="text">
      <style:text-properties style:font-name="Liberation Mono" fo:font-size="12pt" fo:font-style="normal" style:text-underline-style="none" fo:font-weight="normal" officeooo:rsid="0f1c3fd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8" style:family="text">
      <style:text-properties style:font-name="Liberation Mono" fo:font-size="12pt" fo:font-style="normal" style:text-underline-style="none" fo:font-weight="normal" officeooo:rsid="0f1d8c6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9" style:family="text">
      <style:text-properties style:font-name="Liberation Mono" fo:font-size="12pt" fo:font-style="normal" style:text-underline-style="none" fo:font-weight="normal" officeooo:rsid="0f1f354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0" style:family="text">
      <style:text-properties style:font-name="Liberation Mono" fo:font-size="12pt" fo:font-style="normal" style:text-underline-style="none" fo:font-weight="normal" officeooo:rsid="0f21475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1" style:family="text">
      <style:text-properties style:font-name="Liberation Mono" fo:font-size="12pt" fo:font-style="normal" style:text-underline-style="none" fo:font-weight="normal" officeooo:rsid="0f2358c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2" style:family="text">
      <style:text-properties style:font-name="Liberation Mono" fo:font-size="12pt" fo:font-style="normal" style:text-underline-style="none" fo:font-weight="normal" officeooo:rsid="0f240e6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3" style:family="text">
      <style:text-properties style:font-name="Liberation Mono" fo:font-size="12pt" fo:font-style="normal" style:text-underline-style="none" fo:font-weight="normal" officeooo:rsid="0f26d85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4" style:family="text">
      <style:text-properties style:font-name="Liberation Mono" fo:font-size="12pt" fo:font-style="normal" style:text-underline-style="none" fo:font-weight="normal" officeooo:rsid="0f27214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5" style:family="text">
      <style:text-properties style:font-name="Liberation Mono" fo:font-size="12pt" fo:font-style="normal" style:text-underline-style="none" fo:font-weight="normal" officeooo:rsid="0f2a5e5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6" style:family="text">
      <style:text-properties style:font-name="Liberation Mono" fo:font-size="12pt" fo:font-style="normal" style:text-underline-style="none" fo:font-weight="normal" officeooo:rsid="0f2bdc2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7" style:family="text">
      <style:text-properties style:font-name="Liberation Mono" fo:font-size="12pt" fo:font-style="normal" style:text-underline-style="none" fo:font-weight="normal" officeooo:rsid="0f2cf87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8" style:family="text">
      <style:text-properties style:font-name="Liberation Mono" fo:font-size="12pt" fo:font-style="normal" style:text-underline-style="none" fo:font-weight="normal" officeooo:rsid="0f2d78c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9" style:family="text">
      <style:text-properties style:font-name="Liberation Mono" fo:font-size="12pt" fo:font-style="normal" style:text-underline-style="none" fo:font-weight="normal" officeooo:rsid="0f2ebd6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0" style:family="text">
      <style:text-properties style:font-name="Liberation Mono" fo:font-size="12pt" fo:font-style="normal" style:text-underline-style="none" fo:font-weight="normal" officeooo:rsid="0f304b2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1" style:family="text">
      <style:text-properties style:font-name="Liberation Mono" fo:font-size="12pt" fo:font-style="normal" style:text-underline-style="none" fo:font-weight="normal" officeooo:rsid="0f32673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2" style:family="text">
      <style:text-properties style:font-name="Liberation Mono" fo:font-size="12pt" fo:font-style="normal" style:text-underline-style="none" fo:font-weight="normal" officeooo:rsid="0f3374a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3" style:family="text">
      <style:text-properties style:font-name="Liberation Mono" fo:font-size="12pt" fo:font-style="normal" style:text-underline-style="none" fo:font-weight="normal" officeooo:rsid="0f346a8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4" style:family="text">
      <style:text-properties style:font-name="Liberation Mono" fo:font-size="12pt" fo:font-style="normal" style:text-underline-style="none" fo:font-weight="normal" officeooo:rsid="0f34d7b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5" style:family="text">
      <style:text-properties style:font-name="Liberation Mono" fo:font-size="12pt" fo:font-style="normal" style:text-underline-style="none" fo:font-weight="normal" officeooo:rsid="0f37264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6" style:family="text">
      <style:text-properties style:font-name="Liberation Mono" fo:font-size="12pt" fo:font-style="normal" style:text-underline-style="none" fo:font-weight="normal" officeooo:rsid="0f378bd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7" style:family="text">
      <style:text-properties style:font-name="Liberation Mono" fo:font-size="12pt" fo:font-style="normal" style:text-underline-style="none" fo:font-weight="normal" officeooo:rsid="0f39792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8" style:family="text">
      <style:text-properties style:font-name="Liberation Mono" fo:font-size="12pt" fo:font-style="normal" style:text-underline-style="none" fo:font-weight="normal" officeooo:rsid="0f3aa33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9" style:family="text">
      <style:text-properties style:font-name="Liberation Mono" fo:font-size="12pt" fo:font-style="normal" style:text-underline-style="none" fo:font-weight="normal" officeooo:rsid="0f3bb95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0" style:family="text">
      <style:text-properties style:font-name="Liberation Mono" fo:font-size="12pt" fo:font-style="normal" style:text-underline-style="none" fo:font-weight="normal" officeooo:rsid="0f3d22d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1" style:family="text">
      <style:text-properties style:font-name="Liberation Mono" fo:font-size="12pt" fo:font-style="normal" style:text-underline-style="none" fo:font-weight="normal" officeooo:rsid="0f3e33b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2" style:family="text">
      <style:text-properties style:font-name="Liberation Mono" fo:font-size="12pt" fo:font-style="normal" style:text-underline-style="none" fo:font-weight="normal" officeooo:rsid="0f3f8b5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3" style:family="text">
      <style:text-properties style:font-name="Liberation Mono" fo:font-size="12pt" fo:font-style="normal" style:text-underline-style="none" fo:font-weight="normal" officeooo:rsid="0f43e37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4" style:family="text">
      <style:text-properties style:font-name="Liberation Mono" fo:font-size="12pt" fo:font-style="normal" style:text-underline-style="none" fo:font-weight="normal" officeooo:rsid="0f455d2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5" style:family="text">
      <style:text-properties style:font-name="Liberation Mono" fo:font-size="12pt" fo:font-style="normal" style:text-underline-style="none" fo:font-weight="normal" officeooo:rsid="0f46f34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6" style:family="text">
      <style:text-properties style:font-name="Liberation Mono" fo:font-size="12pt" fo:font-style="normal" style:text-underline-style="none" fo:font-weight="normal" officeooo:rsid="0f4869c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7" style:family="text">
      <style:text-properties style:font-name="Liberation Mono" fo:font-size="12pt" fo:font-style="normal" style:text-underline-style="none" fo:font-weight="normal" officeooo:rsid="0f49223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8" style:family="text">
      <style:text-properties style:font-name="Liberation Mono" fo:font-size="12pt" fo:font-style="normal" style:text-underline-style="none" fo:font-weight="normal" officeooo:rsid="0f4b07e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9" style:family="text">
      <style:text-properties style:font-name="Liberation Mono" fo:font-size="12pt" fo:font-style="normal" style:text-underline-style="none" fo:font-weight="normal" officeooo:rsid="0f4b813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0" style:family="text">
      <style:text-properties style:font-name="Liberation Mono" fo:font-size="12pt" fo:font-style="normal" style:text-underline-style="none" fo:font-weight="normal" officeooo:rsid="0f4d948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1" style:family="text">
      <style:text-properties style:font-name="Liberation Mono" fo:font-size="12pt" fo:font-style="normal" style:text-underline-style="none" fo:font-weight="normal" officeooo:rsid="0f4e1f5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2" style:family="text">
      <style:text-properties style:font-name="Liberation Mono" fo:font-size="12pt" fo:font-style="normal" style:text-underline-style="none" fo:font-weight="normal" officeooo:rsid="0f4f428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3" style:family="text">
      <style:text-properties style:font-name="Liberation Mono" fo:font-size="12pt" fo:font-style="normal" style:text-underline-style="none" fo:font-weight="normal" officeooo:rsid="0f50989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4" style:family="text">
      <style:text-properties style:font-name="Liberation Mono" fo:font-size="12pt" fo:font-style="normal" style:text-underline-style="none" fo:font-weight="normal" officeooo:rsid="0f50a74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5" style:family="text">
      <style:text-properties style:font-name="Liberation Mono" fo:font-size="12pt" fo:font-style="normal" style:text-underline-style="none" fo:font-weight="normal" officeooo:rsid="0f523a4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6" style:family="text">
      <style:text-properties style:font-name="Liberation Mono" fo:font-size="12pt" fo:font-style="normal" style:text-underline-style="none" fo:font-weight="normal" officeooo:rsid="0f536a1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7" style:family="text">
      <style:text-properties style:font-name="Liberation Mono" fo:font-size="12pt" fo:font-style="normal" style:text-underline-style="none" fo:font-weight="normal" officeooo:rsid="0f53d27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8" style:family="text">
      <style:text-properties style:font-name="Liberation Mono" fo:font-size="12pt" fo:font-style="normal" style:text-underline-style="none" fo:font-weight="normal" officeooo:rsid="0f54d17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9" style:family="text">
      <style:text-properties style:font-name="Liberation Mono" fo:font-size="12pt" fo:font-style="normal" style:text-underline-style="none" fo:font-weight="normal" officeooo:rsid="0f555c7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0" style:family="text">
      <style:text-properties style:font-name="Liberation Mono" fo:font-size="12pt" fo:font-style="normal" style:text-underline-style="none" fo:font-weight="normal" officeooo:rsid="0f56b88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1" style:family="text">
      <style:text-properties style:font-name="Liberation Mono" fo:font-size="12pt" fo:font-style="normal" style:text-underline-style="none" fo:font-weight="normal" officeooo:rsid="0f59af5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2" style:family="text">
      <style:text-properties style:font-name="Liberation Mono" fo:font-size="12pt" fo:font-style="normal" style:text-underline-style="none" fo:font-weight="normal" officeooo:rsid="0f5affc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3" style:family="text">
      <style:text-properties style:font-name="Liberation Mono" fo:font-size="12pt" fo:font-style="normal" style:text-underline-style="none" fo:font-weight="normal" officeooo:rsid="0f5bd9d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4" style:family="text">
      <style:text-properties style:font-name="Liberation Mono" fo:font-size="12pt" fo:font-style="normal" style:text-underline-style="none" fo:font-weight="normal" officeooo:rsid="0f5d56e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5" style:family="text">
      <style:text-properties style:font-name="Liberation Mono" fo:font-size="12pt" fo:font-style="normal" style:text-underline-style="none" fo:font-weight="normal" officeooo:rsid="0f5d67b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6" style:family="text">
      <style:text-properties style:font-name="Liberation Mono" fo:font-size="12pt" fo:font-style="normal" style:text-underline-style="none" fo:font-weight="normal" officeooo:rsid="0f5f226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7" style:family="text">
      <style:text-properties style:font-name="Liberation Mono" fo:font-size="12pt" fo:font-style="normal" style:text-underline-style="none" fo:font-weight="normal" officeooo:rsid="0f6099b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8" style:family="text">
      <style:text-properties style:font-name="Liberation Mono" fo:font-size="12pt" fo:font-style="normal" style:text-underline-style="none" fo:font-weight="normal" officeooo:rsid="0f62c0d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9" style:family="text">
      <style:text-properties style:font-name="Liberation Mono" fo:font-size="12pt" fo:font-style="normal" style:text-underline-style="none" fo:font-weight="normal" officeooo:rsid="0f62c61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0" style:family="text">
      <style:text-properties style:font-name="Liberation Mono" fo:font-size="12pt" fo:font-style="normal" style:text-underline-style="none" fo:font-weight="normal" officeooo:rsid="0f62cfe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1" style:family="text">
      <style:text-properties style:font-name="Liberation Mono" fo:font-size="12pt" fo:font-style="normal" style:text-underline-style="none" fo:font-weight="normal" officeooo:rsid="0f64394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2" style:family="text">
      <style:text-properties style:font-name="Liberation Mono" fo:font-size="12pt" fo:font-style="normal" style:text-underline-style="none" fo:font-weight="normal" officeooo:rsid="0f6583e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3" style:family="text">
      <style:text-properties style:font-name="Liberation Mono" fo:font-size="12pt" fo:font-style="normal" style:text-underline-style="none" fo:font-weight="normal" officeooo:rsid="0f66e56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4" style:family="text">
      <style:text-properties style:font-name="Liberation Mono" fo:font-size="12pt" fo:font-style="normal" style:text-underline-style="none" fo:font-weight="normal" officeooo:rsid="0f689e8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5" style:family="text">
      <style:text-properties style:font-name="Liberation Mono" fo:font-size="12pt" fo:font-style="normal" style:text-underline-style="none" fo:font-weight="normal" officeooo:rsid="0f6a33f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6" style:family="text">
      <style:text-properties style:font-name="Liberation Mono" fo:font-size="12pt" fo:font-style="normal" style:text-underline-style="none" fo:font-weight="normal" officeooo:rsid="0f6be1c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7" style:family="text">
      <style:text-properties style:font-name="Liberation Mono" fo:font-size="12pt" fo:font-style="normal" style:text-underline-style="none" fo:font-weight="normal" officeooo:rsid="0f6eaf0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8" style:family="text">
      <style:text-properties style:font-name="Liberation Mono" fo:font-size="12pt" fo:font-style="normal" style:text-underline-style="none" fo:font-weight="normal" officeooo:rsid="0f6f70b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9" style:family="text">
      <style:text-properties style:font-name="Liberation Mono" fo:font-size="12pt" fo:font-style="normal" style:text-underline-style="none" fo:font-weight="normal" officeooo:rsid="0f711f3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0" style:family="text">
      <style:text-properties style:font-name="Liberation Mono" fo:font-size="12pt" fo:font-style="normal" style:text-underline-style="none" fo:font-weight="normal" officeooo:rsid="0f72718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1" style:family="text">
      <style:text-properties style:font-name="Liberation Mono" fo:font-size="12pt" fo:font-style="normal" style:text-underline-style="none" fo:font-weight="normal" officeooo:rsid="0f73a2a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2" style:family="text">
      <style:text-properties style:font-name="Liberation Mono" fo:font-size="12pt" fo:font-style="normal" style:text-underline-style="none" fo:font-weight="normal" officeooo:rsid="0f75121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3" style:family="text">
      <style:text-properties style:font-name="Liberation Mono" fo:font-size="12pt" fo:font-style="normal" style:text-underline-style="none" fo:font-weight="normal" officeooo:rsid="0f77f1d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4" style:family="text">
      <style:text-properties style:font-name="Liberation Mono" fo:font-size="12pt" fo:font-style="normal" style:text-underline-style="none" fo:font-weight="normal" officeooo:rsid="0f79a5c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5" style:family="text">
      <style:text-properties style:font-name="Liberation Mono" fo:font-size="12pt" fo:font-style="normal" style:text-underline-style="none" fo:font-weight="normal" officeooo:rsid="0f7a878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6" style:family="text">
      <style:text-properties style:font-name="Liberation Mono" fo:font-size="12pt" fo:font-style="normal" style:text-underline-style="none" fo:font-weight="normal" officeooo:rsid="0f7b3b8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7" style:family="text">
      <style:text-properties style:font-name="Liberation Mono" fo:font-size="12pt" fo:font-style="normal" style:text-underline-style="none" fo:font-weight="normal" officeooo:rsid="0f7c5a9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8" style:family="text">
      <style:text-properties style:font-name="Liberation Mono" fo:font-size="12pt" fo:font-style="normal" style:text-underline-style="none" fo:font-weight="normal" officeooo:rsid="0f7e26a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9" style:family="text">
      <style:text-properties style:font-name="Liberation Mono" fo:font-size="12pt" fo:font-style="normal" style:text-underline-style="none" fo:font-weight="normal" officeooo:rsid="0f80ca5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0" style:family="text">
      <style:text-properties style:font-name="Liberation Mono" fo:font-size="12pt" fo:font-style="normal" style:text-underline-style="none" fo:font-weight="normal" officeooo:rsid="0f816a7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1" style:family="text">
      <style:text-properties style:font-name="Liberation Mono" fo:font-size="12pt" fo:font-style="normal" style:text-underline-style="none" fo:font-weight="normal" officeooo:rsid="0f832e0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2" style:family="text">
      <style:text-properties style:font-name="Liberation Mono" fo:font-size="12pt" fo:font-style="normal" style:text-underline-style="none" fo:font-weight="normal" officeooo:rsid="0f85982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3" style:family="text">
      <style:text-properties style:font-name="Liberation Mono" fo:font-size="12pt" fo:font-style="normal" style:text-underline-style="none" fo:font-weight="normal" officeooo:rsid="0f85d19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4" style:family="text">
      <style:text-properties style:font-name="Liberation Mono" fo:font-size="12pt" fo:font-style="normal" style:text-underline-style="none" fo:font-weight="normal" officeooo:rsid="0f87469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5" style:family="text">
      <style:text-properties style:font-name="Liberation Mono" fo:font-size="12pt" fo:font-style="normal" style:text-underline-style="none" fo:font-weight="normal" officeooo:rsid="0f87482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6" style:family="text">
      <style:text-properties style:font-name="Liberation Mono" fo:font-size="12pt" fo:font-style="normal" style:text-underline-style="none" fo:font-weight="normal" officeooo:rsid="0f88211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7" style:family="text">
      <style:text-properties style:font-name="Liberation Mono" fo:font-size="12pt" fo:font-style="normal" style:text-underline-style="none" fo:font-weight="normal" officeooo:rsid="0f88f47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8" style:family="text">
      <style:text-properties style:font-name="Liberation Mono" fo:font-size="12pt" fo:font-style="normal" style:text-underline-style="none" fo:font-weight="normal" officeooo:rsid="0f8a153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9" style:family="text">
      <style:text-properties style:font-name="Liberation Mono" fo:font-size="12pt" fo:font-style="normal" style:text-underline-style="none" fo:font-weight="normal" officeooo:rsid="0f8c34b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0" style:family="text">
      <style:text-properties style:font-name="Liberation Mono" fo:font-size="12pt" fo:font-style="normal" style:text-underline-style="none" fo:font-weight="normal" officeooo:rsid="0f8df2f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1" style:family="text">
      <style:text-properties style:font-name="Liberation Mono" fo:font-size="12pt" fo:font-style="normal" style:text-underline-style="none" fo:font-weight="normal" officeooo:rsid="0f8ecb6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2" style:family="text">
      <style:text-properties style:font-name="Liberation Mono" fo:font-size="12pt" fo:font-style="normal" style:text-underline-style="none" fo:font-weight="normal" officeooo:rsid="0f8f0de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3" style:family="text">
      <style:text-properties style:font-name="Liberation Mono" fo:font-size="12pt" fo:font-style="normal" style:text-underline-style="none" fo:font-weight="normal" officeooo:rsid="0f90cb6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4" style:family="text">
      <style:text-properties style:font-name="Liberation Mono" fo:font-size="12pt" fo:font-style="normal" style:text-underline-style="none" fo:font-weight="normal" officeooo:rsid="0f9138d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5" style:family="text">
      <style:text-properties style:font-name="Liberation Mono" fo:font-size="12pt" fo:font-style="normal" style:text-underline-style="none" fo:font-weight="normal" officeooo:rsid="0f915cc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6" style:family="text">
      <style:text-properties style:font-name="Liberation Mono" fo:font-size="12pt" fo:font-style="normal" style:text-underline-style="none" fo:font-weight="normal" officeooo:rsid="0f9271f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7" style:family="text">
      <style:text-properties style:font-name="Liberation Mono" fo:font-size="12pt" fo:font-style="normal" style:text-underline-style="none" fo:font-weight="normal" officeooo:rsid="0f93362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8" style:family="text">
      <style:text-properties style:font-name="Liberation Mono" fo:font-size="12pt" fo:font-style="normal" style:text-underline-style="none" fo:font-weight="normal" officeooo:rsid="0f93e43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9" style:family="text">
      <style:text-properties style:font-name="Liberation Mono" fo:font-size="12pt" fo:font-style="normal" style:text-underline-style="none" fo:font-weight="normal" officeooo:rsid="0f95a00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0" style:family="text">
      <style:text-properties style:font-name="Liberation Mono" fo:font-size="12pt" fo:font-style="normal" style:text-underline-style="none" fo:font-weight="normal" officeooo:rsid="0f97683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1" style:family="text">
      <style:text-properties style:font-name="Liberation Mono" fo:font-size="12pt" fo:font-style="normal" style:text-underline-style="none" fo:font-weight="normal" officeooo:rsid="0f9894d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2" style:family="text">
      <style:text-properties style:font-name="Liberation Mono" fo:font-size="12pt" fo:font-style="normal" style:text-underline-style="none" fo:font-weight="normal" officeooo:rsid="0f9a4d0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3" style:family="text">
      <style:text-properties style:font-name="Liberation Mono" fo:font-size="12pt" fo:font-style="normal" style:text-underline-style="none" fo:font-weight="normal" officeooo:rsid="0f9a711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4" style:family="text">
      <style:text-properties style:font-name="Liberation Mono" fo:font-size="12pt" fo:font-style="normal" style:text-underline-style="none" fo:font-weight="normal" officeooo:rsid="0f9c37f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5" style:family="text">
      <style:text-properties style:font-name="Liberation Mono" fo:font-size="12pt" fo:font-style="normal" style:text-underline-style="none" fo:font-weight="normal" officeooo:rsid="0f9e2e1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6" style:family="text">
      <style:text-properties style:font-name="Liberation Mono" fo:font-size="12pt" fo:font-style="normal" style:text-underline-style="none" fo:font-weight="normal" officeooo:rsid="0f9e4c9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7" style:family="text">
      <style:text-properties style:font-name="Liberation Mono" fo:font-size="12pt" fo:font-style="normal" style:text-underline-style="none" fo:font-weight="normal" officeooo:rsid="0fa101f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8" style:family="text">
      <style:text-properties style:font-name="Liberation Mono" fo:font-size="12pt" fo:font-style="normal" style:text-underline-style="none" fo:font-weight="normal" officeooo:rsid="0fa2d19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9" style:family="text">
      <style:text-properties style:font-name="Liberation Mono" fo:font-size="12pt" fo:font-style="normal" style:text-underline-style="none" fo:font-weight="normal" officeooo:rsid="0fa3075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0" style:family="text">
      <style:text-properties style:font-name="Liberation Mono" fo:font-size="12pt" fo:font-style="normal" style:text-underline-style="none" fo:font-weight="normal" officeooo:rsid="0fa3d3b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1" style:family="text">
      <style:text-properties style:font-name="Liberation Mono" fo:font-size="12pt" fo:font-style="normal" style:text-underline-style="none" fo:font-weight="normal" officeooo:rsid="0fa4af8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2" style:family="text">
      <style:text-properties style:font-name="Liberation Mono" fo:font-size="12pt" fo:font-style="normal" style:text-underline-style="none" fo:font-weight="normal" officeooo:rsid="0fa78e5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3" style:family="text">
      <style:text-properties style:font-name="Liberation Mono" fo:font-size="12pt" fo:font-style="normal" style:text-underline-style="none" fo:font-weight="normal" officeooo:rsid="0fa7c2d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4" style:family="text">
      <style:text-properties style:font-name="Liberation Mono" fo:font-size="12pt" fo:font-style="normal" style:text-underline-style="none" fo:font-weight="normal" officeooo:rsid="0faa492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5" style:family="text">
      <style:text-properties style:font-name="Liberation Mono" fo:font-size="12pt" fo:font-style="normal" style:text-underline-style="none" fo:font-weight="normal" officeooo:rsid="0fabbda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6" style:family="text">
      <style:text-properties style:font-name="Liberation Mono" fo:font-size="12pt" fo:font-style="normal" style:text-underline-style="none" fo:font-weight="normal" officeooo:rsid="0facc5d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7" style:family="text">
      <style:text-properties style:font-name="Liberation Mono" fo:font-size="12pt" fo:font-style="normal" style:text-underline-style="none" fo:font-weight="normal" officeooo:rsid="0fafead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8" style:family="text">
      <style:text-properties style:font-name="Liberation Mono" fo:font-size="12pt" fo:font-style="normal" style:text-underline-style="none" fo:font-weight="normal" officeooo:rsid="0fb04a6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9" style:family="text">
      <style:text-properties style:font-name="Liberation Mono" fo:font-size="12pt" fo:font-style="normal" style:text-underline-style="none" fo:font-weight="normal" officeooo:rsid="0fb0741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0" style:family="text">
      <style:text-properties style:font-name="Liberation Mono" fo:font-size="12pt" fo:font-style="normal" style:text-underline-style="none" fo:font-weight="normal" officeooo:rsid="0fb1cc0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1" style:family="text">
      <style:text-properties style:font-name="Liberation Mono" fo:font-size="12pt" fo:font-style="normal" style:text-underline-style="none" fo:font-weight="normal" officeooo:rsid="0fb3c65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2" style:family="text">
      <style:text-properties style:font-name="Liberation Mono" fo:font-size="12pt" fo:font-style="normal" style:text-underline-style="none" fo:font-weight="normal" officeooo:rsid="0fb512b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3" style:family="text">
      <style:text-properties style:font-name="Liberation Mono" fo:font-size="12pt" fo:font-style="normal" style:text-underline-style="none" fo:font-weight="normal" officeooo:rsid="0fb5a2c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4" style:family="text">
      <style:text-properties style:font-name="Liberation Mono" fo:font-size="12pt" fo:font-style="normal" style:text-underline-style="none" fo:font-weight="normal" officeooo:rsid="0fb6d4e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5" style:family="text">
      <style:text-properties style:font-name="Liberation Mono" fo:font-size="12pt" fo:font-style="normal" style:text-underline-style="none" fo:font-weight="normal" officeooo:rsid="0fb7ad9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6" style:family="text">
      <style:text-properties style:font-name="Liberation Mono" fo:font-size="12pt" fo:font-style="normal" style:text-underline-style="none" fo:font-weight="normal" officeooo:rsid="0fb90ad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7" style:family="text">
      <style:text-properties style:font-name="Liberation Mono" fo:font-size="12pt" fo:font-style="normal" style:text-underline-style="none" fo:font-weight="normal" officeooo:rsid="0fba47f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8" style:family="text">
      <style:text-properties style:font-name="Liberation Mono" fo:font-size="12pt" fo:font-style="normal" style:text-underline-style="none" fo:font-weight="normal" officeooo:rsid="0fbb8b7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9" style:family="text">
      <style:text-properties style:font-name="Liberation Mono" fo:font-size="12pt" fo:font-style="normal" style:text-underline-style="none" fo:font-weight="normal" officeooo:rsid="0fbca56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0" style:family="text">
      <style:text-properties style:font-name="Liberation Mono" fo:font-size="12pt" fo:font-style="normal" style:text-underline-style="none" fo:font-weight="normal" officeooo:rsid="0fbed35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1" style:family="text">
      <style:text-properties style:font-name="Liberation Mono" fo:font-size="12pt" fo:font-style="normal" style:text-underline-style="none" fo:font-weight="normal" officeooo:rsid="0fc01c7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2" style:family="text">
      <style:text-properties style:font-name="Liberation Mono" fo:font-size="12pt" fo:font-style="normal" style:text-underline-style="none" fo:font-weight="normal" officeooo:rsid="0fc26d2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3" style:family="text">
      <style:text-properties style:font-name="Liberation Mono" fo:font-size="12pt" fo:font-style="normal" style:text-underline-style="none" fo:font-weight="normal" officeooo:rsid="0fc839b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4" style:family="text">
      <style:text-properties style:font-name="Liberation Mono" fo:font-size="12pt" fo:font-style="normal" style:text-underline-style="none" fo:font-weight="normal" officeooo:rsid="0fc9aa4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5" style:family="text">
      <style:text-properties style:font-name="Liberation Mono" fo:font-size="12pt" fo:font-style="normal" style:text-underline-style="none" fo:font-weight="normal" officeooo:rsid="0fcb009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6" style:family="text">
      <style:text-properties style:font-name="Liberation Mono" fo:font-size="12pt" fo:font-style="normal" style:text-underline-style="none" fo:font-weight="normal" officeooo:rsid="0fcc910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7" style:family="text">
      <style:text-properties style:font-name="Liberation Mono" fo:font-size="12pt" fo:font-style="normal" style:text-underline-style="none" fo:font-weight="normal" officeooo:rsid="0fcd19a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8" style:family="text">
      <style:text-properties style:font-name="Liberation Mono" fo:font-size="12pt" fo:font-style="normal" style:text-underline-style="none" fo:font-weight="normal" officeooo:rsid="0fd0135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9" style:family="text">
      <style:text-properties style:font-name="Liberation Mono" fo:font-size="12pt" fo:font-style="normal" style:text-underline-style="none" fo:font-weight="normal" officeooo:rsid="0fd038d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0" style:family="text">
      <style:text-properties style:font-name="Liberation Mono" fo:font-size="12pt" fo:font-style="normal" style:text-underline-style="none" fo:font-weight="normal" officeooo:rsid="0fd143a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1" style:family="text">
      <style:text-properties style:font-name="Liberation Mono" fo:font-size="12pt" fo:font-style="normal" style:text-underline-style="none" fo:font-weight="normal" officeooo:rsid="0fd2bd4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2" style:family="text">
      <style:text-properties style:font-name="Liberation Mono" fo:font-size="12pt" fo:font-style="normal" style:text-underline-style="none" fo:font-weight="normal" officeooo:rsid="0fd34d9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3" style:family="text">
      <style:text-properties style:font-name="Liberation Mono" fo:font-size="12pt" fo:font-style="normal" style:text-underline-style="none" fo:font-weight="normal" officeooo:rsid="0fd5482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4" style:family="text">
      <style:text-properties style:font-name="Liberation Mono" fo:font-size="12pt" fo:font-style="normal" style:text-underline-style="none" fo:font-weight="normal" officeooo:rsid="0fd9347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5" style:family="text">
      <style:text-properties style:font-name="Liberation Mono" fo:font-size="12pt" fo:font-style="normal" style:text-underline-style="none" fo:font-weight="normal" officeooo:rsid="0fd96d2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6" style:family="text">
      <style:text-properties style:font-name="Liberation Mono" fo:font-size="12pt" fo:font-style="normal" style:text-underline-style="none" fo:font-weight="normal" officeooo:rsid="0fdabc4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7" style:family="text">
      <style:text-properties style:font-name="Liberation Mono" fo:font-size="12pt" fo:font-style="normal" style:text-underline-style="none" fo:font-weight="normal" officeooo:rsid="0fdc100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8" style:family="text">
      <style:text-properties style:font-name="Liberation Mono" fo:font-size="12pt" fo:font-style="normal" style:text-underline-style="none" fo:font-weight="normal" officeooo:rsid="0fdd23d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9" style:family="text">
      <style:text-properties style:font-name="Liberation Mono" fo:font-size="12pt" fo:font-style="normal" style:text-underline-style="none" fo:font-weight="normal" officeooo:rsid="0fdf61d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0" style:family="text">
      <style:text-properties style:font-name="Liberation Mono" fo:font-size="12pt" fo:font-style="normal" style:text-underline-style="none" fo:font-weight="normal" officeooo:rsid="0fdfb66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1" style:family="text">
      <style:text-properties style:font-name="Liberation Mono" fo:font-size="12pt" fo:font-style="normal" style:text-underline-style="none" fo:font-weight="normal" officeooo:rsid="0fe26bb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2" style:family="text">
      <style:text-properties style:font-name="Liberation Mono" fo:font-size="12pt" fo:font-style="normal" style:text-underline-style="none" fo:font-weight="normal" officeooo:rsid="0fe3e6d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3" style:family="text">
      <style:text-properties style:font-name="Liberation Mono" fo:font-size="12pt" fo:font-style="normal" style:text-underline-style="none" fo:font-weight="normal" officeooo:rsid="0fe4f90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4" style:family="text">
      <style:text-properties style:font-name="Liberation Mono" fo:font-size="12pt" fo:font-style="normal" style:text-underline-style="none" fo:font-weight="normal" officeooo:rsid="0fe6101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5" style:family="text">
      <style:text-properties style:font-name="Liberation Mono" fo:font-size="12pt" fo:font-style="normal" style:text-underline-style="none" fo:font-weight="normal" officeooo:rsid="0fe6502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6" style:family="text">
      <style:text-properties style:font-name="Liberation Mono" fo:font-size="12pt" fo:font-style="normal" style:text-underline-style="none" fo:font-weight="normal" officeooo:rsid="0fe8935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7" style:family="text">
      <style:text-properties style:font-name="Liberation Mono" fo:font-size="12pt" fo:font-style="normal" style:text-underline-style="none" fo:font-weight="normal" officeooo:rsid="0fea0c6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8" style:family="text">
      <style:text-properties style:font-name="Liberation Mono" fo:font-size="12pt" fo:font-style="normal" style:text-underline-style="none" fo:font-weight="normal" officeooo:rsid="0feae97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9" style:family="text">
      <style:text-properties style:font-name="Liberation Mono" fo:font-size="12pt" fo:font-style="normal" style:text-underline-style="none" fo:font-weight="normal" officeooo:rsid="0feccbe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0" style:family="text">
      <style:text-properties style:font-name="Liberation Mono" fo:font-size="12pt" fo:font-style="normal" style:text-underline-style="none" fo:font-weight="normal" officeooo:rsid="0fee2a9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1" style:family="text">
      <style:text-properties style:font-name="Liberation Mono" fo:font-size="12pt" fo:font-style="normal" style:text-underline-style="none" fo:font-weight="normal" officeooo:rsid="0ff06d5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2" style:family="text">
      <style:text-properties style:font-name="Liberation Mono" fo:font-size="12pt" fo:font-style="normal" style:text-underline-style="none" fo:font-weight="normal" officeooo:rsid="0ff08e3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3" style:family="text">
      <style:text-properties style:font-name="Liberation Mono" fo:font-size="12pt" fo:font-style="normal" style:text-underline-style="none" fo:font-weight="normal" officeooo:rsid="0ff2186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4" style:family="text">
      <style:text-properties style:font-name="Liberation Mono" fo:font-size="12pt" fo:font-style="normal" style:text-underline-style="none" fo:font-weight="normal" officeooo:rsid="0ff3446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5" style:family="text">
      <style:text-properties style:font-name="Liberation Mono" fo:font-size="12pt" fo:font-style="normal" style:text-underline-style="none" fo:font-weight="normal" officeooo:rsid="0ff3e8e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6" style:family="text">
      <style:text-properties style:font-name="Liberation Mono" fo:font-size="12pt" fo:font-style="normal" style:text-underline-style="none" fo:font-weight="normal" officeooo:rsid="0ff716d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7" style:family="text">
      <style:text-properties style:font-name="Liberation Mono" fo:font-size="12pt" fo:font-style="normal" style:text-underline-style="none" fo:font-weight="normal" officeooo:rsid="0ff7ae1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8" style:family="text">
      <style:text-properties style:font-name="Liberation Mono" fo:font-size="12pt" fo:font-style="normal" style:text-underline-style="none" fo:font-weight="normal" officeooo:rsid="0ff8530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9" style:family="text">
      <style:text-properties style:font-name="Liberation Mono" fo:font-size="12pt" fo:font-style="normal" style:text-underline-style="none" fo:font-weight="normal" officeooo:rsid="0ffa478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0" style:family="text">
      <style:text-properties style:font-name="Liberation Mono" fo:font-size="12pt" fo:font-style="normal" style:text-underline-style="none" fo:font-weight="normal" officeooo:rsid="0ffb83f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1" style:family="text">
      <style:text-properties style:font-name="Liberation Mono" fo:font-size="12pt" fo:font-style="normal" style:text-underline-style="none" fo:font-weight="normal" officeooo:rsid="0ffbf03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2" style:family="text">
      <style:text-properties style:font-name="Liberation Mono" fo:font-size="12pt" fo:font-style="normal" style:text-underline-style="none" fo:font-weight="normal" officeooo:rsid="0ffc89d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3" style:family="text">
      <style:text-properties style:font-name="Liberation Mono" fo:font-size="12pt" fo:font-style="normal" style:text-underline-style="none" fo:font-weight="normal" officeooo:rsid="0ffc921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4" style:family="text">
      <style:text-properties style:font-name="Liberation Mono" fo:font-size="12pt" fo:font-style="normal" style:text-underline-style="none" fo:font-weight="normal" officeooo:rsid="0ffd2b9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5" style:family="text">
      <style:text-properties style:font-name="Liberation Mono" fo:font-size="12pt" fo:font-style="normal" style:text-underline-style="none" fo:font-weight="normal" officeooo:rsid="0ffdd13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6" style:family="text">
      <style:text-properties style:font-name="Liberation Mono" fo:font-size="12pt" fo:font-style="normal" style:text-underline-style="none" fo:font-weight="normal" officeooo:rsid="0ffdfb3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7" style:family="text">
      <style:text-properties style:font-name="Liberation Mono" fo:font-size="12pt" fo:font-style="normal" style:text-underline-style="none" fo:font-weight="normal" officeooo:rsid="0ffed05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8" style:family="text">
      <style:text-properties style:font-name="Liberation Mono" fo:font-size="12pt" fo:font-style="normal" style:text-underline-style="none" fo:font-weight="normal" officeooo:rsid="1000c10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9" style:family="text">
      <style:text-properties style:font-name="Liberation Mono" fo:font-size="12pt" fo:font-style="normal" style:text-underline-style="none" fo:font-weight="normal" officeooo:rsid="1000c24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0" style:family="text">
      <style:text-properties style:font-name="Liberation Mono" fo:font-size="12pt" fo:font-style="normal" style:text-underline-style="none" fo:font-weight="normal" officeooo:rsid="10016b9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1" style:family="text">
      <style:text-properties style:font-name="Liberation Mono" fo:font-size="12pt" fo:font-style="normal" style:text-underline-style="none" fo:font-weight="normal" officeooo:rsid="10041b1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2" style:family="text">
      <style:text-properties style:font-name="Liberation Mono" fo:font-size="12pt" fo:font-style="normal" style:text-underline-style="none" fo:font-weight="normal" officeooo:rsid="1005380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3" style:family="text">
      <style:text-properties style:font-name="Liberation Mono" fo:font-size="12pt" fo:font-style="normal" style:text-underline-style="none" fo:font-weight="bold" officeooo:rsid="00b24be5" style:font-size-asian="12pt" style:font-style-asian="normal" style:font-weight-asian="bold" style:font-size-complex="12pt" style:font-style-complex="normal" style:font-weight-complex="bold"/>
    </style:style>
    <style:style style:name="T324" style:family="text">
      <style:text-properties style:font-name="Liberation Mono" fo:font-size="12pt" fo:font-style="normal" style:text-underline-style="none" fo:font-weight="bold" officeooo:rsid="0352e304" style:font-size-asian="12pt" style:font-style-asian="normal" style:font-weight-asian="bold" style:font-size-complex="12pt" style:font-style-complex="normal" style:font-weight-complex="bold"/>
    </style:style>
    <style:style style:name="T325" style:family="text">
      <style:text-properties style:font-name="Liberation Mono" fo:font-size="12pt" fo:font-style="normal" style:text-underline-style="none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326" style:family="text">
      <style:text-properties style:font-name="Liberation Mono" fo:font-size="12pt" fo:font-style="normal" style:text-underline-style="none" fo:font-weight="bold" officeooo:rsid="0ea14901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27" style:family="text">
      <style:text-properties style:font-name="Liberation Mono" fo:font-size="12pt" fo:font-style="normal" style:text-underline-style="none" fo:font-weight="bold" officeooo:rsid="06890d67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28" style:family="text">
      <style:text-properties style:font-name="Liberation Mono" fo:font-size="12pt" fo:font-style="normal" style:text-underline-style="none" fo:font-weight="bold" officeooo:rsid="0ea02729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29" style:family="text">
      <style:text-properties style:font-name="Liberation Mono" fo:font-size="12pt" fo:font-style="normal" style:text-underline-style="none" fo:font-weight="bold" officeooo:rsid="0ec7dce4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30" style:family="text">
      <style:text-properties style:font-name="Liberation Mono" fo:font-size="12pt" fo:font-style="normal" style:text-underline-style="none" fo:font-weight="bold" officeooo:rsid="0f0c3113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31" style:family="text">
      <style:text-properties style:font-name="Liberation Mono" fo:font-size="12pt" fo:font-style="normal" style:text-underline-style="none" fo:font-weight="bold" officeooo:rsid="0f408bc5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32" style:family="text">
      <style:text-properties style:font-name="Liberation Mono" fo:font-size="12pt" fo:font-style="normal" style:text-underline-style="none" fo:font-weight="bold" officeooo:rsid="0f68f08b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33" style:family="text">
      <style:text-properties style:font-name="Liberation Mono" fo:font-size="12pt" fo:font-style="normal" style:text-underline-style="none" fo:font-weight="bold" officeooo:rsid="0fadc181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34" style:family="text">
      <style:text-properties style:font-name="Liberation Mono" fo:font-size="12pt" fo:font-style="normal" style:text-underline-style="none" fo:font-weight="bold" officeooo:rsid="0fe0dec0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35" style:family="text">
      <style:text-properties style:font-name="Liberation Mono" fo:font-weight="normal" style:font-weight-asian="normal" style:font-weight-complex="normal"/>
    </style:style>
    <style:style style:name="T336" style:family="text">
      <style:text-properties style:font-name="Liberation Mono" fo:font-style="normal" fo:font-weight="bold" officeooo:rsid="0013b4ff" style:font-style-asian="normal" style:font-weight-asian="bold" style:font-style-complex="normal" style:font-weight-complex="bold"/>
    </style:style>
    <style:style style:name="T337" style:family="text">
      <style:text-properties style:font-name="Liberation Mono" fo:font-style="normal" fo:font-weight="bold" officeooo:rsid="007b6ae1" style:font-style-asian="normal" style:font-weight-asian="bold" style:font-style-complex="normal" style:font-weight-complex="bold"/>
    </style:style>
    <style:style style:name="T338" style:family="text">
      <style:text-properties style:font-name="Liberation Mono" fo:font-style="normal" fo:font-weight="bold" officeooo:rsid="0051bd82" style:font-style-asian="normal" style:font-weight-asian="bold" style:font-style-complex="normal" style:font-weight-complex="bold"/>
    </style:style>
    <style:style style:name="T339" style:family="text">
      <style:text-properties style:font-name="Liberation Mono" fo:font-style="normal" fo:font-weight="bold" officeooo:rsid="0c909a5f" style:font-style-asian="normal" style:font-weight-asian="bold" style:font-style-complex="normal" style:font-weight-complex="bold"/>
    </style:style>
    <style:style style:name="T340" style:family="text">
      <style:text-properties style:font-name="Liberation Mono" fo:font-style="normal" fo:font-weight="bold" officeooo:rsid="0e9df712" style:font-style-asian="normal" style:font-weight-asian="bold" style:font-style-complex="normal" style:font-weight-complex="bold"/>
    </style:style>
    <style:style style:name="T341" style:family="text">
      <style:text-properties style:font-name="Liberation Mono" fo:font-style="normal" fo:font-weight="bold" officeooo:rsid="0e9e7e6f" style:font-style-asian="normal" style:font-weight-asian="bold" style:font-style-complex="normal" style:font-weight-complex="bold"/>
    </style:style>
    <style:style style:name="T342" style:family="text">
      <style:text-properties officeooo:rsid="0ea3f330"/>
    </style:style>
    <style:style style:name="T343" style:family="text">
      <style:text-properties officeooo:rsid="0ea5cf39"/>
    </style:style>
    <style:style style:name="T344" style:family="text">
      <style:text-properties officeooo:rsid="0ea66dcd"/>
    </style:style>
    <style:style style:name="T345" style:family="text">
      <style:text-properties officeooo:rsid="0ea7978f"/>
    </style:style>
    <style:style style:name="T346" style:family="text">
      <style:text-properties officeooo:rsid="0ea907f0"/>
    </style:style>
    <style:style style:name="T347" style:family="text">
      <style:text-properties officeooo:rsid="0ea9c02b"/>
    </style:style>
    <style:style style:name="T348" style:family="text">
      <style:text-properties officeooo:rsid="0eaa2f30"/>
    </style:style>
    <style:style style:name="T349" style:family="text">
      <style:text-properties officeooo:rsid="0eaf5172"/>
    </style:style>
    <style:style style:name="T350" style:family="text">
      <style:text-properties officeooo:rsid="0eb28f8a"/>
    </style:style>
    <style:style style:name="T351" style:family="text">
      <style:text-properties officeooo:rsid="0eb4f85c"/>
    </style:style>
    <style:style style:name="T352" style:family="text">
      <style:text-properties officeooo:rsid="0eb65975"/>
    </style:style>
    <style:style style:name="T353" style:family="text">
      <style:text-properties officeooo:rsid="0eb7a21f"/>
    </style:style>
    <style:style style:name="T354" style:family="text">
      <style:text-properties officeooo:rsid="0eb872c2"/>
    </style:style>
    <style:style style:name="T355" style:family="text">
      <style:text-properties officeooo:rsid="0eb97935"/>
    </style:style>
    <style:style style:name="T356" style:family="text">
      <style:text-properties officeooo:rsid="0eb9c2dc"/>
    </style:style>
    <style:style style:name="T357" style:family="text">
      <style:text-properties officeooo:rsid="0ebc124a"/>
    </style:style>
    <style:style style:name="T358" style:family="text">
      <style:text-properties officeooo:rsid="0ebdff63"/>
    </style:style>
    <style:style style:name="T359" style:family="text">
      <style:text-properties officeooo:rsid="0ec9c8e2"/>
    </style:style>
    <style:style style:name="T360" style:family="text">
      <style:text-properties officeooo:rsid="0ecb881b"/>
    </style:style>
    <style:style style:name="T361" style:family="text">
      <style:text-properties officeooo:rsid="0ed1b7b6"/>
    </style:style>
    <style:style style:name="T362" style:family="text">
      <style:text-properties officeooo:rsid="0ed3ab93"/>
    </style:style>
    <style:style style:name="T363" style:family="text">
      <style:text-properties officeooo:rsid="0ed45830"/>
    </style:style>
    <style:style style:name="T364" style:family="text">
      <style:text-properties officeooo:rsid="0f8dd616"/>
    </style:style>
    <style:style style:name="T365" style:family="text">
      <style:text-properties officeooo:rsid="1008c90a"/>
    </style:style>
    <style:style style:name="T366" style:family="text">
      <style:text-properties officeooo:rsid="1009244d"/>
    </style:style>
    <style:style style:name="T367" style:family="text">
      <style:text-properties officeooo:rsid="100be72d"/>
    </style:style>
    <style:style style:name="T368" style:family="text">
      <style:text-properties officeooo:rsid="100c5cd6"/>
    </style:style>
  </office:automatic-styles>
  <office:body>
    <office:text text:use-soft-page-breaks="true">
      <office:forms form:automatic-focus="false" form:apply-design-mode="false"/>
      <text:tracked-changes>
        <text:changed-region xml:id="ct94314193793104" text:id="ct94314193793104">
          <text:deletion>
            <office:change-info>
              <dc:creator>Unknown Author</dc:creator>
              <dc:date>2021-02-24T11:53:36</dc:date>
            </office:change-info>
            <text:p text:style-name="Text_20_body"><text:span text:style-name="T336">ΔΙΚΤΥΑ ΥΠΟΛΟΓΙΣΤΩΝ</text:span></text:p>
          </text:deletion>
        </text:changed-region>
        <text:changed-region xml:id="ct94314193793376" text:id="ct94314193793376">
          <text:insertion>
            <office:change-info>
              <dc:creator>Unknown Author</dc:creator>
              <dc:date>2021-04-20T13:29:07</dc:date>
            </office:change-info>
          </text:insertion>
        </text:changed-region>
        <text:changed-region xml:id="ct94314194140752" text:id="ct94314194140752">
          <text:insertion>
            <office:change-info>
              <dc:creator>Unknown Author</dc:creator>
              <dc:date>2021-04-21T16:31:41</dc:date>
            </office:change-info>
          </text:insertion>
        </text:changed-region>
        <text:changed-region xml:id="ct94314194142464" text:id="ct94314194142464">
          <text:insertion>
            <office:change-info>
              <dc:creator>Unknown Author</dc:creator>
              <dc:date>2021-02-24T11:53:36</dc:date>
            </office:change-info>
          </text:insertion>
        </text:changed-region>
        <text:changed-region xml:id="ct94314194144160" text:id="ct94314194144160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314194144400" text:id="ct94314194144400">
          <text:deletion>
            <office:change-info>
              <dc:creator>Unknown Author</dc:creator>
              <dc:date>2020-12-01T14:12:10</dc:date>
            </office:change-info>
            <text:p text:style-name="P5"><text:span text:style-name="T64">7</text:span></text:p>
          </text:deletion>
        </text:changed-region>
        <text:changed-region xml:id="ct94314194144640" text:id="ct94314194144640">
          <text:insertion>
            <office:change-info>
              <dc:creator>Unknown Author</dc:creator>
              <dc:date>2021-02-24T11:53:45</dc:date>
            </office:change-info>
          </text:insertion>
        </text:changed-region>
        <text:changed-region xml:id="ct94314194145312" text:id="ct94314194145312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314194145632" text:id="ct94314194145632">
          <text:deletion>
            <office:change-info>
              <dc:creator>Unknown Author</dc:creator>
              <dc:date>2020-11-09T22:42:50</dc:date>
            </office:change-info>
            <text:p text:style-name="P7"><text:span text:style-name="T337">5</text:span></text:p>
          </text:deletion>
        </text:changed-region>
        <text:changed-region xml:id="ct94314194146192" text:id="ct94314194146192">
          <text:insertion>
            <office:change-info>
              <dc:creator>Unknown Author</dc:creator>
              <dc:date>2021-05-10T17:22:04</dc:date>
            </office:change-info>
          </text:insertion>
        </text:changed-region>
        <text:changed-region xml:id="ct94314194147024" text:id="ct94314194147024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314194147264" text:id="ct94314194147264">
          <text:deletion>
            <office:change-info>
              <dc:creator>Unknown Author</dc:creator>
              <dc:date>2020-11-09T22:43:07</dc:date>
            </office:change-info>
            <text:p text:style-name="P8"><text:span text:style-name="T337">Εξερεύνηση του Διαδικτύου</text:span></text:p>
          </text:deletion>
        </text:changed-region>
        <text:changed-region xml:id="ct94314194147744" text:id="ct94314194147744">
          <text:insertion>
            <office:change-info>
              <dc:creator>Unknown Author</dc:creator>
              <dc:date>2021-05-10T17:22:09</dc:date>
            </office:change-info>
          </text:insertion>
        </text:changed-region>
        <text:changed-region xml:id="ct94314194149840" text:id="ct94314194149840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314194150208" text:id="ct94314194150208">
          <text:deletion>
            <office:change-info>
              <dc:creator>Unknown Author</dc:creator>
              <dc:date>2020-11-24T15:49:09</dc:date>
            </office:change-info>
            <text:p text:style-name="P208"><text:span text:style-name="Source_20_Text"><text:span text:style-name="T69">18.04.4</text:span></text:span></text:p>
          </text:deletion>
        </text:changed-region>
        <text:changed-region xml:id="ct94314194152704" text:id="ct94314194152704">
          <text:insertion>
            <office:change-info>
              <dc:creator>Unknown Author</dc:creator>
              <dc:date>2020-11-24T15:49:09</dc:date>
            </office:change-info>
          </text:insertion>
        </text:changed-region>
        <text:changed-region xml:id="ct94314194153072" text:id="ct94314194153072">
          <text:deletion>
            <office:change-info>
              <dc:creator>Unknown Author</dc:creator>
              <dc:date>2020-12-01T14:12:06</dc:date>
            </office:change-info>
            <text:p text:style-name="P208"><text:span text:style-name="Source_20_Text"><text:span text:style-name="T82"/></text:span></text:p>
            <text:p text:style-name="P208"><text:span text:style-name="Source_20_Text"><text:span text:style-name="T70">Ημερομηνία: 8/10/2020</text:span></text:span></text:p>
          </text:deletion>
        </text:changed-region>
        <text:changed-region xml:id="ct94314194154704" text:id="ct94314194154704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314194154944" text:id="ct94314194154944">
          <text:deletion>
            <office:change-info>
              <dc:creator>Unknown Author</dc:creator>
              <dc:date>2021-02-24T11:52:20</dc:date>
            </office:change-info>
            <text:p text:style-name="P3"><text:span text:style-name="T335">MAC address: c8:5b:76:d4:5a:7b</text:span></text:p>
            <text:p text:style-name="P3"><text:span text:style-name="Source_20_Text"><text:span text:style-name="T71">Ι</text:span></text:span><text:span text:style-name="Source_20_Text"><text:span text:style-name="T72">Pv4 </text:span></text:span><text:span text:style-name="Source_20_Text"><text:span text:style-name="T71">address</text:span></text:span><text:span text:style-name="Source_20_Text"><text:span text:style-name="T73">: </text:span></text:span><text:span text:style-name="Source_20_Text"><text:span text:style-name="T68">10.249.137.99 </text:span></text:span></text:p>
          </text:deletion>
        </text:changed-region>
        <text:changed-region xml:id="ct94314194155184" text:id="ct94314194155184">
          <text:insertion>
            <office:change-info>
              <dc:creator>Unknown Author</dc:creator>
              <dc:date>2021-02-24T11:52:30</dc:date>
            </office:change-info>
          </text:insertion>
        </text:changed-region>
        <text:changed-region xml:id="ct94314194163856" text:id="ct94314194163856">
          <text:insertion>
            <office:change-info>
              <dc:creator>Unknown Author</dc:creator>
              <dc:date>2021-02-24T11:59:03</dc:date>
            </office:change-info>
          </text:insertion>
        </text:changed-region>
        <text:changed-region xml:id="ct94314194166256" text:id="ct94314194166256">
          <text:deletion>
            <office:change-info>
              <dc:creator>Unknown Author</dc:creator>
              <dc:date>2020-11-09T22:43:22</dc:date>
            </office:change-info>
            <text:p text:style-name="P210"><text:span text:style-name="T86">1.1</text:span><text:span text:style-name="T87"> </text:span><text:span text:style-name="T78">inet 147.102.131.24 </text:span><text:span text:style-name="T80">της διεπαφής tun0 με ifconfig</text:span></text:p>
            <text:p text:style-name="P213"/>
            <text:p text:style-name="P214">1.2<text:span text:style-name="T1"> <text:s/>netmask 255.255.255.0, </text:span><text:span text:style-name="T2">μήκος προθέματος 24 bits</text:span></text:p>
            <text:p text:style-name="P215"/>
            <text:p text:style-name="P217"><text:span text:style-name="T46">1.3 </text:span><text:span text:style-name="T3">ping -c 1 -t &lt;ttl&gt; &lt;addr&gt;</text:span></text:p>
            <text:p text:style-name="P217"><text:span text:style-name="Source_20_Text"><text:span text:style-name="T3"/></text:span></text:p>
            <text:p text:style-name="P208"><text:span text:style-name="Source_20_Text"><text:span text:style-name="T46">1.4 </text:span></text:span><text:span text:style-name="Source_20_Text"><text:span text:style-name="T6">Η ελάχιστη τιμή είναι 3</text:span></text:span></text:p>
            <text:p text:style-name="P208"><text:span text:style-name="Source_20_Text"><text:span text:style-name="T55"/></text:span></text:p>
            <text:p text:style-name="P208"><text:span text:style-name="Source_20_Text"><text:span text:style-name="T46">1.</text:span></text:span><text:span text:style-name="Source_20_Text"><text:span text:style-name="T47">5 </text:span></text:span><text:span text:style-name="Source_20_Text"><text:span text:style-name="T7">Με χρήση traceroute έχουμε 147.102.131.1 (147.102.131.1) → 147.102.224.53 (router.vpn.ntua.gr) → 176.126.38.1 (grnet.gr-ix.gr)</text:span></text:span></text:p>
            <text:p text:style-name="P218"><text:span text:style-name="Source_20_Text"><text:span text:style-name="T5"/></text:span></text:p>
            <text:p text:style-name="P208"/>
            <text:p text:style-name="P208"><text:span text:style-name="Source_20_Text"><text:span text:style-name="T48"/></text:span></text:p>
            <text:p text:style-name="P219"><text:span text:style-name="Source_20_Text"><text:span text:style-name="T48"/></text:span></text:p>
            <text:p text:style-name="P219"><text:span text:style-name="Source_20_Text"><text:span text:style-name="T48"/></text:span></text:p>
            <text:p text:style-name="P219"><text:span text:style-name="Source_20_Text"><text:span text:style-name="T48">----------------------------------------------------------------------------------------------------------------------------</text:span></text:span></text:p>
            <text:p text:style-name="P208"><text:span text:style-name="Source_20_Text"><text:span text:style-name="T55"/></text:span></text:p>
            <text:p text:style-name="P220"><text:span text:style-name="Source_20_Text"><text:span text:style-name="T49">2.1 </text:span></text:span><text:span text:style-name="Source_20_Text"><text:span text:style-name="T8">traceroute -4 -m 3 -M icmp -I <text:s/>www.ntua.gr</text:span></text:span></text:p>
            <text:p text:style-name="P216"><text:span text:style-name="Source_20_Text"><text:span text:style-name="T56">Παρατηρούμε διαφορετική διαδρομή, διαφορετικό CNAME για τον εξυπηρετητή ιστού, διαφορετική ip καθώς και διαφορετικό αριθμό hops όπως φαίνεται από το αποτέλεσμα</text:span></text:span><text:span text:style-name="Source_20_Text"><text:span text:style-name="T57">:</text:span></text:span></text:p>
            <text:p text:style-name="P216"><text:span text:style-name="Source_20_Text"><text:span text:style-name="T57"/></text:span></text:p>
            <text:p text:style-name="P220"><text:span text:style-name="Source_20_Text"><text:span text:style-name="T8">traceroute to www.ntua.gr (147.102.224.101), 3 hops max, 60 byte packets</text:span></text:span></text:p>
            <text:p text:style-name="P220"><text:span text:style-name="Source_20_Text"><text:span text:style-name="T8"><text:s/>1 <text:s/>server-udp.vpn.ntua.gr (147.102.131.1) <text:s/>49.163 ms <text:s/>49.171 ms <text:s/>49.174 ms</text:span></text:span></text:p>
            <text:p text:style-name="P220"><text:span text:style-name="Source_20_Text"><text:span text:style-name="T8"><text:s/>2 <text:s/>router.vpn.ntua.gr (147.102.224.53) <text:s/>49.178 ms <text:s/>62.546 ms <text:s/>62.575 ms</text:span></text:span></text:p>
            <text:p text:style-name="P220"><text:span text:style-name="Source_20_Text"><text:span text:style-name="T8"><text:s/>3 <text:s/>www.ntua.gr (147.102.224.101) <text:s/>62.564 ms <text:s/>62.576 ms <text:s/>62.579 ms</text:span></text:span></text:p>
            <text:p text:style-name="P220"><text:span text:style-name="Source_20_Text"><text:span text:style-name="T49">2.2</text:span></text:span></text:p>
            <text:p text:style-name="P221"><text:span text:style-name="Source_20_Text"><text:span text:style-name="T9">server-udp.vpn.ntua.gr (147.102.131.1)</text:span></text:span></text:p>
            <text:p text:style-name="P221"><text:span text:style-name="Source_20_Text"><text:span text:style-name="T9"><text:tab/>→ router.vpn.ntua.gr (147.102.224.53)</text:span></text:span></text:p>
            <text:p text:style-name="P222"><text:span text:style-name="Source_20_Text"><text:span text:style-name="T9"><text:s text:c="20"/><text:tab/><text:tab/><text:tab/>→ webhost0.noc.ntua.gr(</text:span></text:span><text:a xlink:type="simple" xlink:href="http://www.survey.ntua.gr/" text:style-name="Internet_20_link" text:visited-style-name="Visited_20_Internet_20_Link"><text:span text:style-name="Source_20_Text"><text:span text:style-name="T9">www.survey.ntua.gr</text:span></text:span></text:a><text:span text:style-name="Source_20_Text"><text:span text:style-name="T9"> ip: 147.102.224.103)</text:span></text:span></text:p>
            <text:p text:style-name="P222"><text:span text:style-name="Source_20_Text"><text:span text:style-name="T9"><text:tab/> <text:s text:c="8"/><text:tab/><text:tab/><text:tab/>→ webhost4.noc.ntua.gr(</text:span></text:span><text:a xlink:type="simple" xlink:href="http://www.semfe.ntua.gr/" text:style-name="Internet_20_link" text:visited-style-name="Visited_20_Internet_20_Link"><text:span text:style-name="Source_20_Text"><text:span text:style-name="T9">www.semfe.ntua.gr</text:span></text:span></text:a><text:span text:style-name="Source_20_Text"><text:span text:style-name="T9"> ip: 147.102.224.144)</text:span></text:span></text:p>
            <text:p text:style-name="P222"><text:span text:style-name="Source_20_Text"><text:span text:style-name="T9"><text:tab/> <text:s text:c="8"/><text:tab/><text:tab/><text:tab/>→ opinion.ece.ntua.gr(</text:span></text:span><text:a xlink:type="simple" xlink:href="http://www.ece.ntua.gr/" text:style-name="Internet_20_link" text:visited-style-name="Visited_20_Internet_20_Link"><text:span text:style-name="Source_20_Text"><text:span text:style-name="T9">www.ece.ntua.gr</text:span></text:span></text:a><text:span text:style-name="Source_20_Text"><text:span text:style-name="T9"> ip: 147.102.224.126)</text:span></text:span></text:p>
            <text:p text:style-name="P220"><text:span text:style-name="Source_20_Text"><text:span text:style-name="T49"/></text:span></text:p>
            <text:p text:style-name="P223"><text:span text:style-name="Source_20_Text"><text:span text:style-name="T49">2.3 </text:span></text:span><text:span text:style-name="Source_20_Text"><text:span text:style-name="T10">Ναι</text:span></text:span></text:p>
            <text:p text:style-name="P223"><text:span text:style-name="Source_20_Text"><text:span text:style-name="T10"/></text:span></text:p>
            <text:p text:style-name="P223"><text:span text:style-name="Source_20_Text"><text:span text:style-name="T10"/></text:span></text:p>
            <text:p text:style-name="P223"><text:span text:style-name="Source_20_Text"><text:span text:style-name="T10"/></text:span></text:p>
            <text:p text:style-name="P223"><text:span text:style-name="Source_20_Text"><text:span text:style-name="T10"/></text:span></text:p>
            <text:p text:style-name="P223"><text:span text:style-name="Source_20_Text"><text:span text:style-name="T10"><text:s/></text:span></text:span></text:p>
            <text:p text:style-name="P223"><text:span text:style-name="Source_20_Text"><text:span text:style-name="T49">2.4 </text:span></text:span><text:span text:style-name="Source_20_Text"><text:span text:style-name="T9">server-udp.vpn.ntua.gr (147.102.131.1)</text:span></text:span></text:p>
            <text:p text:style-name="P223"><text:span text:style-name="Source_20_Text"><text:span text:style-name="T9"><text:tab/>→ router.vpn.ntua.gr (147.102.224.53)</text:span></text:span></text:p>
            <text:p text:style-name="P223"><text:span text:style-name="Source_20_Text"><text:span text:style-name="T9"><text:s text:c="20"/><text:tab/>→ ntua-zogr-3-gw.eier.access-link.grnet.gr (62.217.96.168)</text:span></text:span></text:p>
            <text:p text:style-name="P223"><text:span text:style-name="Source_20_Text"><text:span text:style-name="T9"><text:tab/> <text:s text:c="8"/><text:tab/><text:tab/><text:tab/>→</text:span></text:span><text:span text:style-name="Source_20_Text"><text:span text:style-name="T11"> </text:span></text:span><text:span text:style-name="Source_20_Text"><text:span text:style-name="T9">forthnet-2.gr-ix.gr (176.126.38.33)</text:span></text:span></text:p>
            <text:p text:style-name="P223"><text:span text:style-name="Source_20_Text"><text:span text:style-name="T9"><text:tab/> <text:s text:c="8"/><text:tab/><text:tab/><text:tab/>→</text:span></text:span><text:span text:style-name="Source_20_Text"><text:span text:style-name="T11"> </text:span></text:span><text:span text:style-name="Source_20_Text"><text:span text:style-name="T9">vodafone.gr-ix.gr (176.126.38.2)</text:span></text:span></text:p>
            <text:p text:style-name="P223"><text:span text:style-name="Source_20_Text"><text:span text:style-name="T9"><text:tab/><text:tab/><text:tab/><text:tab/>→</text:span></text:span><text:span text:style-name="Source_20_Text"><text:span text:style-name="T11"> </text:span></text:span><text:span text:style-name="Source_20_Text"><text:span text:style-name="T9">ote.gr-ix.gr (176.126.38.24)</text:span></text:span></text:p>
            <text:p text:style-name="P223"><text:span text:style-name="Source_20_Text"><text:span text:style-name="T49"/></text:span></text:p>
            <text:p text:style-name="P223"><text:span text:style-name="Source_20_Text"><text:span text:style-name="T49"/></text:span></text:p>
            <text:p text:style-name="P220"><text:span text:style-name="Source_20_Text"><text:span text:style-name="T49">2.5 </text:span></text:span><text:span text:style-name="Source_20_Text"><text:span text:style-name="T12">Ναι</text:span></text:span></text:p>
            <text:p text:style-name="P220"><text:span text:style-name="Source_20_Text"><text:span text:style-name="T12"/></text:span></text:p>
            <text:p text:style-name="P224"><text:span text:style-name="Source_20_Text"><text:span text:style-name="T50">2.6 </text:span></text:span><text:span text:style-name="Source_20_Text"><text:span text:style-name="T9">176.126.38.</text:span></text:span><text:span text:style-name="Source_20_Text"><text:span text:style-name="T13">0/</text:span></text:span><text:span text:style-name="Source_20_Text"><text:span text:style-name="T14">24</text:span></text:span></text:p>
            <text:p text:style-name="P224"><text:span text:style-name="Source_20_Text"><text:span text:style-name="T14"/></text:span></text:p>
            <text:p text:style-name="P225"><text:span text:style-name="Source_20_Text"><text:span text:style-name="T51">2.7 </text:span></text:span><text:span text:style-name="Source_20_Text"><text:span text:style-name="T15">traceroute -M ICMP -I -n -4 grnet.gr-ix.gr</text:span></text:span></text:p>
            <text:p text:style-name="P225"><text:span text:style-name="Source_20_Text"><text:span text:style-name="T51"/></text:span></text:p>
            <text:p text:style-name="P225"><text:span text:style-name="Source_20_Text"><text:span text:style-name="T51">2.8 </text:span></text:span><text:span text:style-name="Source_20_Text"><text:span text:style-name="T16">icmp or udp</text:span></text:span></text:p>
            <text:p text:style-name="P225"><text:span text:style-name="Source_20_Text"><text:span text:style-name="T51"/></text:span></text:p>
            <text:p text:style-name="P225"><text:span text:style-name="Source_20_Text"><text:span text:style-name="T51">2.9 </text:span></text:span><text:span text:style-name="Source_20_Text"><text:span text:style-name="T17">Protocol: ICMP (1)</text:span></text:span></text:p>
            <text:p text:style-name="P225"><text:span text:style-name="Source_20_Text"><text:span text:style-name="T51"/></text:span></text:p>
            <text:p text:style-name="P225"><text:span text:style-name="Source_20_Text"><text:span text:style-name="T51">2.10 </text:span></text:span><text:span text:style-name="Source_20_Text"><text:span text:style-name="T18">32 bytes</text:span></text:span></text:p>
            <text:p text:style-name="P225"><text:span text:style-name="Source_20_Text"><text:span text:style-name="T51"/></text:span></text:p>
            <text:p text:style-name="P225"><text:span text:style-name="Source_20_Text"><text:span text:style-name="T51">2.11 </text:span></text:span><text:span text:style-name="Source_20_Text"><text:span text:style-name="T19">Αποστέλλονται και λαμβάνονται 7 τριάδες μηνυμάτων</text:span></text:span></text:p>
            <text:p text:style-name="P225"><text:span text:style-name="Source_20_Text"><text:span text:style-name="T51"/></text:span></text:p>
            <text:p text:style-name="P225"><text:span text:style-name="Source_20_Text"><text:span text:style-name="T51">2.12 </text:span></text:span><text:span text:style-name="Source_20_Text"><text:span text:style-name="T40">Για κάθε τριάδα που στείλαμε η διεύθυνση αποστολής είναι 147.102.131.224 και η διεύθυνση παραλήπτη 176.126.38.1, </text:span></text:span><text:span text:style-name="Source_20_Text"><text:span text:style-name="T41">ενώ για τις τριάδες που προκλήθηκαν ως απάντηση έχουμε διευθύνσεις: </text:span></text:span><text:span text:style-name="Source_20_Text"><text:span text:style-name="T42">1 τριάδα </text:span></text:span><text:span text:style-name="Source_20_Text"><text:span text:style-name="T41">147.102.131.1, </text:span></text:span><text:span text:style-name="Source_20_Text"><text:span text:style-name="T42">1 τριάδα </text:span></text:span><text:span text:style-name="Source_20_Text"><text:span text:style-name="T41">147.102.224.53, </text:span></text:span><text:span text:style-name="Source_20_Text"><text:span text:style-name="T42">5 τριάδες </text:span></text:span><text:span text:style-name="Source_20_Text"><text:span text:style-name="T41">176.126.38.1</text:span></text:span></text:p>
            <text:p text:style-name="P225"><text:span text:style-name="Source_20_Text"><text:span text:style-name="T51"/></text:span></text:p>
            <text:p text:style-name="P225"><text:span text:style-name="Source_20_Text"><text:span text:style-name="T51">2.13 </text:span></text:span><text:span text:style-name="Source_20_Text"><text:span text:style-name="T20">Ναι</text:span></text:span></text:p>
            <text:p text:style-name="P225"><text:span text:style-name="Source_20_Text"><text:span text:style-name="T51"/></text:span></text:p>
            <text:p text:style-name="P225"><text:span text:style-name="Source_20_Text"><text:span text:style-name="T51">2.14 </text:span></text:span><text:span text:style-name="Source_20_Text"><text:span text:style-name="T21">Τιμές ttl από 1 έως και 7 </text:span></text:span><text:span text:style-name="Source_20_Text"><text:span text:style-name="T22">σε μηνύματα request </text:span></text:span></text:p>
            <text:p text:style-name="P225"><text:span text:style-name="Source_20_Text"><text:span text:style-name="T51"/></text:span></text:p>
            <text:p text:style-name="P226"><text:span text:style-name="Source_20_Text"><text:span text:style-name="T51">2.15 </text:span></text:span><text:span text:style-name="Source_20_Text"><text:span text:style-name="T22">ttl = 62 σε όλες τα replies</text:span></text:span></text:p>
            <text:p text:style-name="P225"><text:span text:style-name="Source_20_Text"><text:span text:style-name="T51"/></text:span></text:p>
            <text:p text:style-name="P225"><text:span text:style-name="Source_20_Text"><text:span text:style-name="T51">2.16 </text:span></text:span><text:span text:style-name="Source_20_Text"><text:span text:style-name="T23">Γιατί το ttl γίνεται 0 πριν φτάσει στον προορισμό του request</text:span></text:span></text:p>
            <text:p text:style-name="P225"><text:span text:style-name="Source_20_Text"><text:span text:style-name="T51"/></text:span></text:p>
            <text:p text:style-name="P225"><text:span text:style-name="Source_20_Text"><text:span text:style-name="T51">2.17 </text:span></text:span><text:span text:style-name="Source_20_Text"><text:span text:style-name="T24">Με μήνυμα 60 Echo (ping) reply</text:span></text:span></text:p>
            <text:p text:style-name="P225"><text:span text:style-name="Source_20_Text"><text:span text:style-name="T24"/></text:span></text:p>
            <text:p text:style-name="P220"><text:span text:style-name="Source_20_Text"><text:span text:style-name="T49"/></text:span></text:p>
            <text:p text:style-name="P208"><text:span text:style-name="Source_20_Text"><text:span text:style-name="T4"/></text:span></text:p>
            <text:p text:style-name="P208"><text:span text:style-name="Source_20_Text"><text:span text:style-name="T4"/></text:span></text:p>
            <text:p text:style-name="P208"><text:span text:style-name="Source_20_Text"><text:span text:style-name="T4"/></text:span></text:p>
            <text:p text:style-name="P208"><text:span text:style-name="Source_20_Text"><text:span text:style-name="T4"/></text:span></text:p>
            <text:p text:style-name="P208"><text:span text:style-name="Source_20_Text"><text:span text:style-name="T4"/></text:span></text:p>
            <text:p text:style-name="P208"><text:span text:style-name="Source_20_Text"><text:span text:style-name="T4"/></text:span></text:p>
            <text:p text:style-name="P208"><text:span text:style-name="Source_20_Text"><text:span text:style-name="T4"/></text:span></text:p>
            <text:p text:style-name="P227"><text:span text:style-name="Source_20_Text"><text:span text:style-name="T48"/></text:span></text:p>
            <text:p text:style-name="P227"><text:span text:style-name="Source_20_Text"><text:span text:style-name="T48"/></text:span></text:p>
            <text:p text:style-name="P227"><text:span text:style-name="Source_20_Text"><text:span text:style-name="T48"/></text:span></text:p>
            <text:p text:style-name="P227"><text:span text:style-name="Source_20_Text"><text:span text:style-name="T48"/></text:span></text:p>
            <text:p text:style-name="P228"><text:span text:style-name="Source_20_Text"><text:span text:style-name="T52">3.1 </text:span></text:span><text:span text:style-name="Source_20_Text"><text:span text:style-name="T25">traceroute -M ICMP -I -4 nic.gr-ix.gr</text:span></text:span></text:p>
            <text:p text:style-name="P228"><text:span text:style-name="Source_20_Text"><text:span text:style-name="T52"/></text:span></text:p>
            <text:p text:style-name="P228"><text:span text:style-name="Source_20_Text"><text:span text:style-name="T52">3.2 </text:span></text:span><text:span text:style-name="Source_20_Text"><text:span text:style-name="T26">icmp</text:span></text:span></text:p>
            <text:p text:style-name="P228"><text:span text:style-name="Source_20_Text"><text:span text:style-name="T52"/></text:span></text:p>
            <text:p text:style-name="P228"><text:span text:style-name="Source_20_Text"><text:span text:style-name="T52">3.3 </text:span></text:span><text:span text:style-name="Source_20_Text"><text:span text:style-name="T26">server-udp.vpn.ntua.gr (147.102.131.1) → router.vpn.ntua.gr (147.102.224.53) → ntua-zogr-3-gw.eier.access-link.grnet.gr (62.217.96.168) → grix-ADMIN.eier.access-link.grnet.gr (62.217.98.53) → nic2.gr-ix.gr (195.130.66.4)</text:span></text:span></text:p>
            <text:p text:style-name="P228"><text:span text:style-name="Source_20_Text"><text:span text:style-name="T52"/></text:span></text:p>
            <text:p text:style-name="P228"><text:span text:style-name="Source_20_Text"><text:span text:style-name="T52">3.4 </text:span></text:span><text:span text:style-name="Source_20_Text"><text:span text:style-name="T27">Αλλάζουν Identfication, Header checksum</text:span></text:span></text:p>
            <text:p text:style-name="P228"><text:span text:style-name="Source_20_Text"><text:span text:style-name="T52"/></text:span></text:p>
            <text:p text:style-name="P228"><text:span text:style-name="Source_20_Text"><text:span text:style-name="T52">3.5 <text:s/></text:span></text:span><text:span text:style-name="Source_20_Text"><text:span text:style-name="T28">Όλα τα υπόλοιπα πεδία παραμένουν αμετάβλητα</text:span></text:span></text:p>
            <text:p text:style-name="P228"><text:span text:style-name="Source_20_Text"><text:span text:style-name="T52"/></text:span></text:p>
            <text:p text:style-name="P228"><text:span text:style-name="Source_20_Text"><text:span text:style-name="T52">3.6 </text:span></text:span><text:span text:style-name="Source_20_Text"><text:span text:style-name="T28">Τα πεδία </text:span></text:span><text:span text:style-name="Source_20_Text"><text:span text:style-name="T43">των διευθύνσεων πηγής και προορισμού </text:span></text:span><text:span text:style-name="Source_20_Text"><text:span text:style-name="T44">καθώς αναζητούμε την διαδρομή των πακέτων με συγκεκριμένο προορισμό </text:span></text:span><text:span text:style-name="Source_20_Text"><text:span text:style-name="T45">καθώς και το ttl γιατί πρόκειται για μηνύματα στην ίδια σειρά.</text:span></text:span></text:p>
            <text:p text:style-name="P228"><text:span text:style-name="Source_20_Text"><text:span text:style-name="T52"/></text:span></text:p>
            <text:p text:style-name="P228"><text:span text:style-name="Source_20_Text"><text:span text:style-name="T52">3.7 </text:span></text:span><text:span text:style-name="Source_20_Text"><text:span text:style-name="T29">Το πεδίο Identification αλλάζ</text:span></text:span><text:span text:style-name="Source_20_Text"><text:span text:style-name="T44">ει</text:span></text:span><text:span text:style-name="Source_20_Text"><text:span text:style-name="T29"> αναγκαστικά καθώς πρόκειται για πακέτα σε διαφορετικά ethernet frames που δεν εχουν θρυμματιστεί και το Header Checksum για την ανίχνευση σφάλματος.</text:span></text:span></text:p>
            <text:p text:style-name="P228"><text:span text:style-name="Source_20_Text"><text:span text:style-name="T52"/></text:span></text:p>
            <text:p text:style-name="P228"><text:span text:style-name="Source_20_Text"><text:span text:style-name="T52">3.8</text:span></text:span><text:span text:style-name="Source_20_Text"><text:span text:style-name="T25"> </text:span></text:span><text:span text:style-name="Source_20_Text"><text:span text:style-name="T30">64</text:span></text:span></text:p>
            <text:p text:style-name="P228"><text:span text:style-name="Source_20_Text"><text:span text:style-name="T52"/></text:span></text:p>
            <text:p text:style-name="P228"><text:span text:style-name="Source_20_Text"><text:span text:style-name="T52">3.9 </text:span></text:span><text:span text:style-name="Source_20_Text"><text:span text:style-name="T30">Ναι παραμένουν σταθερά καθώς πρόκειται για πακέτα της ίδιας σειράς </text:span></text:span></text:p>
            <text:p text:style-name="P228"><text:span text:style-name="Source_20_Text"><text:span text:style-name="T52"/></text:span></text:p>
            <text:p text:style-name="P228"><text:span text:style-name="Source_20_Text"><text:span text:style-name="T52">3.10 </text:span></text:span><text:span text:style-name="Source_20_Text"><text:span text:style-name="T31">Η τιμές για επόμενες σειρές είναι 254 , 253 και 252 αντίστοιχα. </text:span></text:span><text:span text:style-name="Source_20_Text"><text:span text:style-name="T32">Παρατηρούμε ότι όσο απομακρύνεται σε hops, ο αριθμός είναι μικρότερος όπως είναι αναμενόμενο αφού μειώνεται κατά ένα σε κάθε hop. Η διαφορά στο default απο 255 σε 64 οφείλεται στην διαφορά στην έκδοση των linux που τρέχει ο κάθε router</text:span></text:span></text:p>
            <text:p text:style-name="P228"><text:span text:style-name="Source_20_Text"><text:span text:style-name="T52"/></text:span></text:p>
            <text:p text:style-name="P228"><text:span text:style-name="Source_20_Text"><text:span text:style-name="T52">3.11 </text:span></text:span><text:span text:style-name="Source_20_Text"><text:span text:style-name="T33">60</text:span></text:span></text:p>
            <text:p text:style-name="P228"><text:span text:style-name="Source_20_Text"><text:span text:style-name="T52"><text:s/></text:span></text:span></text:p>
            <text:p text:style-name="P228"><text:span text:style-name="Source_20_Text"><text:span text:style-name="T52">3.12 </text:span></text:span><text:span text:style-name="Source_20_Text"><text:span text:style-name="T33">64 </text:span></text:span><text:span text:style-name="Source_20_Text"><text:span text:style-name="T34">(Linux kernel 4.10 (2015): </text:span></text:span><text:span text:style-name="Strong_20_Emphasis"><text:span text:style-name="T34">64</text:span></text:span><text:span text:style-name="Source_20_Text"><text:span text:style-name="T53"> </text:span></text:span><text:span text:style-name="Source_20_Text"><text:span text:style-name="T34">for TCP, UDP and ICMP)</text:span></text:span></text:p>
            <text:p text:style-name="P227"><text:span text:style-name="Source_20_Text"><text:span text:style-name="T48"/></text:span></text:p>
            <text:p text:style-name="P229"><text:span text:style-name="Source_20_Text"><text:span text:style-name="T54">----------------------------------------------------------------------------------------------------------------------------</text:span></text:span></text:p>
            <text:p text:style-name="P229"><text:span text:style-name="Source_20_Text"><text:span text:style-name="T54"/></text:span></text:p>
            <text:p text:style-name="P229"><text:span text:style-name="Source_20_Text"><text:span text:style-name="T54">4.1 </text:span></text:span><text:span text:style-name="Source_20_Text"><text:span text:style-name="T35">ping -R -c 1 www.ntua.gr</text:span></text:span></text:p>
            <text:p text:style-name="P229"><text:span text:style-name="Source_20_Text"><text:span text:style-name="T54"/></text:span></text:p>
            <text:p text:style-name="P229"><text:span text:style-name="Source_20_Text"><text:span text:style-name="T54">4.2 </text:span></text:span><text:span text:style-name="Source_20_Text"><text:span text:style-name="T36">60 bytes</text:span></text:span></text:p>
            <text:p text:style-name="P229"><text:span text:style-name="Source_20_Text"><text:span text:style-name="T54"/></text:span></text:p>
            <text:p text:style-name="P229"><text:span text:style-name="Source_20_Text"><text:span text:style-name="T54">4.3 </text:span></text:span><text:span text:style-name="Source_20_Text"><text:span text:style-name="T36">60 bytes</text:span></text:span></text:p>
            <text:p text:style-name="P229"><text:span text:style-name="Source_20_Text"><text:span text:style-name="T54"/></text:span></text:p>
            <text:p text:style-name="P229"><text:span text:style-name="Source_20_Text"><text:span text:style-name="T54">4.4 </text:span></text:span><text:span text:style-name="Source_20_Text"><text:span text:style-name="T37">Το επιπρόσθετο περιεχόμενο βρίσκεται στο στοιχείο Options της επικεφαλίδας</text:span></text:span></text:p>
            <text:p text:style-name="P229"><text:span text:style-name="Source_20_Text"><text:span text:style-name="T54"/></text:span></text:p>
            <text:p text:style-name="P210"><text:span text:style-name="Source_20_Text"><text:span text:style-name="T83">4.5 <text:s/></text:span></text:span></text:p>
          </text:deletion>
        </text:changed-region>
        <text:changed-region xml:id="ct94314194166016" text:id="ct94314194166016">
          <text:deletion>
            <office:change-info>
              <dc:creator>Unknown Author</dc:creator>
              <dc:date>2020-11-04T23:23:06</dc:date>
            </office:change-info>
            <text:p text:style-name="P210"><text:span text:style-name="Source_20_Text"><text:span text:style-name="T75">vpn-131-224.vpn.ntua.gr (147.102.131.224) →</text:span></text:span><text:span text:style-name="Source_20_Text"><text:span text:style-name="T76"> <text:s/></text:span></text:span></text:p>
          </text:deletion>
        </text:changed-region>
        <text:changed-region xml:id="ct94314194165776" text:id="ct94314194165776">
          <text:deletion>
            <office:change-info>
              <dc:creator>Unknown Author</dc:creator>
              <dc:date>2020-11-09T22:43:21</dc:date>
            </office:change-info>
            <text:p text:style-name="P210"><text:span text:style-name="Source_20_Text"><text:span text:style-name="T76">vpn2.noc.ntua.gr (147.102.224.52)</text:span></text:span></text:p>
          </text:deletion>
        </text:changed-region>
        <text:changed-region xml:id="ct94314194165536" text:id="ct94314194165536">
          <text:deletion>
            <office:change-info>
              <dc:creator>Unknown Author</dc:creator>
              <dc:date>2020-11-04T23:23:10</dc:date>
            </office:change-info>
            <text:p text:style-name="P210"><text:span text:style-name="Source_20_Text"><text:span text:style-name="T325"/></text:span></text:p>
            <text:p text:style-name="P210"><text:span text:style-name="Source_20_Text"><text:span text:style-name="T75"/></text:span></text:p>
          </text:deletion>
        </text:changed-region>
        <text:changed-region xml:id="ct94314194165296" text:id="ct94314194165296">
          <text:deletion>
            <office:change-info>
              <dc:creator>Unknown Author</dc:creator>
              <dc:date>2020-11-09T22:43:21</dc:date>
            </office:change-info>
            <text:p text:style-name="P210"><text:span text:style-name="Source_20_Text"><text:span text:style-name="T75">→</text:span></text:span><text:span text:style-name="Source_20_Text"><text:span text:style-name="T76"> router.web.noc.ntua.gr (147.102.224.97) → www.ntua.gr (147.102.224.101)</text:span></text:span></text:p>
            <text:p text:style-name="P229"><text:span text:style-name="Source_20_Text"><text:span text:style-name="T54">4.6 </text:span></text:span><text:span text:style-name="Source_20_Text"><text:span text:style-name="T35">194.177.210.210 </text:span></text:span><text:span text:style-name="Source_20_Text"><text:span text:style-name="T38">βρίσκεται μακριά 5 βήματα.</text:span></text:span></text:p>
            <text:p text:style-name="P229"><text:span text:style-name="Source_20_Text"><text:span text:style-name="T35"/></text:span></text:p>
            <text:p text:style-name="P229"><text:span text:style-name="Source_20_Text"><text:span text:style-name="T54">4.7</text:span></text:span><text:span text:style-name="Source_20_Text"><text:span text:style-name="T35"> server-udp.vpn.ntua.gr (147.102.131.1) →</text:span></text:span><text:span text:style-name="Source_20_Text"><text:span text:style-name="T39"> router.vpn.ntua.gr (147.102.224.53) →</text:span></text:span></text:p>
            <text:p text:style-name="P210"><text:span text:style-name="Source_20_Text"><text:span text:style-name="T84">→ </text:span></text:span><text:span text:style-name="Source_20_Text"><text:span text:style-name="T91">ntua-zogr-3-gw.eier.access-link.grnet.gr (62.217.96.168) →</text:span></text:span></text:p>
          </text:deletion>
        </text:changed-region>
        <text:changed-region xml:id="ct94314194165056" text:id="ct94314194165056">
          <text:deletion>
            <office:change-info>
              <dc:creator>Unknown Author</dc:creator>
              <dc:date>2020-11-04T23:13:00</dc:date>
            </office:change-info>
            <text:p text:style-name="P210"><text:span text:style-name="Source_20_Text"><text:span text:style-name="T323"><text:s/></text:span></text:span></text:p>
          </text:deletion>
        </text:changed-region>
        <text:changed-region xml:id="ct94314194164816" text:id="ct94314194164816">
          <text:deletion>
            <office:change-info>
              <dc:creator>Unknown Author</dc:creator>
              <dc:date>2020-11-04T23:12:57</dc:date>
            </office:change-info>
            <text:p text:style-name="P210"><text:span text:style-name="Source_20_Text"><text:span text:style-name="T325"/></text:span></text:p>
            <text:p text:style-name="P210"><text:span text:style-name="Source_20_Text"><text:span text:style-name="T325"/></text:span></text:p>
          </text:deletion>
        </text:changed-region>
        <text:changed-region xml:id="ct94314194164576" text:id="ct94314194164576">
          <text:deletion>
            <office:change-info>
              <dc:creator>Unknown Author</dc:creator>
              <dc:date>2020-11-09T22:43:21</dc:date>
            </office:change-info>
            <text:p text:style-name="P210"><text:span text:style-name="Source_20_Text"><text:span text:style-name="T325"/></text:span></text:p>
            <text:p text:style-name="P230"><text:span text:style-name="Source_20_Text"><text:span text:style-name="T54">4.8</text:span></text:span></text:p>
            <text:p text:style-name="P229"><text:span text:style-name="Source_20_Text"><text:span text:style-name="T35"/></text:span></text:p>
            <text:p text:style-name="P229"><text:span text:style-name="Source_20_Text"><text:span text:style-name="T54">4.9</text:span></text:span></text:p>
            <text:p text:style-name="P227"><text:span text:style-name="Source_20_Text"><text:span text:style-name="T48"/></text:span></text:p>
            <text:p text:style-name="P210"><text:span text:style-name="Source_20_Text"><text:span text:style-name="T77"/></text:span></text:p>
          </text:deletion>
        </text:changed-region>
        <text:changed-region xml:id="ct94314194164336" text:id="ct94314194164336">
          <text:deletion>
            <office:change-info>
              <dc:creator>Unknown Author</dc:creator>
              <dc:date>2020-11-09T22:45:51</dc:date>
            </office:change-info>
            <text:p text:style-name="P210"><text:span text:style-name="Source_20_Text"><text:span text:style-name="T77">διεπαφής κάρτα δικτύου, <text:s/></text:span></text:span><text:span text:style-name="Source_20_Text"><text:span text:style-name="T78">147.102.131.</text:span></text:span><text:span text:style-name="Source_20_Text"><text:span text:style-name="T79">2</text:span></text:span><text:span text:style-name="Source_20_Text"><text:span text:style-name="T78">24 </text:span></text:span><text:span text:style-name="Source_20_Text"><text:span text:style-name="T77">ip μέσω vpn</text:span></text:span></text:p>
            <text:p text:style-name="P210"><text:span text:style-name="Source_20_Text"><text:span text:style-name="T325"/></text:span></text:p>
          </text:deletion>
        </text:changed-region>
        <text:changed-region xml:id="ct94314194164096" text:id="ct94314194164096">
          <text:deletion>
            <office:change-info>
              <dc:creator>Unknown Author</dc:creator>
              <dc:date>2020-11-09T22:43:22</dc:date>
            </office:change-info>
            <text:p text:style-name="P210"><text:span text:style-name="Source_20_Text"><text:span text:style-name="T325"/></text:span></text:p>
            <text:p text:style-name="P210"><text:span text:style-name="Source_20_Text"><text:span text:style-name="T325"/></text:span></text:p>
          </text:deletion>
        </text:changed-region>
        <text:changed-region xml:id="ct94314194167136" text:id="ct94314194167136">
          <text:insertion>
            <office:change-info>
              <dc:creator>Unknown Author</dc:creator>
              <dc:date>2021-03-10T23:24:15</dc:date>
            </office:change-info>
          </text:insertion>
        </text:changed-region>
        <text:changed-region xml:id="ct94314194168080" text:id="ct94314194168080">
          <text:insertion>
            <office:change-info>
              <dc:creator>Unknown Author</dc:creator>
              <dc:date>2021-05-10T19:14:02</dc:date>
            </office:change-info>
          </text:insertion>
        </text:changed-region>
        <text:changed-region xml:id="ct94314194174592" text:id="ct94314194174592">
          <text:insertion>
            <office:change-info>
              <dc:creator>Unknown Author</dc:creator>
              <dc:date>2021-05-10T17:35:28</dc:date>
            </office:change-info>
          </text:insertion>
        </text:changed-region>
        <text:changed-region xml:id="ct94314194179440" text:id="ct94314194179440">
          <text:insertion>
            <office:change-info>
              <dc:creator>Unknown Author</dc:creator>
              <dc:date>2021-05-10T17:40:36</dc:date>
            </office:change-info>
          </text:insertion>
        </text:changed-region>
        <text:changed-region xml:id="ct94314194184560" text:id="ct94314194184560">
          <text:insertion>
            <office:change-info>
              <dc:creator>Unknown Author</dc:creator>
              <dc:date>2021-05-10T19:26:38</dc:date>
            </office:change-info>
          </text:insertion>
        </text:changed-region>
        <text:changed-region xml:id="ct94314194186800" text:id="ct94314194186800">
          <text:insertion>
            <office:change-info>
              <dc:creator>Unknown Author</dc:creator>
              <dc:date>2021-05-10T17:42:32</dc:date>
            </office:change-info>
          </text:insertion>
        </text:changed-region>
        <text:changed-region xml:id="ct94314194187040" text:id="ct94314194187040">
          <text:insertion>
            <office:change-info>
              <dc:creator>Unknown Author</dc:creator>
              <dc:date>2021-05-10T17:49:33</dc:date>
            </office:change-info>
          </text:insertion>
        </text:changed-region>
        <text:changed-region xml:id="ct94314194190896" text:id="ct94314194190896">
          <text:insertion>
            <office:change-info>
              <dc:creator>Unknown Author</dc:creator>
              <dc:date>2021-05-10T17:58:10</dc:date>
            </office:change-info>
          </text:insertion>
        </text:changed-region>
        <text:changed-region xml:id="ct94314194196256" text:id="ct94314194196256">
          <text:insertion>
            <office:change-info>
              <dc:creator>Unknown Author</dc:creator>
              <dc:date>2021-05-10T19:27:05</dc:date>
            </office:change-info>
          </text:insertion>
        </text:changed-region>
        <text:changed-region xml:id="ct94314194199472" text:id="ct94314194199472">
          <text:insertion>
            <office:change-info>
              <dc:creator>Unknown Author</dc:creator>
              <dc:date>2021-05-10T17:50:55</dc:date>
            </office:change-info>
          </text:insertion>
        </text:changed-region>
        <text:changed-region xml:id="ct94314194200832" text:id="ct94314194200832">
          <text:insertion>
            <office:change-info>
              <dc:creator>Unknown Author</dc:creator>
              <dc:date>2021-05-10T17:51:57</dc:date>
            </office:change-info>
          </text:insertion>
        </text:changed-region>
        <text:changed-region xml:id="ct94314194191584" text:id="ct94314194191584">
          <text:insertion>
            <office:change-info>
              <dc:creator>Unknown Author</dc:creator>
              <dc:date>2021-05-10T17:52:00</dc:date>
            </office:change-info>
          </text:insertion>
        </text:changed-region>
        <text:changed-region xml:id="ct94314194195184" text:id="ct94314194195184">
          <text:insertion>
            <office:change-info>
              <dc:creator>Unknown Author</dc:creator>
              <dc:date>2021-05-10T17:54:44</dc:date>
            </office:change-info>
          </text:insertion>
        </text:changed-region>
        <text:changed-region xml:id="ct94314194194224" text:id="ct94314194194224">
          <text:insertion>
            <office:change-info>
              <dc:creator>Unknown Author</dc:creator>
              <dc:date>2021-05-10T17:55:45</dc:date>
            </office:change-info>
          </text:insertion>
        </text:changed-region>
        <text:changed-region xml:id="ct94314194188976" text:id="ct94314194188976">
          <text:insertion>
            <office:change-info>
              <dc:creator>Unknown Author</dc:creator>
              <dc:date>2021-05-10T17:56:10</dc:date>
            </office:change-info>
          </text:insertion>
        </text:changed-region>
        <text:changed-region xml:id="ct94314194202560" text:id="ct94314194202560">
          <text:insertion>
            <office:change-info>
              <dc:creator>Unknown Author</dc:creator>
              <dc:date>2021-05-10T17:57:27</dc:date>
            </office:change-info>
          </text:insertion>
        </text:changed-region>
        <text:changed-region xml:id="ct94314194190272" text:id="ct94314194190272">
          <text:insertion>
            <office:change-info>
              <dc:creator>Unknown Author</dc:creator>
              <dc:date>2021-05-10T19:30:39</dc:date>
            </office:change-info>
          </text:insertion>
        </text:changed-region>
        <text:changed-region xml:id="ct94314194201712" text:id="ct94314194201712">
          <text:insertion>
            <office:change-info>
              <dc:creator>Unknown Author</dc:creator>
              <dc:date>2021-05-10T17:58:35</dc:date>
            </office:change-info>
          </text:insertion>
        </text:changed-region>
        <text:changed-region xml:id="ct94314194210416" text:id="ct94314194210416">
          <text:insertion>
            <office:change-info>
              <dc:creator>Unknown Author</dc:creator>
              <dc:date>2021-05-10T17:59:17</dc:date>
            </office:change-info>
          </text:insertion>
        </text:changed-region>
        <text:changed-region xml:id="ct94314194212592" text:id="ct94314194212592">
          <text:insertion>
            <office:change-info>
              <dc:creator>Unknown Author</dc:creator>
              <dc:date>2021-05-10T18:00:47</dc:date>
            </office:change-info>
          </text:insertion>
        </text:changed-region>
        <text:changed-region xml:id="ct94314194213888" text:id="ct94314194213888">
          <text:insertion>
            <office:change-info>
              <dc:creator>Unknown Author</dc:creator>
              <dc:date>2021-05-10T18:01:02</dc:date>
            </office:change-info>
          </text:insertion>
        </text:changed-region>
        <text:changed-region xml:id="ct94314194233408" text:id="ct94314194233408">
          <text:insertion>
            <office:change-info>
              <dc:creator>Unknown Author</dc:creator>
              <dc:date>2021-05-10T18:22:35</dc:date>
            </office:change-info>
          </text:insertion>
        </text:changed-region>
        <text:changed-region xml:id="ct94314194236480" text:id="ct94314194236480">
          <text:insertion>
            <office:change-info>
              <dc:creator>Unknown Author</dc:creator>
              <dc:date>2021-05-10T18:23:00</dc:date>
            </office:change-info>
          </text:insertion>
        </text:changed-region>
        <text:changed-region xml:id="ct94314194214784" text:id="ct94314194214784">
          <text:insertion>
            <office:change-info>
              <dc:creator>Unknown Author</dc:creator>
              <dc:date>2021-05-10T18:24:02</dc:date>
            </office:change-info>
          </text:insertion>
        </text:changed-region>
        <text:changed-region xml:id="ct94314194262624" text:id="ct94314194262624">
          <text:insertion>
            <office:change-info>
              <dc:creator>Unknown Author</dc:creator>
              <dc:date>2021-05-10T18:26:15</dc:date>
            </office:change-info>
          </text:insertion>
        </text:changed-region>
        <text:changed-region xml:id="ct94314194265952" text:id="ct94314194265952">
          <text:insertion>
            <office:change-info>
              <dc:creator>Unknown Author</dc:creator>
              <dc:date>2021-05-10T18:59:21</dc:date>
            </office:change-info>
          </text:insertion>
        </text:changed-region>
        <text:changed-region xml:id="ct94314194227472" text:id="ct94314194227472">
          <text:insertion>
            <office:change-info>
              <dc:creator>Unknown Author</dc:creator>
              <dc:date>2021-05-10T19:36:10</dc:date>
            </office:change-info>
          </text:insertion>
        </text:changed-region>
        <text:changed-region xml:id="ct94314194258720" text:id="ct94314194258720">
          <text:insertion>
            <office:change-info>
              <dc:creator>Unknown Author</dc:creator>
              <dc:date>2021-05-10T19:37:10</dc:date>
            </office:change-info>
          </text:insertion>
        </text:changed-region>
        <text:changed-region xml:id="ct94314194247088" text:id="ct94314194247088">
          <text:insertion>
            <office:change-info>
              <dc:creator>Unknown Author</dc:creator>
              <dc:date>2021-05-11T12:41:41</dc:date>
            </office:change-info>
          </text:insertion>
        </text:changed-region>
        <text:changed-region xml:id="ct94314194294576" text:id="ct94314194294576">
          <text:insertion>
            <office:change-info>
              <dc:creator>Unknown Author</dc:creator>
              <dc:date>2021-05-11T12:43:18</dc:date>
            </office:change-info>
          </text:insertion>
        </text:changed-region>
        <text:changed-region xml:id="ct94314194294816" text:id="ct94314194294816">
          <text:insertion>
            <office:change-info>
              <dc:creator>Unknown Author</dc:creator>
              <dc:date>2021-05-11T12:44:47</dc:date>
            </office:change-info>
          </text:insertion>
        </text:changed-region>
        <text:changed-region xml:id="ct94314194295056" text:id="ct94314194295056">
          <text:insertion>
            <office:change-info>
              <dc:creator>Unknown Author</dc:creator>
              <dc:date>2021-05-11T12:59:36</dc:date>
            </office:change-info>
          </text:insertion>
        </text:changed-region>
        <text:changed-region xml:id="ct94314194297808" text:id="ct94314194297808">
          <text:insertion>
            <office:change-info>
              <dc:creator>Unknown Author</dc:creator>
              <dc:date>2021-05-11T13:00:02</dc:date>
            </office:change-info>
          </text:insertion>
        </text:changed-region>
        <text:changed-region xml:id="ct94314194300080" text:id="ct94314194300080">
          <text:insertion>
            <office:change-info>
              <dc:creator>Unknown Author</dc:creator>
              <dc:date>2021-05-11T13:03:11</dc:date>
            </office:change-info>
          </text:insertion>
        </text:changed-region>
        <text:changed-region xml:id="ct94314194302752" text:id="ct94314194302752">
          <text:insertion>
            <office:change-info>
              <dc:creator>Unknown Author</dc:creator>
              <dc:date>2021-05-11T13:06:53</dc:date>
            </office:change-info>
          </text:insertion>
        </text:changed-region>
        <text:changed-region xml:id="ct94314194314048" text:id="ct94314194314048">
          <text:insertion>
            <office:change-info>
              <dc:creator>Unknown Author</dc:creator>
              <dc:date>2021-05-11T13:07:00</dc:date>
            </office:change-info>
          </text:insertion>
        </text:changed-region>
        <text:changed-region xml:id="ct94314194302432" text:id="ct94314194302432">
          <text:insertion>
            <office:change-info>
              <dc:creator>Unknown Author</dc:creator>
              <dc:date>2021-05-11T13:09:10</dc:date>
            </office:change-info>
          </text:insertion>
        </text:changed-region>
        <text:changed-region xml:id="ct94314194307984" text:id="ct94314194307984">
          <text:insertion>
            <office:change-info>
              <dc:creator>Unknown Author</dc:creator>
              <dc:date>2021-05-11T13:12:36</dc:date>
            </office:change-info>
          </text:insertion>
        </text:changed-region>
        <text:changed-region xml:id="ct94314194310128" text:id="ct94314194310128">
          <text:insertion>
            <office:change-info>
              <dc:creator>Unknown Author</dc:creator>
              <dc:date>2021-05-11T13:13:00</dc:date>
            </office:change-info>
          </text:insertion>
        </text:changed-region>
        <text:changed-region xml:id="ct94314194329920" text:id="ct94314194329920">
          <text:insertion>
            <office:change-info>
              <dc:creator>Unknown Author</dc:creator>
              <dc:date>2021-05-11T13:15:33</dc:date>
            </office:change-info>
          </text:insertion>
        </text:changed-region>
        <text:changed-region xml:id="ct94314194333664" text:id="ct94314194333664">
          <text:insertion>
            <office:change-info>
              <dc:creator>Unknown Author</dc:creator>
              <dc:date>2021-05-11T13:16:25</dc:date>
            </office:change-info>
          </text:insertion>
        </text:changed-region>
        <text:changed-region xml:id="ct94314194333904" text:id="ct94314194333904">
          <text:insertion>
            <office:change-info>
              <dc:creator>Unknown Author</dc:creator>
              <dc:date>2021-05-11T13:18:16</dc:date>
            </office:change-info>
          </text:insertion>
        </text:changed-region>
        <text:changed-region xml:id="ct94314194319952" text:id="ct94314194319952">
          <text:insertion>
            <office:change-info>
              <dc:creator>Unknown Author</dc:creator>
              <dc:date>2021-05-11T13:21:18</dc:date>
            </office:change-info>
          </text:insertion>
        </text:changed-region>
        <text:changed-region xml:id="ct94314194339488" text:id="ct94314194339488">
          <text:insertion>
            <office:change-info>
              <dc:creator>Unknown Author</dc:creator>
              <dc:date>2021-05-11T13:22:48</dc:date>
            </office:change-info>
          </text:insertion>
        </text:changed-region>
        <text:changed-region xml:id="ct94314194324736" text:id="ct94314194324736">
          <text:insertion>
            <office:change-info>
              <dc:creator>Unknown Author</dc:creator>
              <dc:date>2021-05-11T13:23:29</dc:date>
            </office:change-info>
          </text:insertion>
        </text:changed-region>
        <text:changed-region xml:id="ct94314194341712" text:id="ct94314194341712">
          <text:insertion>
            <office:change-info>
              <dc:creator>Unknown Author</dc:creator>
              <dc:date>2021-05-11T13:25:57</dc:date>
            </office:change-info>
          </text:insertion>
        </text:changed-region>
        <text:changed-region xml:id="ct94314194346048" text:id="ct94314194346048">
          <text:insertion>
            <office:change-info>
              <dc:creator>Unknown Author</dc:creator>
              <dc:date>2021-05-11T13:26:00</dc:date>
            </office:change-info>
          </text:insertion>
        </text:changed-region>
        <text:changed-region xml:id="ct94314194342288" text:id="ct94314194342288">
          <text:insertion>
            <office:change-info>
              <dc:creator>Unknown Author</dc:creator>
              <dc:date>2021-05-11T13:27:57</dc:date>
            </office:change-info>
          </text:insertion>
        </text:changed-region>
        <text:changed-region xml:id="ct94314194353152" text:id="ct94314194353152">
          <text:insertion>
            <office:change-info>
              <dc:creator>Unknown Author</dc:creator>
              <dc:date>2021-05-11T14:07:16</dc:date>
            </office:change-info>
          </text:insertion>
        </text:changed-region>
        <text:changed-region xml:id="ct94314194357312" text:id="ct94314194357312">
          <text:insertion>
            <office:change-info>
              <dc:creator>Unknown Author</dc:creator>
              <dc:date>2021-05-11T14:14:16</dc:date>
            </office:change-info>
          </text:insertion>
        </text:changed-region>
        <text:changed-region xml:id="ct94314194359680" text:id="ct94314194359680">
          <text:insertion>
            <office:change-info>
              <dc:creator>Unknown Author</dc:creator>
              <dc:date>2021-05-11T14:15:00</dc:date>
            </office:change-info>
          </text:insertion>
        </text:changed-region>
        <text:changed-region xml:id="ct94314194374832" text:id="ct94314194374832">
          <text:insertion>
            <office:change-info>
              <dc:creator>Unknown Author</dc:creator>
              <dc:date>2021-05-11T14:16:03</dc:date>
            </office:change-info>
          </text:insertion>
        </text:changed-region>
        <text:changed-region xml:id="ct94314194362416" text:id="ct94314194362416">
          <text:insertion>
            <office:change-info>
              <dc:creator>Unknown Author</dc:creator>
              <dc:date>2021-05-11T14:19:30</dc:date>
            </office:change-info>
          </text:insertion>
        </text:changed-region>
        <text:changed-region xml:id="ct94314194368192" text:id="ct94314194368192">
          <text:insertion>
            <office:change-info>
              <dc:creator>Unknown Author</dc:creator>
              <dc:date>2021-05-11T14:20:00</dc:date>
            </office:change-info>
          </text:insertion>
        </text:changed-region>
        <text:changed-region xml:id="ct94314194388064" text:id="ct94314194388064">
          <text:insertion>
            <office:change-info>
              <dc:creator>Unknown Author</dc:creator>
              <dc:date>2021-05-11T14:21:02</dc:date>
            </office:change-info>
          </text:insertion>
        </text:changed-region>
        <text:changed-region xml:id="ct94314194366448" text:id="ct94314194366448">
          <text:insertion>
            <office:change-info>
              <dc:creator>Unknown Author</dc:creator>
              <dc:date>2021-05-11T17:14:47</dc:date>
            </office:change-info>
          </text:insertion>
        </text:changed-region>
        <text:changed-region xml:id="ct94314194384800" text:id="ct94314194384800">
          <text:insertion>
            <office:change-info>
              <dc:creator>Unknown Author</dc:creator>
              <dc:date>2021-05-11T17:15:02</dc:date>
            </office:change-info>
          </text:insertion>
        </text:changed-region>
        <text:changed-region xml:id="ct94314194379472" text:id="ct94314194379472">
          <text:insertion>
            <office:change-info>
              <dc:creator>Unknown Author</dc:creator>
              <dc:date>2021-05-11T17:18:14</dc:date>
            </office:change-info>
          </text:insertion>
        </text:changed-region>
        <text:changed-region xml:id="ct94314194393120" text:id="ct94314194393120">
          <text:insertion>
            <office:change-info>
              <dc:creator>Unknown Author</dc:creator>
              <dc:date>2021-05-11T17:19:54</dc:date>
            </office:change-info>
          </text:insertion>
        </text:changed-region>
        <text:changed-region xml:id="ct94314194398800" text:id="ct94314194398800">
          <text:insertion>
            <office:change-info>
              <dc:creator>Unknown Author</dc:creator>
              <dc:date>2021-05-11T17:20:14</dc:date>
            </office:change-info>
          </text:insertion>
        </text:changed-region>
        <text:changed-region xml:id="ct94314194401968" text:id="ct94314194401968">
          <text:insertion>
            <office:change-info>
              <dc:creator>Unknown Author</dc:creator>
              <dc:date>2021-05-11T17:21:33</dc:date>
            </office:change-info>
          </text:insertion>
        </text:changed-region>
        <text:changed-region xml:id="ct94314194402816" text:id="ct94314194402816">
          <text:insertion>
            <office:change-info>
              <dc:creator>Unknown Author</dc:creator>
              <dc:date>2021-05-11T17:25:09</dc:date>
            </office:change-info>
          </text:insertion>
        </text:changed-region>
        <text:changed-region xml:id="ct94314194410368" text:id="ct94314194410368">
          <text:insertion>
            <office:change-info>
              <dc:creator>Unknown Author</dc:creator>
              <dc:date>2021-05-11T17:30:08</dc:date>
            </office:change-info>
          </text:insertion>
        </text:changed-region>
        <text:changed-region xml:id="ct94314194408800" text:id="ct94314194408800">
          <text:insertion>
            <office:change-info>
              <dc:creator>Unknown Author</dc:creator>
              <dc:date>2021-05-11T17:42:27</dc:date>
            </office:change-info>
          </text:insertion>
        </text:changed-region>
        <text:changed-region xml:id="ct94314194414576" text:id="ct94314194414576">
          <text:insertion>
            <office:change-info>
              <dc:creator>Unknown Author</dc:creator>
              <dc:date>2021-05-11T17:45:27</dc:date>
            </office:change-info>
          </text:insertion>
        </text:changed-region>
        <text:changed-region xml:id="ct94314194415344" text:id="ct94314194415344">
          <text:insertion>
            <office:change-info>
              <dc:creator>Unknown Author</dc:creator>
              <dc:date>2021-05-11T17:46:18</dc:date>
            </office:change-info>
          </text:insertion>
        </text:changed-region>
        <text:changed-region xml:id="ct94314194423152" text:id="ct94314194423152">
          <text:insertion>
            <office:change-info>
              <dc:creator>Unknown Author</dc:creator>
              <dc:date>2021-05-11T17:54:15</dc:date>
            </office:change-info>
          </text:insertion>
        </text:changed-region>
        <text:changed-region xml:id="ct94314194429504" text:id="ct94314194429504">
          <text:insertion>
            <office:change-info>
              <dc:creator>Unknown Author</dc:creator>
              <dc:date>2021-05-11T17:55:17</dc:date>
            </office:change-info>
          </text:insertion>
        </text:changed-region>
        <text:changed-region xml:id="ct94314194426160" text:id="ct94314194426160">
          <text:insertion>
            <office:change-info>
              <dc:creator>Unknown Author</dc:creator>
              <dc:date>2021-05-11T17:56:56</dc:date>
            </office:change-info>
          </text:insertion>
        </text:changed-region>
        <text:changed-region xml:id="ct94314194423840" text:id="ct94314194423840">
          <text:insertion>
            <office:change-info>
              <dc:creator>Unknown Author</dc:creator>
              <dc:date>2021-05-11T17:58:44</dc:date>
            </office:change-info>
          </text:insertion>
        </text:changed-region>
        <text:changed-region xml:id="ct94314194432176" text:id="ct94314194432176">
          <text:insertion>
            <office:change-info>
              <dc:creator>Unknown Author</dc:creator>
              <dc:date>2021-05-11T17:59:27</dc:date>
            </office:change-info>
          </text:insertion>
        </text:changed-region>
        <text:changed-region xml:id="ct94314194435280" text:id="ct94314194435280">
          <text:insertion>
            <office:change-info>
              <dc:creator>Unknown Author</dc:creator>
              <dc:date>2021-05-11T18:08:58</dc:date>
            </office:change-info>
          </text:insertion>
        </text:changed-region>
        <text:changed-region xml:id="ct94314194440144" text:id="ct94314194440144">
          <text:insertion>
            <office:change-info>
              <dc:creator>Unknown Author</dc:creator>
              <dc:date>2021-05-11T18:09:00</dc:date>
            </office:change-info>
          </text:insertion>
        </text:changed-region>
        <text:changed-region xml:id="ct94314194440384" text:id="ct94314194440384">
          <text:insertion>
            <office:change-info>
              <dc:creator>Unknown Author</dc:creator>
              <dc:date>2021-05-11T18:10:21</dc:date>
            </office:change-info>
          </text:insertion>
        </text:changed-region>
        <text:changed-region xml:id="ct94314194443040" text:id="ct94314194443040">
          <text:insertion>
            <office:change-info>
              <dc:creator>Unknown Author</dc:creator>
              <dc:date>2021-05-11T18:11:13</dc:date>
            </office:change-info>
          </text:insertion>
        </text:changed-region>
        <text:changed-region xml:id="ct94314194445504" text:id="ct94314194445504">
          <text:insertion>
            <office:change-info>
              <dc:creator>Unknown Author</dc:creator>
              <dc:date>2021-05-11T18:12:01</dc:date>
            </office:change-info>
          </text:insertion>
        </text:changed-region>
        <text:changed-region xml:id="ct94314194458096" text:id="ct94314194458096">
          <text:insertion>
            <office:change-info>
              <dc:creator>Unknown Author</dc:creator>
              <dc:date>2021-05-11T18:13:05</dc:date>
            </office:change-info>
          </text:insertion>
        </text:changed-region>
        <text:changed-region xml:id="ct94314194452688" text:id="ct94314194452688">
          <text:insertion>
            <office:change-info>
              <dc:creator>Unknown Author</dc:creator>
              <dc:date>2021-05-11T18:14:33</dc:date>
            </office:change-info>
          </text:insertion>
        </text:changed-region>
        <text:changed-region xml:id="ct94314194446320" text:id="ct94314194446320">
          <text:insertion>
            <office:change-info>
              <dc:creator>Unknown Author</dc:creator>
              <dc:date>2021-05-11T18:18:29</dc:date>
            </office:change-info>
          </text:insertion>
        </text:changed-region>
        <text:changed-region xml:id="ct94314194451936" text:id="ct94314194451936">
          <text:insertion>
            <office:change-info>
              <dc:creator>Unknown Author</dc:creator>
              <dc:date>2021-05-11T18:20:14</dc:date>
            </office:change-info>
          </text:insertion>
        </text:changed-region>
        <text:changed-region xml:id="ct94314194450448" text:id="ct94314194450448">
          <text:insertion>
            <office:change-info>
              <dc:creator>Unknown Author</dc:creator>
              <dc:date>2021-05-11T18:25:45</dc:date>
            </office:change-info>
          </text:insertion>
        </text:changed-region>
        <text:changed-region xml:id="ct94314194465600" text:id="ct94314194465600">
          <text:insertion>
            <office:change-info>
              <dc:creator>Unknown Author</dc:creator>
              <dc:date>2021-05-11T18:26:41</dc:date>
            </office:change-info>
          </text:insertion>
        </text:changed-region>
        <text:changed-region xml:id="ct94314194470400" text:id="ct94314194470400">
          <text:insertion>
            <office:change-info>
              <dc:creator>Unknown Author</dc:creator>
              <dc:date>2021-05-11T18:27:01</dc:date>
            </office:change-info>
          </text:insertion>
        </text:changed-region>
        <text:changed-region xml:id="ct94314194470640" text:id="ct94314194470640">
          <text:insertion>
            <office:change-info>
              <dc:creator>Unknown Author</dc:creator>
              <dc:date>2021-05-11T18:38:59</dc:date>
            </office:change-info>
          </text:insertion>
        </text:changed-region>
        <text:changed-region xml:id="ct94314194472768" text:id="ct94314194472768">
          <text:insertion>
            <office:change-info>
              <dc:creator>Unknown Author</dc:creator>
              <dc:date>2021-05-11T18:39:16</dc:date>
            </office:change-info>
          </text:insertion>
        </text:changed-region>
        <text:changed-region xml:id="ct94314194473008" text:id="ct94314194473008">
          <text:insertion>
            <office:change-info>
              <dc:creator>Unknown Author</dc:creator>
              <dc:date>2021-05-11T18:41:58</dc:date>
            </office:change-info>
          </text:insertion>
        </text:changed-region>
        <text:changed-region xml:id="ct94314194475536" text:id="ct94314194475536">
          <text:insertion>
            <office:change-info>
              <dc:creator>Unknown Author</dc:creator>
              <dc:date>2021-05-11T18:42:00</dc:date>
            </office:change-info>
          </text:insertion>
        </text:changed-region>
        <text:changed-region xml:id="ct94314194478928" text:id="ct94314194478928">
          <text:insertion>
            <office:change-info>
              <dc:creator>Unknown Author</dc:creator>
              <dc:date>2021-05-11T18:44:14</dc:date>
            </office:change-info>
          </text:insertion>
        </text:changed-region>
        <text:changed-region xml:id="ct94314194448672" text:id="ct94314194448672">
          <text:insertion>
            <office:change-info>
              <dc:creator>Unknown Author</dc:creator>
              <dc:date>2021-05-11T18:45:19</dc:date>
            </office:change-info>
          </text:insertion>
        </text:changed-region>
        <text:changed-region xml:id="ct94314194480832" text:id="ct94314194480832">
          <text:insertion>
            <office:change-info>
              <dc:creator>Unknown Author</dc:creator>
              <dc:date>2021-05-11T18:55:28</dc:date>
            </office:change-info>
          </text:insertion>
        </text:changed-region>
        <text:changed-region xml:id="ct94314194481424" text:id="ct94314194481424">
          <text:insertion>
            <office:change-info>
              <dc:creator>Unknown Author</dc:creator>
              <dc:date>2021-05-11T18:56:48</dc:date>
            </office:change-info>
          </text:insertion>
        </text:changed-region>
        <text:changed-region xml:id="ct94314194484928" text:id="ct94314194484928">
          <text:insertion>
            <office:change-info>
              <dc:creator>Unknown Author</dc:creator>
              <dc:date>2021-05-11T18:57:26</dc:date>
            </office:change-info>
          </text:insertion>
        </text:changed-region>
        <text:changed-region xml:id="ct94314194499824" text:id="ct94314194499824">
          <text:insertion>
            <office:change-info>
              <dc:creator>Unknown Author</dc:creator>
              <dc:date>2021-05-13T15:47:42</dc:date>
            </office:change-info>
          </text:insertion>
        </text:changed-region>
        <text:changed-region xml:id="ct94314194506128" text:id="ct94314194506128">
          <text:insertion>
            <office:change-info>
              <dc:creator>Unknown Author</dc:creator>
              <dc:date>2021-05-13T15:53:09</dc:date>
            </office:change-info>
          </text:insertion>
        </text:changed-region>
        <text:changed-region xml:id="ct94314194492496" text:id="ct94314194492496">
          <text:insertion>
            <office:change-info>
              <dc:creator>Unknown Author</dc:creator>
              <dc:date>2021-05-13T16:32:19</dc:date>
            </office:change-info>
          </text:insertion>
        </text:changed-region>
        <text:changed-region xml:id="ct94314194509312" text:id="ct94314194509312">
          <text:insertion>
            <office:change-info>
              <dc:creator>Unknown Author</dc:creator>
              <dc:date>2021-05-13T16:38:20</dc:date>
            </office:change-info>
          </text:insertion>
        </text:changed-region>
        <text:changed-region xml:id="ct94314194513568" text:id="ct94314194513568">
          <text:insertion>
            <office:change-info>
              <dc:creator>Unknown Author</dc:creator>
              <dc:date>2021-05-13T16:39:44</dc:date>
            </office:change-info>
          </text:insertion>
        </text:changed-region>
        <text:changed-region xml:id="ct94314194514096" text:id="ct94314194514096">
          <text:insertion>
            <office:change-info>
              <dc:creator>Unknown Author</dc:creator>
              <dc:date>2021-05-13T16:40:00</dc:date>
            </office:change-info>
          </text:insertion>
        </text:changed-region>
        <text:changed-region xml:id="ct94314194518544" text:id="ct94314194518544">
          <text:insertion>
            <office:change-info>
              <dc:creator>Unknown Author</dc:creator>
              <dc:date>2021-05-13T16:45:33</dc:date>
            </office:change-info>
          </text:insertion>
        </text:changed-region>
        <text:changed-region xml:id="ct94314194520176" text:id="ct94314194520176">
          <text:insertion>
            <office:change-info>
              <dc:creator>Unknown Author</dc:creator>
              <dc:date>2021-05-13T16:51:14</dc:date>
            </office:change-info>
          </text:insertion>
        </text:changed-region>
        <text:changed-region xml:id="ct94314194530592" text:id="ct94314194530592">
          <text:insertion>
            <office:change-info>
              <dc:creator>Unknown Author</dc:creator>
              <dc:date>2021-05-13T16:52:20</dc:date>
            </office:change-info>
          </text:insertion>
        </text:changed-region>
        <text:changed-region xml:id="ct94314194531888" text:id="ct94314194531888">
          <text:insertion>
            <office:change-info>
              <dc:creator>Unknown Author</dc:creator>
              <dc:date>2021-05-13T16:53:00</dc:date>
            </office:change-info>
          </text:insertion>
        </text:changed-region>
        <text:changed-region xml:id="ct94314194534064" text:id="ct94314194534064">
          <text:insertion>
            <office:change-info>
              <dc:creator>Unknown Author</dc:creator>
              <dc:date>2021-05-13T17:16:57</dc:date>
            </office:change-info>
          </text:insertion>
        </text:changed-region>
        <text:changed-region xml:id="ct94314194535120" text:id="ct94314194535120">
          <text:insertion>
            <office:change-info>
              <dc:creator>Unknown Author</dc:creator>
              <dc:date>2021-05-13T17:24:59</dc:date>
            </office:change-info>
          </text:insertion>
        </text:changed-region>
        <text:changed-region xml:id="ct94314194542288" text:id="ct94314194542288">
          <text:insertion>
            <office:change-info>
              <dc:creator>Unknown Author</dc:creator>
              <dc:date>2021-05-13T17:25:02</dc:date>
            </office:change-info>
          </text:insertion>
        </text:changed-region>
        <text:changed-region xml:id="ct94314194544352" text:id="ct94314194544352">
          <text:insertion>
            <office:change-info>
              <dc:creator>Unknown Author</dc:creator>
              <dc:date>2021-05-13T17:27:05</dc:date>
            </office:change-info>
          </text:insertion>
        </text:changed-region>
        <text:changed-region xml:id="ct94314194547616" text:id="ct94314194547616">
          <text:insertion>
            <office:change-info>
              <dc:creator>Unknown Author</dc:creator>
              <dc:date>2021-05-13T17:28:34</dc:date>
            </office:change-info>
          </text:insertion>
        </text:changed-region>
        <text:changed-region xml:id="ct94314194550784" text:id="ct94314194550784">
          <text:insertion>
            <office:change-info>
              <dc:creator>Unknown Author</dc:creator>
              <dc:date>2021-05-13T17:29:20</dc:date>
            </office:change-info>
          </text:insertion>
        </text:changed-region>
        <text:changed-region xml:id="ct94314194553952" text:id="ct94314194553952">
          <text:insertion>
            <office:change-info>
              <dc:creator>Unknown Author</dc:creator>
              <dc:date>2021-05-13T17:30:11</dc:date>
            </office:change-info>
          </text:insertion>
        </text:changed-region>
        <text:changed-region xml:id="ct94314194557120" text:id="ct94314194557120">
          <text:insertion>
            <office:change-info>
              <dc:creator>Unknown Author</dc:creator>
              <dc:date>2021-05-13T17:33:38</dc:date>
            </office:change-info>
          </text:insertion>
        </text:changed-region>
        <text:changed-region xml:id="ct94314194560288" text:id="ct94314194560288">
          <text:insertion>
            <office:change-info>
              <dc:creator>Unknown Author</dc:creator>
              <dc:date>2021-05-13T17:34:35</dc:date>
            </office:change-info>
          </text:insertion>
        </text:changed-region>
        <text:changed-region xml:id="ct94314194036464" text:id="ct94314194036464">
          <text:insertion>
            <office:change-info>
              <dc:creator>Unknown Author</dc:creator>
              <dc:date>2021-05-13T17:35:22</dc:date>
            </office:change-info>
          </text:insertion>
        </text:changed-region>
        <text:changed-region xml:id="ct94314194566576" text:id="ct94314194566576">
          <text:insertion>
            <office:change-info>
              <dc:creator>Unknown Author</dc:creator>
              <dc:date>2021-05-13T17:45:38</dc:date>
            </office:change-info>
          </text:insertion>
        </text:changed-region>
        <text:changed-region xml:id="ct94314194571520" text:id="ct94314194571520">
          <text:insertion>
            <office:change-info>
              <dc:creator>Unknown Author</dc:creator>
              <dc:date>2021-05-13T17:46:28</dc:date>
            </office:change-info>
          </text:insertion>
        </text:changed-region>
        <text:changed-region xml:id="ct94314194568752" text:id="ct94314194568752">
          <text:insertion>
            <office:change-info>
              <dc:creator>Unknown Author</dc:creator>
              <dc:date>2021-05-13T17:53:30</dc:date>
            </office:change-info>
          </text:insertion>
        </text:changed-region>
        <text:changed-region xml:id="ct94314194575872" text:id="ct94314194575872">
          <text:insertion>
            <office:change-info>
              <dc:creator>Unknown Author</dc:creator>
              <dc:date>2021-05-13T17:54:21</dc:date>
            </office:change-info>
          </text:insertion>
        </text:changed-region>
        <text:changed-region xml:id="ct94314194579136" text:id="ct94314194579136">
          <text:insertion>
            <office:change-info>
              <dc:creator>Unknown Author</dc:creator>
              <dc:date>2021-05-13T18:45:23</dc:date>
            </office:change-info>
          </text:insertion>
        </text:changed-region>
        <text:changed-region xml:id="ct94314194587728" text:id="ct94314194587728">
          <text:insertion>
            <office:change-info>
              <dc:creator>Unknown Author</dc:creator>
              <dc:date>2021-05-13T18:48:07</dc:date>
            </office:change-info>
          </text:insertion>
        </text:changed-region>
        <text:changed-region xml:id="ct94314194587968" text:id="ct94314194587968">
          <text:insertion>
            <office:change-info>
              <dc:creator>Unknown Author</dc:creator>
              <dc:date>2021-05-13T18:56:40</dc:date>
            </office:change-info>
          </text:insertion>
        </text:changed-region>
        <text:changed-region xml:id="ct94314194581840" text:id="ct94314194581840">
          <text:insertion>
            <office:change-info>
              <dc:creator>Unknown Author</dc:creator>
              <dc:date>2021-05-13T18:58:06</dc:date>
            </office:change-info>
          </text:insertion>
        </text:changed-region>
        <text:changed-region xml:id="ct94314194590880" text:id="ct94314194590880">
          <text:insertion>
            <office:change-info>
              <dc:creator>Unknown Author</dc:creator>
              <dc:date>2021-05-14T12:09:38</dc:date>
            </office:change-info>
          </text:insertion>
        </text:changed-region>
        <text:changed-region xml:id="ct94314194592240" text:id="ct94314194592240">
          <text:insertion>
            <office:change-info>
              <dc:creator>Unknown Author</dc:creator>
              <dc:date>2021-05-14T12:11:21</dc:date>
            </office:change-info>
          </text:insertion>
        </text:changed-region>
        <text:changed-region xml:id="ct94314194594416" text:id="ct94314194594416">
          <text:insertion>
            <office:change-info>
              <dc:creator>Unknown Author</dc:creator>
              <dc:date>2021-05-14T12:14:07</dc:date>
            </office:change-info>
          </text:insertion>
        </text:changed-region>
        <text:changed-region xml:id="ct94314194606352" text:id="ct94314194606352">
          <text:insertion>
            <office:change-info>
              <dc:creator>Unknown Author</dc:creator>
              <dc:date>2021-05-14T12:50:53</dc:date>
            </office:change-info>
          </text:insertion>
        </text:changed-region>
        <text:changed-region xml:id="ct94314194599616" text:id="ct94314194599616">
          <text:insertion>
            <office:change-info>
              <dc:creator>Unknown Author</dc:creator>
              <dc:date>2021-05-14T12:55:33</dc:date>
            </office:change-info>
          </text:insertion>
        </text:changed-region>
        <text:changed-region xml:id="ct94314194613280" text:id="ct94314194613280">
          <text:insertion>
            <office:change-info>
              <dc:creator>Unknown Author</dc:creator>
              <dc:date>2021-05-14T12:56:00</dc:date>
            </office:change-info>
          </text:insertion>
        </text:changed-region>
        <text:changed-region xml:id="ct94314194618848" text:id="ct94314194618848">
          <text:insertion>
            <office:change-info>
              <dc:creator>Unknown Author</dc:creator>
              <dc:date>2021-05-14T12:57:04</dc:date>
            </office:change-info>
          </text:insertion>
        </text:changed-region>
        <text:changed-region xml:id="ct94314194620448" text:id="ct94314194620448">
          <text:insertion>
            <office:change-info>
              <dc:creator>Unknown Author</dc:creator>
              <dc:date>2021-05-14T12:59:24</dc:date>
            </office:change-info>
          </text:insertion>
        </text:changed-region>
        <text:changed-region xml:id="ct94314194655632" text:id="ct94314194655632">
          <text:insertion>
            <office:change-info>
              <dc:creator>Unknown Author</dc:creator>
              <dc:date>2021-05-14T13:00:02</dc:date>
            </office:change-info>
          </text:insertion>
        </text:changed-region>
        <text:changed-region xml:id="ct94314194739888" text:id="ct94314194739888">
          <text:insertion>
            <office:change-info>
              <dc:creator>Unknown Author</dc:creator>
              <dc:date>2021-05-14T14:29:02</dc:date>
            </office:change-info>
          </text:insertion>
        </text:changed-region>
        <text:changed-region xml:id="ct94314194741056" text:id="ct94314194741056">
          <text:insertion>
            <office:change-info>
              <dc:creator>Unknown Author</dc:creator>
              <dc:date>2021-05-14T14:28:55</dc:date>
            </office:change-info>
          </text:insertion>
        </text:changed-region>
        <text:changed-region xml:id="ct94314194748544" text:id="ct94314194748544">
          <text:insertion>
            <office:change-info>
              <dc:creator>Unknown Author</dc:creator>
              <dc:date>2021-05-14T14:29:28</dc:date>
            </office:change-info>
          </text:insertion>
        </text:changed-region>
        <text:changed-region xml:id="ct94314194740208" text:id="ct94314194740208">
          <text:insertion>
            <office:change-info>
              <dc:creator>Unknown Author</dc:creator>
              <dc:date>2021-05-14T14:31:12</dc:date>
            </office:change-info>
          </text:insertion>
        </text:changed-region>
        <text:changed-region xml:id="ct94314194739200" text:id="ct94314194739200">
          <text:insertion>
            <office:change-info>
              <dc:creator>Unknown Author</dc:creator>
              <dc:date>2021-05-14T14:32:00</dc:date>
            </office:change-info>
          </text:insertion>
        </text:changed-region>
        <text:changed-region xml:id="ct94314194742160" text:id="ct94314194742160">
          <text:insertion>
            <office:change-info>
              <dc:creator>Unknown Author</dc:creator>
              <dc:date>2021-05-14T14:33:36</dc:date>
            </office:change-info>
          </text:insertion>
        </text:changed-region>
        <text:changed-region xml:id="ct94314194754352" text:id="ct94314194754352">
          <text:insertion>
            <office:change-info>
              <dc:creator>Unknown Author</dc:creator>
              <dc:date>2021-05-14T14:34:00</dc:date>
            </office:change-info>
          </text:insertion>
        </text:changed-region>
        <text:changed-region xml:id="ct94314194751648" text:id="ct94314194751648">
          <text:insertion>
            <office:change-info>
              <dc:creator>Unknown Author</dc:creator>
              <dc:date>2021-05-14T13:00:02</dc:date>
            </office:change-info>
          </text:insertion>
        </text:changed-region>
        <text:changed-region xml:id="ct94314194778096" text:id="ct94314194778096">
          <text:insertion>
            <office:change-info>
              <dc:creator>Unknown Author</dc:creator>
              <dc:date>2021-05-14T14:50:40</dc:date>
            </office:change-info>
          </text:insertion>
        </text:changed-region>
        <text:changed-region xml:id="ct94314194780752" text:id="ct94314194780752">
          <text:insertion>
            <office:change-info>
              <dc:creator>Unknown Author</dc:creator>
              <dc:date>2021-05-14T14:51:15</dc:date>
            </office:change-info>
          </text:insertion>
        </text:changed-region>
        <text:changed-region xml:id="ct94314194241056" text:id="ct94314194241056">
          <text:insertion>
            <office:change-info>
              <dc:creator>Unknown Author</dc:creator>
              <dc:date>2021-05-14T14:53:00</dc:date>
            </office:change-info>
          </text:insertion>
        </text:changed-region>
        <text:changed-region xml:id="ct94314194769968" text:id="ct94314194769968">
          <text:insertion>
            <office:change-info>
              <dc:creator>Unknown Author</dc:creator>
              <dc:date>2021-05-14T14:57:27</dc:date>
            </office:change-info>
          </text:insertion>
        </text:changed-region>
        <text:changed-region xml:id="ct94314194771376" text:id="ct94314194771376">
          <text:insertion>
            <office:change-info>
              <dc:creator>Unknown Author</dc:creator>
              <dc:date>2021-05-14T15:00:25</dc:date>
            </office:change-info>
          </text:insertion>
        </text:changed-region>
        <text:changed-region xml:id="ct94314194244288" text:id="ct94314194244288">
          <text:insertion>
            <office:change-info>
              <dc:creator>Unknown Author</dc:creator>
              <dc:date>2021-05-14T14:58:23</dc:date>
            </office:change-info>
          </text:insertion>
        </text:changed-region>
        <text:changed-region xml:id="ct94314194244608" text:id="ct94314194244608">
          <text:insertion>
            <office:change-info>
              <dc:creator>Unknown Author</dc:creator>
              <dc:date>2021-05-14T15:00:25</dc:date>
            </office:change-info>
          </text:insertion>
        </text:changed-region>
        <text:changed-region xml:id="ct94314194243120" text:id="ct94314194243120">
          <text:insertion>
            <office:change-info>
              <dc:creator>Unknown Author</dc:creator>
              <dc:date>2021-05-14T14:59:00</dc:date>
            </office:change-info>
          </text:insertion>
        </text:changed-region>
        <text:changed-region xml:id="ct94314194243536" text:id="ct94314194243536">
          <text:insertion>
            <office:change-info>
              <dc:creator>Unknown Author</dc:creator>
              <dc:date>2021-05-14T15:00:02</dc:date>
            </office:change-info>
          </text:insertion>
        </text:changed-region>
        <text:changed-region xml:id="ct94314194788704" text:id="ct94314194788704">
          <text:insertion>
            <office:change-info>
              <dc:creator>Unknown Author</dc:creator>
              <dc:date>2021-05-14T15:01:07</dc:date>
            </office:change-info>
          </text:insertion>
        </text:changed-region>
        <text:changed-region xml:id="ct94314194791968" text:id="ct94314194791968">
          <text:insertion>
            <office:change-info>
              <dc:creator>Unknown Author</dc:creator>
              <dc:date>2021-05-14T15:13:10</dc:date>
            </office:change-info>
          </text:insertion>
        </text:changed-region>
        <text:changed-region xml:id="ct94314194794960" text:id="ct94314194794960">
          <text:insertion>
            <office:change-info>
              <dc:creator>Unknown Author</dc:creator>
              <dc:date>2021-05-14T15:14:04</dc:date>
            </office:change-info>
          </text:insertion>
        </text:changed-region>
        <text:changed-region xml:id="ct94314194804464" text:id="ct94314194804464">
          <text:insertion>
            <office:change-info>
              <dc:creator>Unknown Author</dc:creator>
              <dc:date>2021-05-14T15:18:10</dc:date>
            </office:change-info>
          </text:insertion>
        </text:changed-region>
        <text:changed-region xml:id="ct94314194804704" text:id="ct94314194804704">
          <text:insertion>
            <office:change-info>
              <dc:creator>Unknown Author</dc:creator>
              <dc:date>2021-05-14T15:31:09</dc:date>
            </office:change-info>
          </text:insertion>
        </text:changed-region>
        <text:changed-region xml:id="ct94314194811440" text:id="ct94314194811440">
          <text:insertion>
            <office:change-info>
              <dc:creator>Unknown Author</dc:creator>
              <dc:date>2021-05-14T16:49:26</dc:date>
            </office:change-info>
          </text:insertion>
        </text:changed-region>
        <text:changed-region xml:id="ct94314194817168" text:id="ct94314194817168">
          <text:insertion>
            <office:change-info>
              <dc:creator>Unknown Author</dc:creator>
              <dc:date>2021-05-14T16:50:00</dc:date>
            </office:change-info>
          </text:insertion>
        </text:changed-region>
        <text:changed-region xml:id="ct94314194843168" text:id="ct94314194843168">
          <text:insertion>
            <office:change-info>
              <dc:creator>Unknown Author</dc:creator>
              <dc:date>2021-05-14T16:51:00</dc:date>
            </office:change-info>
          </text:insertion>
        </text:changed-region>
        <text:changed-region xml:id="ct94314194806256" text:id="ct94314194806256">
          <text:insertion>
            <office:change-info>
              <dc:creator>Unknown Author</dc:creator>
              <dc:date>2021-05-14T16:54:16</dc:date>
            </office:change-info>
          </text:insertion>
        </text:changed-region>
        <text:changed-region xml:id="ct94314194811120" text:id="ct94314194811120">
          <text:insertion>
            <office:change-info>
              <dc:creator>Unknown Author</dc:creator>
              <dc:date>2021-05-14T16:55:32</dc:date>
            </office:change-info>
          </text:insertion>
        </text:changed-region>
        <text:changed-region xml:id="ct94314194830512" text:id="ct94314194830512">
          <text:insertion>
            <office:change-info>
              <dc:creator>Unknown Author</dc:creator>
              <dc:date>2021-05-14T16:57:47</dc:date>
            </office:change-info>
          </text:insertion>
        </text:changed-region>
        <text:changed-region xml:id="ct94314194828352" text:id="ct94314194828352">
          <text:insertion>
            <office:change-info>
              <dc:creator>Unknown Author</dc:creator>
              <dc:date>2021-05-14T16:58:35</dc:date>
            </office:change-info>
          </text:insertion>
        </text:changed-region>
        <text:changed-region xml:id="ct94314194823712" text:id="ct94314194823712">
          <text:insertion>
            <office:change-info>
              <dc:creator>Unknown Author</dc:creator>
              <dc:date>2021-05-14T17:03:20</dc:date>
            </office:change-info>
          </text:insertion>
        </text:changed-region>
        <text:changed-region xml:id="ct94314194825024" text:id="ct94314194825024">
          <text:insertion>
            <office:change-info>
              <dc:creator>Unknown Author</dc:creator>
              <dc:date>2021-05-14T17:40:00</dc:date>
            </office:change-info>
          </text:insertion>
        </text:changed-region>
        <text:changed-region xml:id="ct94314194814848" text:id="ct94314194814848">
          <text:insertion>
            <office:change-info>
              <dc:creator>Unknown Author</dc:creator>
              <dc:date>2021-05-14T17:43:53</dc:date>
            </office:change-info>
          </text:insertion>
        </text:changed-region>
        <text:changed-region xml:id="ct94314216289280" text:id="ct94314216289280">
          <text:insertion>
            <office:change-info>
              <dc:creator>Unknown Author</dc:creator>
              <dc:date>2021-05-14T17:46:10</dc:date>
            </office:change-info>
          </text:insertion>
        </text:changed-region>
        <text:changed-region xml:id="ct94314217841920" text:id="ct94314217841920">
          <text:insertion>
            <office:change-info>
              <dc:creator>Unknown Author</dc:creator>
              <dc:date>2021-05-14T18:46:12</dc:date>
            </office:change-info>
          </text:insertion>
        </text:changed-region>
        <text:changed-region xml:id="ct94314220695232" text:id="ct94314220695232">
          <text:insertion>
            <office:change-info>
              <dc:creator>Unknown Author</dc:creator>
              <dc:date>2021-05-14T18:48:44</dc:date>
            </office:change-info>
          </text:insertion>
        </text:changed-region>
        <text:changed-region xml:id="ct94314195441824" text:id="ct94314195441824">
          <text:insertion>
            <office:change-info>
              <dc:creator>Unknown Author</dc:creator>
              <dc:date>2021-05-14T18:49:38</dc:date>
            </office:change-info>
          </text:insertion>
        </text:changed-region>
        <text:changed-region xml:id="ct94314217870560" text:id="ct94314217870560">
          <text:insertion>
            <office:change-info>
              <dc:creator>Unknown Author</dc:creator>
              <dc:date>2021-05-14T18:57:42</dc:date>
            </office:change-info>
          </text:insertion>
        </text:changed-region>
        <text:changed-region xml:id="ct94314217780640" text:id="ct94314217780640">
          <text:insertion>
            <office:change-info>
              <dc:creator>Unknown Author</dc:creator>
              <dc:date>2021-05-14T18:58:06</dc:date>
            </office:change-info>
          </text:insertion>
        </text:changed-region>
        <text:changed-region xml:id="ct94314216642512" text:id="ct94314216642512">
          <text:insertion>
            <office:change-info>
              <dc:creator>Unknown Author</dc:creator>
              <dc:date>2021-05-14T18:59:42</dc:date>
            </office:change-info>
          </text:insertion>
        </text:changed-region>
        <text:changed-region xml:id="ct94314191241216" text:id="ct94314191241216">
          <text:insertion>
            <office:change-info>
              <dc:creator>Unknown Author</dc:creator>
              <dc:date>2021-05-14T19:00:02</dc:date>
            </office:change-info>
          </text:insertion>
        </text:changed-region>
        <text:changed-region xml:id="ct94314217395760" text:id="ct94314217395760">
          <text:insertion>
            <office:change-info>
              <dc:creator>Unknown Author</dc:creator>
              <dc:date>2021-05-14T19:03:06</dc:date>
            </office:change-info>
          </text:insertion>
        </text:changed-region>
        <text:changed-region xml:id="ct94314193996416" text:id="ct94314193996416">
          <text:insertion>
            <office:change-info>
              <dc:creator>Unknown Author</dc:creator>
              <dc:date>2021-05-14T19:02:55</dc:date>
            </office:change-info>
          </text:insertion>
        </text:changed-region>
        <text:changed-region xml:id="ct94314220063776" text:id="ct94314220063776">
          <text:insertion>
            <office:change-info>
              <dc:creator>Unknown Author</dc:creator>
              <dc:date>2021-05-14T19:03:08</dc:date>
            </office:change-info>
          </text:insertion>
        </text:changed-region>
        <text:changed-region xml:id="ct94314216167040" text:id="ct94314216167040">
          <text:insertion>
            <office:change-info>
              <dc:creator>Unknown Author</dc:creator>
              <dc:date>2021-05-14T19:04:46</dc:date>
            </office:change-info>
          </text:insertion>
        </text:changed-region>
        <text:changed-region xml:id="ct94314218347840" text:id="ct94314218347840">
          <text:insertion>
            <office:change-info>
              <dc:creator>Unknown Author</dc:creator>
              <dc:date>2021-05-14T19:05:48</dc:date>
            </office:change-info>
          </text:insertion>
        </text:changed-region>
        <text:changed-region xml:id="ct94314218123760" text:id="ct94314218123760">
          <text:insertion>
            <office:change-info>
              <dc:creator>Unknown Author</dc:creator>
              <dc:date>2021-05-14T19:25:16</dc:date>
            </office:change-info>
          </text:insertion>
        </text:changed-region>
        <text:changed-region xml:id="ct94314192342912" text:id="ct94314192342912">
          <text:insertion>
            <office:change-info>
              <dc:creator>Unknown Author</dc:creator>
              <dc:date>2021-05-14T19:26:32</dc:date>
            </office:change-info>
          </text:insertion>
        </text:changed-region>
        <text:changed-region xml:id="ct94314215950096" text:id="ct94314215950096">
          <text:insertion>
            <office:change-info>
              <dc:creator>Unknown Author</dc:creator>
              <dc:date>2021-05-14T19:30:15</dc:date>
            </office:change-info>
          </text:insertion>
        </text:changed-region>
        <text:changed-region xml:id="ct94314217313472" text:id="ct94314217313472">
          <text:insertion>
            <office:change-info>
              <dc:creator>Unknown Author</dc:creator>
              <dc:date>2021-05-14T19:31:26</dc:date>
            </office:change-info>
          </text:insertion>
        </text:changed-region>
        <text:changed-region xml:id="ct94314194848448" text:id="ct94314194848448">
          <text:insertion>
            <office:change-info>
              <dc:creator>Unknown Author</dc:creator>
              <dc:date>2021-05-14T19:34:17</dc:date>
            </office:change-info>
          </text:insertion>
        </text:changed-region>
        <text:changed-region xml:id="ct94314216104112" text:id="ct94314216104112">
          <text:insertion>
            <office:change-info>
              <dc:creator>Unknown Author</dc:creator>
              <dc:date>2021-05-14T19:35:12</dc:date>
            </office:change-info>
          </text:insertion>
        </text:changed-region>
        <text:changed-region xml:id="ct94314219938192" text:id="ct94314219938192">
          <text:insertion>
            <office:change-info>
              <dc:creator>Unknown Author</dc:creator>
              <dc:date>2021-05-14T19:36:00</dc:date>
            </office:change-info>
          </text:insertion>
        </text:changed-region>
        <text:changed-region xml:id="ct94314216290192" text:id="ct94314216290192">
          <text:insertion>
            <office:change-info>
              <dc:creator>Unknown Author</dc:creator>
              <dc:date>2021-05-14T19:41:54</dc:date>
            </office:change-info>
          </text:insertion>
        </text:changed-region>
        <text:changed-region xml:id="ct94314217257296" text:id="ct94314217257296">
          <text:insertion>
            <office:change-info>
              <dc:creator>Unknown Author</dc:creator>
              <dc:date>2021-05-14T19:42:14</dc:date>
            </office:change-info>
          </text:insertion>
        </text:changed-region>
        <text:changed-region xml:id="ct94314227254752" text:id="ct94314227254752">
          <text:insertion>
            <office:change-info>
              <dc:creator>Unknown Author</dc:creator>
              <dc:date>2021-05-14T19:43:09</dc:date>
            </office:change-info>
          </text:insertion>
        </text:changed-region>
        <text:changed-region xml:id="ct94314143861504" text:id="ct94314143861504">
          <text:insertion>
            <office:change-info>
              <dc:creator>Unknown Author</dc:creator>
              <dc:date>2021-05-14T20:25:42</dc:date>
            </office:change-info>
          </text:insertion>
        </text:changed-region>
        <text:changed-region xml:id="ct94314197492576" text:id="ct94314197492576">
          <text:insertion>
            <office:change-info>
              <dc:creator>Unknown Author</dc:creator>
              <dc:date>2021-05-14T20:26:35</dc:date>
            </office:change-info>
          </text:insertion>
        </text:changed-region>
        <text:changed-region xml:id="ct94314219328864" text:id="ct94314219328864">
          <text:insertion>
            <office:change-info>
              <dc:creator>Unknown Author</dc:creator>
              <dc:date>2021-05-14T20:27:32</dc:date>
            </office:change-info>
          </text:insertion>
        </text:changed-region>
        <text:changed-region xml:id="ct94314218415104" text:id="ct94314218415104">
          <text:insertion>
            <office:change-info>
              <dc:creator>Unknown Author</dc:creator>
              <dc:date>2021-05-14T20:29:40</dc:date>
            </office:change-info>
          </text:insertion>
        </text:changed-region>
        <text:changed-region xml:id="ct94314218108352" text:id="ct94314218108352">
          <text:insertion>
            <office:change-info>
              <dc:creator>Unknown Author</dc:creator>
              <dc:date>2021-05-14T20:31:39</dc:date>
            </office:change-info>
          </text:insertion>
        </text:changed-region>
        <text:changed-region xml:id="ct94314226848576" text:id="ct94314226848576">
          <text:insertion>
            <office:change-info>
              <dc:creator>Unknown Author</dc:creator>
              <dc:date>2021-05-14T20:32:0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change text:change-id="ct94314193793104"/><text:change-start text:change-id="ct94314193793376"/><text:span text:style-name="T339">­</text:span><text:change-end text:change-id="ct94314193793376"/><text:change-start text:change-id="ct94314194140752"/><text:span text:style-name="T66">Ε</text:span><text:change-end text:change-id="ct94314194140752"/><text:change-start text:change-id="ct94314194142464"/><text:span text:style-name="T65">ΡΓΑΣΤΗΡΙΟ ΔΙΚΤΥΩΝ ΥΠΟΛΟΓΙΣΤΩΝ</text:span><text:change-end text:change-id="ct94314194142464"/><text:change-start text:change-id="ct94314194144160"/><text:span text:style-name="T64"> </text:span></text:p>
      <text:p text:style-name="P5"><text:change-end text:change-id="ct94314194144160"/><text:change text:change-id="ct94314194144400"/><text:change-start text:change-id="ct94314194144640"/><text:span text:style-name="T65">8</text:span><text:change-end text:change-id="ct94314194144640"/><text:change-start text:change-id="ct94314194145312"/><text:span text:style-name="T64">ο ΕΞΑΜΗΝΟ ΣΗΜΜΥ</text:span></text:p>
      <text:p text:style-name="P7"><text:span text:style-name="T338">Ε</text:span><text:span text:style-name="T336">ργαστηριακή Άσκηση </text:span><text:change-end text:change-id="ct94314194145312"/><text:change text:change-id="ct94314194145632"/><text:change-start text:change-id="ct94314194146192"/><text:span text:style-name="T340">10</text:span><text:change-end text:change-id="ct94314194146192"/><text:change-start text:change-id="ct94314194147024"/></text:p>
      <text:p text:style-name="P8"><text:change-end text:change-id="ct94314194147024"/><text:change text:change-id="ct94314194147264"/><text:change-start text:change-id="ct94314194147744"/><text:span text:style-name="T340">Τείχη προστασίας </text:span><text:span text:style-name="T341">(Firewalls)</text:span><text:span text:style-name="T340"> και NAT</text:span><text:change-end text:change-id="ct94314194147744"/><text:change-start text:change-id="ct94314194149840"/></text:p>
      <text:p text:style-name="P4"/>
      <text:p text:style-name="P6">Ιωάννης Αλεξόπουλος (03117001)</text:p>
      <text:p text:style-name="P208"><text:span text:style-name="T67">Όνομα PC/ΛΣ: thinkpad / </text:span><text:span text:style-name="Source_20_Text"><text:span text:style-name="T69">Ubuntu </text:span></text:span><text:change-end text:change-id="ct94314194149840"/><text:change text:change-id="ct94314194150208"/><text:change-start text:change-id="ct94314194152704"/><text:span text:style-name="Source_20_Text"><text:span text:style-name="T81">20.04.1</text:span></text:span><text:change-end text:change-id="ct94314194152704"/><text:change text:change-id="ct94314194153072"/><text:change-start text:change-id="ct94314194154704"/></text:p>
      <text:p text:style-name="P3"><text:change-end text:change-id="ct94314194154704"/><text:change text:change-id="ct94314194154944"/><text:change-start text:change-id="ct94314194155184"/><text:span text:style-name="Source_20_Text"><text:span text:style-name="T74">Ομάδα: 1</text:span></text:span><text:change-end text:change-id="ct94314194155184"/><text:change-start text:change-id="ct94314194163856"/></text:p>
      <text:p text:style-name="P9"><text:span text:style-name="Source_20_Text"><text:span text:style-name="T63"/></text:span></text:p>
      <text:p text:style-name="P9"><text:span text:style-name="Source_20_Text"><text:span text:style-name="T85">Άσκηση </text:span></text:span><text:span text:style-name="Source_20_Text"><text:span text:style-name="T88">1: </text:span></text:span><text:span text:style-name="Source_20_Text"><text:span text:style-name="T89">Ένα απλό τείχος </text:span></text:span><text:span text:style-name="Source_20_Text"><text:span text:style-name="T90">προστασίας</text:span></text:span></text:p>
      <text:p text:style-name="P2"><text:span text:style-name="Source_20_Text"><text:span text:style-name="T85"/></text:span></text:p>
      <text:p text:style-name="P2"><text:span text:style-name="Source_20_Text"><text:span text:style-name="T85"/></text:span></text:p>
      <text:p text:style-name="P210"><text:change-end text:change-id="ct94314194163856"/><text:change text:change-id="ct94314194166256"/><text:change text:change-id="ct94314194166016"/><text:change text:change-id="ct94314194165776"/><text:change text:change-id="ct94314194165536"/><text:change text:change-id="ct94314194165296"/><text:change text:change-id="ct94314194165056"/><text:change text:change-id="ct94314194164816"/><text:change text:change-id="ct94314194164576"/><text:change text:change-id="ct94314194164336"/><text:change text:change-id="ct94314194164096"/><text:change-start text:change-id="ct94314194167136"/><text:span text:style-name="Source_20_Text"><text:span text:style-name="T325"/></text:span></text:p>
      <text:list xml:id="list2432978599" text:style-name="Numbering_20_123">
        <text:list-item>
          <text:p text:style-name="P13"><text:change-end text:change-id="ct94314194167136"/><text:change-start text:change-id="ct94314194168080"/><text:span text:style-name="Source_20_Text"><text:span text:style-name="T359">kldload ipfw</text:span></text:span><text:change-end text:change-id="ct94314194168080"/><text:change-start text:change-id="ct94314194174592"/></text:p>
        </text:list-item>
        <text:list-item>
          <text:p text:style-name="P14"><text:span text:style-name="Source_20_Text"><text:span text:style-name="T342">kldstat</text:span></text:span><text:change-end text:change-id="ct94314194174592"/><text:change-start text:change-id="ct94314194179440"/></text:p>
        </text:list-item>
        <text:list-item>
          <text:p text:style-name="P15"><text:span text:style-name="Source_20_Text"><text:span text:style-name="T360">Permission denied</text:span></text:span></text:p>
        </text:list-item>
        <text:list-item>
          <text:p text:style-name="P33"><text:change-end text:change-id="ct94314194179440"/><text:change-start text:change-id="ct94314194184560"/><text:span text:style-name="Source_20_Text"><text:span text:style-name="T99">ipfw list -&gt; </text:span></text:span><text:span text:style-name="Source_20_Text"><text:span text:style-name="T100">deny ip from any to any</text:span></text:span><text:change-end text:change-id="ct94314194184560"/><text:change-start text:change-id="ct94314194186800"/></text:p>
        </text:list-item>
        <text:list-item>
          <text:p text:style-name="P16"><text:change-end text:change-id="ct94314194186800"/><text:change-start text:change-id="ct94314194187040"/><text:span text:style-name="Source_20_Text"><text:span text:style-name="T343">ipfw </text:span></text:span><text:change-end text:change-id="ct94314194187040"/><text:change-start text:change-id="ct94314194190896"/><text:span text:style-name="Source_20_Text"><text:span text:style-name="T343">-</text:span></text:span><text:span text:style-name="Source_20_Text"><text:span text:style-name="T348">h </text:span></text:span><text:change-end text:change-id="ct94314194190896"/><text:change-start text:change-id="ct94314194196256"/><text:span text:style-name="Source_20_Text"><text:span text:style-name="T348">, </text:span></text:span><text:span text:style-name="Source_20_Text"><text:span text:style-name="T361">ipfw show (?)</text:span></text:span><text:change-end text:change-id="ct94314194196256"/><text:change-start text:change-id="ct94314194199472"/></text:p>
        </text:list-item>
        <text:list-item>
          <text:p text:style-name="P17"><text:change-end text:change-id="ct94314194199472"/><text:change-start text:change-id="ct94314194200832"/><text:span text:style-name="Source_20_Text"><text:span text:style-name="T344">ipfw ze</text:span></text:span><text:change-end text:change-id="ct94314194200832"/><text:change-start text:change-id="ct94314194191584"/><text:span text:style-name="Source_20_Text"><text:span text:style-name="T344">ro</text:span></text:span></text:p>
        </text:list-item>
        <text:list-item>
          <text:p text:style-name="P17"><text:change-end text:change-id="ct94314194191584"/><text:change-start text:change-id="ct94314194195184"/><text:span text:style-name="Source_20_Text"><text:span text:style-name="T344">ipfw add 100 allow all from any to any via lo0</text:span></text:span></text:p>
        </text:list-item>
        <text:list-item>
          <text:p text:style-name="P18"><text:change-end text:change-id="ct94314194195184"/><text:change-start text:change-id="ct94314194194224"/><text:span text:style-name="Source_20_Text"><text:span text:style-name="T345">Ναι </text:span></text:span></text:p>
        </text:list-item>
        <text:list-item>
          <text:p text:style-name="P19"><text:change-end text:change-id="ct94314194194224"/><text:change-start text:change-id="ct94314194188976"/><text:span text:style-name="Source_20_Text"><text:span text:style-name="T346">Permission denied</text:span></text:span></text:p>
        </text:list-item>
        <text:list-item>
          <text:p text:style-name="P20"><text:change-end text:change-id="ct94314194188976"/><text:change-start text:change-id="ct94314194202560"/><text:span text:style-name="Source_20_Text"><text:span text:style-name="T347">ipfw add allow icmp from any to any via em0</text:span></text:span></text:p>
        </text:list-item>
        <text:list-item>
          <text:p text:style-name="P21"><text:change-end text:change-id="ct94314194202560"/><text:change-start text:change-id="ct94314194190272"/><text:span text:style-name="Source_20_Text"><text:span text:style-name="T362">200</text:span></text:span><text:change-end text:change-id="ct94314194190272"/><text:change-start text:change-id="ct94314194201712"/></text:p>
        </text:list-item>
        <text:list-item>
          <text:p text:style-name="P22"><text:change-end text:change-id="ct94314194201712"/><text:change-start text:change-id="ct94314194210416"/><text:span text:style-name="Source_20_Text"><text:span text:style-name="T349">Ναι και από τις δύο κατευθύνσεις</text:span></text:span></text:p>
        </text:list-item>
        <text:list-item>
          <text:p text:style-name="P23"><text:change-end text:change-id="ct94314194210416"/><text:change-start text:change-id="ct94314194212592"/><text:span text:style-name="Source_20_Text"><text:span text:style-name="T350">Γιατί χρησιμοποιεί UDP πακέτα αντί για ICMP, με -I </text:span></text:span><text:change-end text:change-id="ct94314194212592"/><text:change-start text:change-id="ct94314194213888"/></text:p>
        </text:list-item>
        <text:list-item>
          <text:p text:style-name="P34"><text:change-end text:change-id="ct94314194213888"/><text:change-start text:change-id="ct94314194233408"/><text:span text:style-name="Source_20_Text"><text:span text:style-name="T60">ipfw allow udp from </text:span></text:span><text:span text:style-name="Source_20_Text"><text:span text:style-name="T120">me</text:span></text:span><text:span text:style-name="Source_20_Text"><text:span text:style-name="T60"> to any 33435,</text:span></text:span><text:span text:style-name="Source_20_Text"><text:span text:style-name="T62">3343</text:span></text:span><text:span text:style-name="Source_20_Text"><text:span text:style-name="T60">6,</text:span></text:span><text:span text:style-name="Source_20_Text"><text:span text:style-name="T62">3343</text:span></text:span><text:span text:style-name="Source_20_Text"><text:span text:style-name="T60">7 </text:span></text:span><text:span text:style-name="Source_20_Text"><text:span text:style-name="T61">vi</text:span></text:span><text:change-end text:change-id="ct94314194233408"/><text:change-start text:change-id="ct94314194236480"/><text:span text:style-name="Source_20_Text"><text:span text:style-name="T61">a em0</text:span></text:span><text:change-end text:change-id="ct94314194236480"/><text:change-start text:change-id="ct94314194214784"/></text:p>
        </text:list-item>
        <text:list-item>
          <text:p text:style-name="P24"><text:span text:style-name="Source_20_Text"><text:span text:style-name="T351">Permission denied</text:span></text:span></text:p>
        </text:list-item>
        <text:list-item>
          <text:p text:style-name="P25"><text:change-end text:change-id="ct94314194214784"/><text:change-start text:change-id="ct94314194262624"/><text:span text:style-name="Source_20_Text"><text:span text:style-name="T352">ipfw </text:span></text:span><text:span text:style-name="Source_20_Text"><text:span text:style-name="T363">add </text:span></text:span><text:span text:style-name="Source_20_Text"><text:span text:style-name="T352">allow </text:span></text:span><text:span text:style-name="Source_20_Text"><text:span text:style-name="T353">tcp from any to any established</text:span></text:span></text:p>
          <text:p text:style-name="P26"><text:span text:style-name="Source_20_Text"><text:span text:style-name="T353">ipfw </text:span></text:span><text:span text:style-name="Source_20_Text"><text:span text:style-name="T363">add </text:span></text:span><text:span text:style-name="Source_20_Text"><text:span text:style-name="T353">allow tcp from me to any setup</text:span></text:span></text:p>
        </text:list-item>
        <text:list-item>
          <text:p text:style-name="P27"><text:span text:style-name="Source_20_Text"><text:span text:style-name="T354">ipfw zero -&gt; </text:span></text:span><text:span text:style-name="Source_20_Text"><text:span text:style-name="T355">ssh </text:span></text:span><text:a xlink:type="simple" xlink:href="mailto:lab@192.168.1.3" text:style-name="Internet_20_link" text:visited-style-name="Visited_20_Internet_20_Link"><text:span text:style-name="Source_20_Text"><text:span text:style-name="T355">lab@192.168.1.3</text:span></text:span></text:a><text:span text:style-name="Source_20_Text"><text:span text:style-name="T355"> -&gt; ls -&gt; exit</text:span></text:span></text:p>
        </text:list-item>
        <text:list-item>
          <text:p text:style-name="P28"><text:span text:style-name="Source_20_Text"><text:s/></text:span><text:span text:style-name="Source_20_Text"><text:span text:style-name="T356">setup -&gt; 1, established -&gt; 69 </text:span></text:span><text:span text:style-name="Source_20_Text"><text:span text:style-name="T357">(Μια φορά γίνεται η σύνδεση και σε 69 πακέτα ανταλλάσ</text:span></text:span><text:span text:style-name="Source_20_Text"><text:span text:style-name="T358">σ</text:span></text:span><text:span text:style-name="Source_20_Text"><text:span text:style-name="T357">εται η πληροφορία)</text:span></text:span></text:p>
        </text:list-item>
        <text:list-item>
          <text:p text:style-name="P35"><text:span text:style-name="Source_20_Text"><text:span text:style-name="T58">Όχι, γιατί για </text:span></text:span><text:span text:style-name="Source_20_Text"><text:span text:style-name="T59">setup έχουμε </text:span></text:span><text:span text:style-name="Source_20_Text"><text:span text:style-name="T92">διεύθυνση προέλευσης me </text:span></text:span><text:span text:style-name="Source_20_Text"><text:span text:style-name="T93">(διεπαφή που έχει ορισθ</text:span></text:span><text:span text:style-name="Source_20_Text"><text:span text:style-name="T104">εί</text:span></text:span><text:span text:style-name="Source_20_Text"><text:span text:style-name="T93"> σε κάποια διεπαφή του συστήματος)</text:span></text:span></text:p>
        </text:list-item>
        <text:list-item>
          <text:p text:style-name="P36"><text:span text:style-name="Source_20_Text"><text:span text:style-name="T94">service ftpd onestart</text:span></text:span></text:p>
        </text:list-item>
        <text:list-item>
          <text:p text:style-name="P37"><text:span text:style-name="Source_20_Text"><text:span text:style-name="T95">Ναι: </text:span></text:span><text:span text:style-name="Source_20_Text"><text:span text:style-name="T96">ftp </text:span></text:span><text:a xlink:type="simple" xlink:href="mailto:lab@192.168.1.3" text:style-name="Internet_20_link" text:visited-style-name="Visited_20_Internet_20_Link"><text:span text:style-name="Source_20_Text">lab@192.168.1.3</text:span></text:a><text:span text:style-name="Source_20_Text"><text:span text:style-name="T96">, </text:span></text:span><text:span text:style-name="Source_20_Text"><text:span text:style-name="T97">cd /usr/bin, get ztest </text:span></text:span><text:span text:style-name="Source_20_Text"><text:span text:style-name="T98">(passive ftp)</text:span></text:span></text:p>
          <text:p text:style-name="P38"><text:change-end text:change-id="ct94314194262624"/><text:change-start text:change-id="ct94314194265952"/></text:p>
          <text:p text:style-name="P38"><text:span text:style-name="Source_20_Text"><text:span text:style-name="T324">Άσκηση </text:span></text:span><text:span text:style-name="Source_20_Text"><text:span text:style-name="T329">2</text:span></text:span><text:span text:style-name="Source_20_Text"><text:span text:style-name="T327">: </text:span></text:span><text:span text:style-name="Source_20_Text"><text:span text:style-name="T328">Ένα </text:span></text:span><text:span text:style-name="Source_20_Text"><text:span text:style-name="T329">πιο σύνθετο</text:span></text:span><text:span text:style-name="Source_20_Text"><text:span text:style-name="T328"> τείχος </text:span></text:span><text:span text:style-name="Source_20_Text"><text:span text:style-name="T326">προστασίας</text:span></text:span></text:p>
          <text:p text:style-name="P38"><text:span text:style-name="Source_20_Text"><text:span text:style-name="T326"/></text:span></text:p>
        </text:list-item>
        <text:list-item text:start-value="1">
          <text:p text:style-name="P39"><text:change-end text:change-id="ct94314194265952"/><text:change-start text:change-id="ct94314194227472"/><text:span text:style-name="Source_20_Text"><text:span text:style-name="T101">kldload ipfw</text:span></text:span></text:p>
        </text:list-item>
        <text:list-item>
          <text:p text:style-name="P40"><text:span text:style-name="Source_20_Text"><text:span text:style-name="T102">Permission denied</text:span></text:span></text:p>
        </text:list-item>
        <text:list-item>
          <text:p text:style-name="P41"><text:change-end text:change-id="ct94314194227472"/><text:change-start text:change-id="ct94314194258720"/><text:span text:style-name="Source_20_Text"><text:span text:style-name="T103">ipfw add allow all from any to any via lo0</text:span></text:span></text:p>
        </text:list-item>
        <text:list-item>
          <text:p text:style-name="P42"><text:change-end text:change-id="ct94314194258720"/><text:change-start text:change-id="ct94314194247088"/><text:span text:style-name="Source_20_Text"><text:span text:style-name="T105">ipfw add allow icmp from me to any icmptypes 8</text:span></text:span></text:p>
        </text:list-item>
        <text:list-item>
          <text:p text:style-name="P43"><text:change-end text:change-id="ct94314194247088"/><text:change-start text:change-id="ct94314194294576"/><text:span text:style-name="Source_20_Text"><text:span text:style-name="T108">Όχι</text:span></text:span></text:p>
        </text:list-item>
        <text:list-item>
          <text:p text:style-name="P43"><text:soft-page-break/><text:span text:style-name="Source_20_Text"><text:span text:style-name="T106">Περνούν τα εξερχόμενα πακέτα request </text:span></text:span><text:span text:style-name="Source_20_Text"><text:span text:style-name="T107">και απορρίπτονται τα εισερχόμενα reply</text:span></text:span></text:p>
        </text:list-item>
        <text:list-item>
          <text:p text:style-name="P44"><text:change-end text:change-id="ct94314194294576"/><text:change-start text:change-id="ct94314194294816"/><text:span text:style-name="Source_20_Text"><text:span text:style-name="T109">Ναι, τώρα γίνεται το ping</text:span></text:span><text:change-end text:change-id="ct94314194294816"/><text:change-start text:change-id="ct94314194295056"/></text:p>
        </text:list-item>
        <text:list-item>
          <text:p text:style-name="P45"><text:change-end text:change-id="ct94314194295056"/><text:change-start text:change-id="ct94314194297808"/><text:span text:style-name="Source_20_Text"><text:span text:style-name="T110">Ναι</text:span></text:span></text:p>
        </text:list-item>
        <text:list-item>
          <text:p text:style-name="P46"><text:change-end text:change-id="ct94314194297808"/><text:change-start text:change-id="ct94314194300080"/><text:span text:style-name="Source_20_Text"><text:span text:style-name="T111">Όχι, δεν επιτυγχάνει καθώς ο χρόνος λειτουργίας του stateful κανόνα έληξε</text:span></text:span><text:change-end text:change-id="ct94314194300080"/><text:change-start text:change-id="ct94314194302752"/></text:p>
        </text:list-item>
        <text:list-item>
          <text:p text:style-name="P47"><text:span text:style-name="Source_20_Text"><text:span text:style-name="T112">ipfw add allow icmp from any to me </text:span></text:span><text:change-end text:change-id="ct94314194302752"/><text:change-start text:change-id="ct94314194314048"/><text:span text:style-name="Source_20_Text"><text:span text:style-name="T112">icmptypes 8 keep-state</text:span></text:span></text:p>
        </text:list-item>
        <text:list-item>
          <text:p text:style-name="P48"><text:span text:style-name="Source_20_Text"><text:span text:style-name="T113">Βλέπουμε </text:span></text:span><text:span text:style-name="Source_20_Text"><text:span text:style-name="T115">και </text:span></text:span><text:span text:style-name="Source_20_Text"><text:span text:style-name="T113">τον δυναμικό κανόνα </text:span></text:span><text:span text:style-name="Source_20_Text"><text:span text:style-name="T114">(Stateful)</text:span></text:span><text:change-end text:change-id="ct94314194314048"/><text:change-start text:change-id="ct94314194302432"/></text:p>
        </text:list-item>
        <text:list-item>
          <text:p text:style-name="P49"><text:span text:style-name="Source_20_Text"><text:span text:style-name="T116">Δεν υπάρχει πλέον ο δυναμικός κανόνας</text:span></text:span></text:p>
        </text:list-item>
        <text:list-item>
          <text:p text:style-name="P50"><text:change-end text:change-id="ct94314194302432"/><text:change-start text:change-id="ct94314194307984"/><text:span text:style-name="Source_20_Text"><text:span text:style-name="T117">ipfw add allow udp from any to me 33435,33436,33437</text:span></text:span></text:p>
          <text:p text:style-name="P50"><text:span text:style-name="Source_20_Text"><text:span text:style-name="T117">ipfw add allow icmp from me to</text:span></text:span><text:change-end text:change-id="ct94314194307984"/><text:change-start text:change-id="ct94314194310128"/><text:span text:style-name="Source_20_Text"><text:span text:style-name="T117"> any icmptypes 3</text:span></text:span></text:p>
        </text:list-item>
        <text:list-item>
          <text:p text:style-name="P51"><text:change-end text:change-id="ct94314194310128"/><text:change-start text:change-id="ct94314194329920"/><text:span text:style-name="Source_20_Text"><text:span text:style-name="T117">ipfw add allow udp from </text:span></text:span><text:span text:style-name="Source_20_Text"><text:span text:style-name="T118">me to any</text:span></text:span><text:span text:style-name="Source_20_Text"><text:span text:style-name="T117"> 33435,33436,33437</text:span></text:span></text:p>
          <text:p text:style-name="P51"><text:span text:style-name="Source_20_Text"><text:span text:style-name="T117">ipfw add allow icmp from </text:span></text:span><text:span text:style-name="Source_20_Text"><text:span text:style-name="T119">any to me</text:span></text:span><text:span text:style-name="Source_20_Text"><text:span text:style-name="T117"> icmptypes 3</text:span></text:span><text:change-end text:change-id="ct94314194329920"/><text:change-start text:change-id="ct94314194333664"/></text:p>
        </text:list-item>
        <text:list-item>
          <text:p text:style-name="P52"><text:change-end text:change-id="ct94314194333664"/><text:change-start text:change-id="ct94314194333904"/><text:span text:style-name="Source_20_Text"><text:span text:style-name="T117">ipfw add allow udp from any to me 33435,33436,33437</text:span></text:span><text:change-end text:change-id="ct94314194333904"/><text:change-start text:change-id="ct94314194319952"/></text:p>
        </text:list-item>
        <text:list-item>
          <text:p text:style-name="P53"><text:span text:style-name="Source_20_Text"><text:span text:style-name="T121">ipfw add allow tcp from 192.168.1.0/24 to me 22 </text:span></text:span><text:span text:style-name="Source_20_Text"><text:span text:style-name="T122">keep-state</text:span></text:span></text:p>
        </text:list-item>
        <text:list-item>
          <text:p text:style-name="P54"><text:change-end text:change-id="ct94314194319952"/><text:change-start text:change-id="ct94314194339488"/><text:span text:style-name="Source_20_Text"><text:span text:style-name="T123">ssh </text:span></text:span><text:a xlink:type="simple" xlink:href="mailto:lab@192.168.1.3" text:style-name="Internet_20_link" text:visited-style-name="Visited_20_Internet_20_Link"><text:span text:style-name="Source_20_Text">lab@192.168.1.3</text:span></text:a></text:p>
        </text:list-item>
        <text:list-item>
          <text:p text:style-name="P55"><text:change-end text:change-id="ct94314194339488"/><text:change-start text:change-id="ct94314194324736"/><text:span text:style-name="Source_20_Text"><text:span text:style-name="T124">ipfw add allow tcp from me to any 22 keep-state</text:span></text:span></text:p>
        </text:list-item>
        <text:list-item>
          <text:p text:style-name="P56"><text:change-end text:change-id="ct94314194324736"/><text:change-start text:change-id="ct94314194341712"/><text:span text:style-name="Source_20_Text"><text:span text:style-name="T125">ipfw add al</text:span></text:span><text:change-end text:change-id="ct94314194341712"/><text:change-start text:change-id="ct94314194346048"/><text:span text:style-name="Source_20_Text"><text:span text:style-name="T125">low tcp from any to me 22 setup</text:span></text:span></text:p>
        </text:list-item>
        <text:list-item>
          <text:p text:style-name="P57"><text:change-end text:change-id="ct94314194346048"/><text:change-start text:change-id="ct94314194342288"/><text:span text:style-name="Source_20_Text"><text:span text:style-name="T126">Ναι</text:span></text:span></text:p>
        </text:list-item>
        <text:list-item>
          <text:p text:style-name="P58"><text:change-end text:change-id="ct94314194342288"/><text:change-start text:change-id="ct94314194353152"/><text:span text:style-name="Source_20_Text"><text:span text:style-name="T127">ipfw add allow tcp from any to me 21 in setup keep-state </text:span></text:span></text:p>
          <text:p text:style-name="P58"><text:span text:style-name="Source_20_Text"><text:span text:style-name="T127">ipfw add allow tcp from me 20,21 to any out keep-state</text:span></text:span></text:p>
        </text:list-item>
        <text:list-item>
          <text:p text:style-name="P58"><text:span text:style-name="Source_20_Text"><text:span text:style-name="T127">Γιατί η δεύτερη </text:span></text:span><text:change-end text:change-id="ct94314194353152"/><text:change-start text:change-id="ct94314194357312"/><text:span text:style-name="Source_20_Text"><text:span text:style-name="T128">εντολή χρησιμοποιεί την θύρα δεδομένων ftp (data port) ενώ η πρώτη την θύρα ελέγχου (control port)</text:span></text:span></text:p>
        </text:list-item>
        <text:list-item>
          <text:p text:style-name="P59"><text:span text:style-name="Source_20_Text"><text:span text:style-name="T129">ipf add allow tcp from any to me 1024</text:span></text:span><text:change-end text:change-id="ct94314194357312"/><text:change-start text:change-id="ct94314194359680"/><text:span text:style-name="Source_20_Text"><text:span text:style-name="T129">-65535 in setup keep-state</text:span></text:span></text:p>
        </text:list-item>
        <text:list-item>
          <text:p text:style-name="P60"><text:span text:style-name="Source_20_Text"><text:span text:style-name="T130">Ναι</text:span></text:span></text:p>
        </text:list-item>
        <text:list-item>
          <text:p text:style-name="P61"><text:change-end text:change-id="ct94314194359680"/><text:change-start text:change-id="ct94314194374832"/><text:span text:style-name="Source_20_Text"><text:span text:style-name="T131">ipfw </text:span></text:span><text:span text:style-name="Source_20_Text"><text:span text:style-name="T132">add </text:span></text:span><text:span text:style-name="Source_20_Text"><text:span text:style-name="T131">allow tcp from me 20,21 to any out keep-state </text:span></text:span><text:span text:style-name="Source_20_Text"><text:span text:style-name="T132">στο PC2 </text:span></text:span></text:p>
          <text:p text:style-name="P62"><text:span text:style-name="Source_20_Text"><text:span text:style-name="T132">ipfw add allow </text:span></text:span><text:span text:style-name="Source_20_Text"><text:span text:style-name="T133">tcp from any 20 to me setup keep-state</text:span></text:span></text:p>
        </text:list-item>
        <text:list-item>
          <text:p text:style-name="P63"><text:change-end text:change-id="ct94314194374832"/><text:change-start text:change-id="ct94314194362416"/><text:span text:style-name="Source_20_Text"><text:span text:style-name="T134">Επειδή οι θύρες δεν είναι απαραίτητα συγκεκριμένες, επιτρέπεται μεγάλο φάσμα </text:span></text:span><text:change-end text:change-id="ct94314194362416"/><text:change-start text:change-id="ct94314194368192"/><text:span text:style-name="Source_20_Text"><text:span text:style-name="T134">-&gt; χαμηλή ασφάλεια</text:span></text:span></text:p>
        </text:list-item>
        <text:list-item>
          <text:p text:style-name="P64"><text:span text:style-name="Source_20_Text"><text:span text:style-name="T135">kldunload ipfw</text:span></text:span></text:p>
        </text:list-item>
      </text:list>
      <text:p text:style-name="P10"><text:span text:style-name="Source_20_Text"><text:span text:style-name="T135"/></text:span></text:p>
      <text:list xml:id="list203238235995806" text:continue-numbering="true" text:style-name="Numbering_20_123">
        <text:list-header>
          <text:p text:style-name="P65"><text:change-end text:change-id="ct94314194368192"/><text:change-start text:change-id="ct94314194388064"/><text:span text:style-name="Source_20_Text"><text:span text:style-name="T324">Άσκηση </text:span></text:span><text:span text:style-name="Source_20_Text"><text:span text:style-name="T330">3</text:span></text:span><text:span text:style-name="Source_20_Text"><text:span text:style-name="T327">: </text:span></text:span><text:span text:style-name="Source_20_Text"><text:span text:style-name="T330">Απλό Network Address Translation</text:span></text:span></text:p>
        </text:list-header>
        <text:list-item text:start-value="1">
          <text:p text:style-name="P66"><text:change-end text:change-id="ct94314194388064"/><text:change-start text:change-id="ct94314194366448"/><text:span text:style-name="Source_20_Text"><text:span text:style-name="T136">route add -net 0.0.0.0/0 192.168.1.1</text:span></text:span></text:p>
        </text:list-item>
        <text:list-item>
          <text:p text:style-name="P67"><text:change-end text:change-id="ct94314194366448"/><text:change-start text:change-id="ct94314194384800"/><text:span text:style-name="Source_20_Text"><text:span text:style-name="T137">cli -&gt; interface em0 -&gt; ip address 192.0.2.2/30, interface em1 -&gt; ip address 192.0.2.6/30</text:span></text:span></text:p>
        </text:list-item>
        <text:list-item>
          <text:p text:style-name="P68"><text:change-end text:change-id="ct94314194384800"/><text:change-start text:change-id="ct94314194379472"/><text:span text:style-name="Source_20_Text"><text:span text:style-name="T138">ifconfig em0 192.0.2.5/30, route add -net 0.0.0.0/0 192.0.2.6</text:span></text:span></text:p>
        </text:list-item>
        <text:list-item>
          <text:p text:style-name="P69"><text:change-end text:change-id="ct94314194379472"/><text:change-start text:change-id="ct94314194393120"/><text:span text:style-name="Source_20_Text"><text:span text:style-name="T139">service ftpd onestart</text:span></text:span></text:p>
        </text:list-item>
        <text:list-item>
          <text:p text:style-name="P70"><text:change-end text:change-id="ct94314194393120"/><text:change-start text:change-id="ct94314194398800"/><text:span text:style-name="Source_20_Text"><text:span text:style-name="T140">kldstat -&gt; kernel, ipfw.ko, ipfw_nat.ko, libalias.ko</text:span></text:span></text:p>
        </text:list-item>
        <text:list-item>
          <text:p text:style-name="P71"><text:change-end text:change-id="ct94314194398800"/><text:change-start text:change-id="ct94314194401968"/><text:span text:style-name="Source_20_Text"><text:span text:style-name="T141">ipfw</text:span></text:span></text:p>
        </text:list-item>
        <text:list-item>
          <text:p text:style-name="P72"><text:change-end text:change-id="ct94314194401968"/><text:change-start text:change-id="ct94314194402816"/><text:span text:style-name="Source_20_Text"><text:span text:style-name="T142">UNKNOWN (?)</text:span></text:span><text:change-end text:change-id="ct94314194402816"/><text:change-start text:change-id="ct94314194410368"/></text:p>
        </text:list-item>
        <text:list-item>
          <text:p text:style-name="P73"><text:span text:style-name="Source_20_Text"><text:span text:style-name="T143">11 κανόνες -&gt; τελευταίος: deny ip from any to any</text:span></text:span></text:p>
        </text:list-item>
        <text:list-item>
          <text:p text:style-name="P74"><text:change-end text:change-id="ct94314194410368"/><text:change-start text:change-id="ct94314194408800"/><text:span text:style-name="Source_20_Text"><text:span text:style-name="T144">ipfw nat show config -&gt; δεν έχουν ορισθεί</text:span></text:span></text:p>
        </text:list-item>
        <text:list-item>
          <text:p text:style-name="P75"><text:change-end text:change-id="ct94314194408800"/><text:change-start text:change-id="ct94314194414576"/><text:span text:style-name="Source_20_Text"><text:span text:style-name="T145">Όχι</text:span></text:span></text:p>
        </text:list-item>
        <text:list-item>
          <text:p text:style-name="P76"><text:change-end text:change-id="ct94314194414576"/><text:change-start text:change-id="ct94314194415344"/><text:span text:style-name="Source_20_Text"><text:span text:style-name="T146">Όχι</text:span></text:span><text:change-end text:change-id="ct94314194415344"/><text:change-start text:change-id="ct94314194423152"/></text:p>
        </text:list-item>
        <text:list-item>
          <text:p text:style-name="P77"><text:span text:style-name="Source_20_Text"><text:span text:style-name="T147">ipfw nat 123 config ip 192.0.2.1 reset unreg_only</text:span></text:span></text:p>
        </text:list-item>
        <text:list-item>
          <text:p text:style-name="P78"><text:change-end text:change-id="ct94314194423152"/><text:change-start text:change-id="ct94314194429504"/><text:span text:style-name="Source_20_Text"><text:span text:style-name="T148">ipfw add nat 123 </text:span></text:span><text:span text:style-name="Source_20_Text"><text:span text:style-name="T149">ip </text:span></text:span><text:span text:style-name="Source_20_Text"><text:span text:style-name="T148">from any to any</text:span></text:span></text:p>
        </text:list-item>
        <text:list-item>
          <text:p text:style-name="P79"><text:change-end text:change-id="ct94314194429504"/><text:change-start text:change-id="ct94314194426160"/><text:span text:style-name="Source_20_Text"><text:span text:style-name="T150">Ναι</text:span></text:span></text:p>
        </text:list-item>
        <text:list-item>
          <text:p text:style-name="P80"><text:change-end text:change-id="ct94314194426160"/><text:change-start text:change-id="ct94314194423840"/><text:soft-page-break/><text:span text:style-name="Source_20_Text"><text:span text:style-name="T151">Ο κανόνας nat 123 ip from any to any</text:span></text:span></text:p>
        </text:list-item>
        <text:list-item>
          <text:p text:style-name="P81"><text:change-end text:change-id="ct94314194423840"/><text:change-start text:change-id="ct94314194432176"/><text:span text:style-name="Source_20_Text"><text:span text:style-name="T152">tcpdump -i em0 -vvve</text:span></text:span></text:p>
        </text:list-item>
        <text:list-item>
          <text:p text:style-name="P82"><text:change-end text:change-id="ct94314194432176"/><text:change-start text:change-id="ct94314194435280"/><text:span text:style-name="Source_20_Text"><text:span text:style-name="T153">ipfw </text:span></text:span><text:change-end text:change-id="ct94314194435280"/><text:change-start text:change-id="ct94314194440144"/><text:span text:style-name="Source_20_Text"><text:span text:style-name="T153">zero</text:span></text:span></text:p>
        </text:list-item>
        <text:list-item>
          <text:p text:style-name="P83"><text:change-end text:change-id="ct94314194440144"/><text:change-start text:change-id="ct94314194440384"/><text:span text:style-name="Source_20_Text"><text:span text:style-name="T154">192.0.2.1</text:span></text:span><text:change-end text:change-id="ct94314194440384"/><text:change-start text:change-id="ct94314194443040"/></text:p>
        </text:list-item>
        <text:list-item>
          <text:p text:style-name="P84"><text:span text:style-name="Source_20_Text"><text:span text:style-name="T154">192.0.2.1</text:span></text:span></text:p>
        </text:list-item>
        <text:list-item>
          <text:p text:style-name="P85"><text:change-end text:change-id="ct94314194443040"/><text:change-start text:change-id="ct94314194445504"/><text:span text:style-name="Source_20_Text"><text:span text:style-name="T155">Ο κανόνας nat 123 ip from any to any εφαρμόστηκε</text:span></text:span><text:change-end text:change-id="ct94314194445504"/><text:change-start text:change-id="ct94314194458096"/><text:span text:style-name="Source_20_Text"><text:span text:style-name="T155"> </text:span></text:span><text:span text:style-name="Source_20_Text"><text:span text:style-name="T156">40 φορές </text:span></text:span><text:span text:style-name="Source_20_Text"><text:span text:style-name="T157">(10 ping requests, 10 ping replies </text:span></text:span><text:span text:style-name="Source_20_Text"><text:span text:style-name="T158">εισέρχονται και εξέρχονται από το FW1 = 40)</text:span></text:span></text:p>
        </text:list-item>
        <text:list-item>
          <text:p text:style-name="P86"><text:change-end text:change-id="ct94314194458096"/><text:change-start text:change-id="ct94314194452688"/><text:span text:style-name="Source_20_Text"><text:span text:style-name="T159">Ναι</text:span></text:span></text:p>
        </text:list-item>
        <text:list-item>
          <text:p text:style-name="P87"><text:change-end text:change-id="ct94314194452688"/><text:change-start text:change-id="ct94314194446320"/><text:span text:style-name="Source_20_Text"><text:span text:style-name="T160">O ίδιος κανόνας, δεν ωθείται προς μετάφραση γιατί δεν είναι ιδιωτική διεύθυνση</text:span></text:span></text:p>
        </text:list-item>
        <text:list-item>
          <text:p text:style-name="P88"><text:change-end text:change-id="ct94314194446320"/><text:change-start text:change-id="ct94314194451936"/><text:span text:style-name="Source_20_Text"><text:span text:style-name="T161">Ναι</text:span></text:span></text:p>
        </text:list-item>
        <text:list-item>
          <text:p text:style-name="P89"><text:change-end text:change-id="ct94314194451936"/><text:change-start text:change-id="ct94314194450448"/><text:span text:style-name="Source_20_Text"><text:span text:style-name="T162">Είναι θέμα</text:span></text:span><text:change-end text:change-id="ct94314194450448"/><text:change-start text:change-id="ct94314194465600"/><text:span text:style-name="Source_20_Text"><text:span text:style-name="T162"> </text:span></text:span><text:span text:style-name="Source_20_Text"><text:span text:style-name="T163">δρομολόγησης, εφόσον με ping λαμβάνω μήνυμα Destination Unreachable από το</text:span></text:span><text:change-end text:change-id="ct94314194465600"/><text:change-start text:change-id="ct94314194470400"/><text:span text:style-name="Source_20_Text"><text:span text:style-name="T163"> R1</text:span></text:span></text:p>
        </text:list-item>
        <text:list-item>
          <text:p text:style-name="P90"><text:change-end text:change-id="ct94314194470400"/><text:change-start text:change-id="ct94314194470640"/><text:span text:style-name="Source_20_Text"><text:span text:style-name="T147">ipfw nat 123 config ip 192.0.2.1 reset unreg_only</text:span></text:span><text:change-end text:change-id="ct94314194470640"/><text:change-start text:change-id="ct94314194472768"/><text:span text:style-name="Source_20_Text"><text:span text:style-name="T147"> </text:span></text:span><text:span text:style-name="Source_20_Text"><text:span text:style-name="T164">redirect_addr 192.168.1.3 192.0.2.1</text:span></text:span></text:p>
        </text:list-item>
        <text:list-item>
          <text:p text:style-name="P90"><text:span text:style-name="Source_20_Text"><text:span text:style-name="T164"><text:s/></text:span></text:span><text:change-end text:change-id="ct94314194472768"/><text:change-start text:change-id="ct94314194473008"/><text:span text:style-name="Source_20_Text"><text:span text:style-name="T165">Μέσω του </text:span></text:span><text:change-end text:change-id="ct94314194473008"/><text:change-start text:change-id="ct94314194475536"/><text:span text:style-name="Source_20_Text"><text:span text:style-name="T165">ssh με ifconfig βλέπω την IP του PC2</text:span></text:span></text:p>
        </text:list-item>
        <text:list-item>
          <text:p text:style-name="P91"><text:change-end text:change-id="ct94314194475536"/><text:change-start text:change-id="ct94314194478928"/><text:span text:style-name="Source_20_Text"><text:span text:style-name="T147">ipfw nat 123 config ip 192.0.2.1 reset unreg_only </text:span></text:span><text:span text:style-name="Source_20_Text"><text:span text:style-name="T164">redirect_addr 192.168.1.3 192.0.2.1 </text:span></text:span><text:span text:style-name="Source_20_Text"><text:span text:style-name="T166">redirect_port tcp 192.168.1.2:22 22</text:span></text:span></text:p>
        </text:list-item>
        <text:list-item>
          <text:p text:style-name="P92"><text:change-end text:change-id="ct94314194478928"/><text:change-start text:change-id="ct94314194448672"/><text:span text:style-name="Source_20_Text"><text:span text:style-name="T167">Στο PC1</text:span></text:span></text:p>
        </text:list-item>
        <text:list-item>
          <text:p text:style-name="P93"><text:change-end text:change-id="ct94314194448672"/><text:change-start text:change-id="ct94314194480832"/><text:span text:style-name="Source_20_Text"><text:span text:style-name="T168">Με netstat -an φαίνεται η σύνδεση tcp </text:span></text:span><text:span text:style-name="Source_20_Text"><text:span text:style-name="T169">στο PC2</text:span></text:span></text:p>
        </text:list-item>
        <text:list-item>
          <text:p text:style-name="P94"><text:change-end text:change-id="ct94314194480832"/><text:change-start text:change-id="ct94314194481424"/><text:span text:style-name="Source_20_Text"><text:span text:style-name="T170">Ναι</text:span></text:span></text:p>
        </text:list-item>
        <text:list-item>
          <text:p text:style-name="P95"><text:change-end text:change-id="ct94314194481424"/><text:change-start text:change-id="ct94314194484928"/><text:span text:style-name="Source_20_Text"><text:span text:style-name="T171">To PC2</text:span></text:span></text:p>
        </text:list-item>
        <text:list-item>
          <text:p text:style-name="P96"><text:span text:style-name="Source_20_Text"><text:span text:style-name="T172">PC1</text:span></text:span><text:change-end text:change-id="ct94314194484928"/><text:change-start text:change-id="ct94314194499824"/></text:p>
        </text:list-item>
      </text:list>
      <text:p text:style-name="P11"><text:span text:style-name="Source_20_Text"><text:span text:style-name="T172"/></text:span></text:p>
      <text:p text:style-name="P11"><text:span text:style-name="Source_20_Text"><text:span text:style-name="T172"/></text:span></text:p>
      <text:list xml:id="list203237457198644" text:continue-numbering="true" text:style-name="Numbering_20_123">
        <text:list-header>
          <text:p text:style-name="P97"><text:span text:style-name="Source_20_Text"><text:span text:style-name="T324">Άσκηση </text:span></text:span><text:span text:style-name="Source_20_Text"><text:span text:style-name="T331">4</text:span></text:span><text:span text:style-name="Source_20_Text"><text:span text:style-name="T327">: </text:span></text:span><text:span text:style-name="Source_20_Text"><text:span text:style-name="T331">Τείχος προστασίας και NAT</text:span></text:span><text:change-end text:change-id="ct94314194499824"/><text:change-start text:change-id="ct94314194506128"/></text:p>
        </text:list-header>
        <text:list-item text:start-value="1">
          <text:p text:style-name="P98"><text:change-end text:change-id="ct94314194506128"/><text:change-start text:change-id="ct94314194492496"/><text:span text:style-name="Source_20_Text"><text:span text:style-name="T173">Όχι, τα ping δεν είναι επιτυχημένα</text:span></text:span></text:p>
        </text:list-item>
        <text:list-item>
          <text:p text:style-name="P99"><text:span text:style-name="Source_20_Text"><text:span text:style-name="T174">Αποτυγχάνει λόγω του firewall </text:span></text:span><text:span text:style-name="Source_20_Text"><text:span text:style-name="T175">rule deny ip from any to any</text:span></text:span></text:p>
        </text:list-item>
        <text:list-item>
          <text:p text:style-name="P100"><text:span text:style-name="Source_20_Text"><text:span text:style-name="T176">ipfw add 1100 allow all from any to any via em0</text:span></text:span></text:p>
        </text:list-item>
        <text:list-item>
          <text:p text:style-name="P101"><text:span text:style-name="Source_20_Text"><text:span text:style-name="T177">Ναι</text:span></text:span><text:change-end text:change-id="ct94314194492496"/><text:change-start text:change-id="ct94314194509312"/></text:p>
        </text:list-item>
        <text:list-item>
          <text:p text:style-name="P102"><text:change-end text:change-id="ct94314194509312"/><text:change-start text:change-id="ct94314194513568"/><text:span text:style-name="Source_20_Text"><text:span text:style-name="T178">Στο FW1 αφού έχουμε </text:span></text:span><text:span text:style-name="Source_20_Text"><text:span text:style-name="T179">διαγράψει τον κανόνα που στέλνει </text:span></text:span><text:change-end text:change-id="ct94314194513568"/><text:change-start text:change-id="ct94314194514096"/><text:span text:style-name="Source_20_Text"><text:span text:style-name="T179">την κίνηση στο NAT</text:span></text:span></text:p>
        </text:list-item>
        <text:list-item>
          <text:p text:style-name="P103"><text:span text:style-name="Source_20_Text"><text:span text:style-name="T180">Ο κανόνας allow ip from any to any via em0</text:span></text:span></text:p>
        </text:list-item>
        <text:list-item>
          <text:p text:style-name="P104"><text:change-end text:change-id="ct94314194514096"/><text:change-start text:change-id="ct94314194518544"/><text:span text:style-name="Source_20_Text"><text:span text:style-name="T181">ipfw add 3000 nat 123 all from any to any xmit em1</text:span></text:span></text:p>
        </text:list-item>
        <text:list-item>
          <text:p text:style-name="P105"><text:change-end text:change-id="ct94314194518544"/><text:change-start text:change-id="ct94314194520176"/><text:span text:style-name="Source_20_Text"><text:span text:style-name="T182">ipfw add 3001 allow all from any to any</text:span></text:span><text:change-end text:change-id="ct94314194520176"/><text:change-start text:change-id="ct94314194530592"/></text:p>
        </text:list-item>
        <text:list-item>
          <text:p text:style-name="P106"><text:span text:style-name="Source_20_Text"><text:span text:style-name="T183">ipfw add 2000 nat 123 all from any to any recv em1</text:span></text:span></text:p>
        </text:list-item>
        <text:list-item>
          <text:p text:style-name="P107"><text:change-end text:change-id="ct94314194530592"/><text:change-start text:change-id="ct94314194531888"/><text:span text:style-name="Source_20_Text"><text:span text:style-name="T184">ipfw add 2001 check-state</text:span></text:span></text:p>
        </text:list-item>
        <text:list-item>
          <text:p text:style-name="P108"><text:change-end text:change-id="ct94314194531888"/><text:change-start text:change-id="ct94314194534064"/><text:span text:style-name="Source_20_Text"><text:span text:style-name="T185">Το FW1</text:span></text:span><text:change-end text:change-id="ct94314194534064"/><text:change-start text:change-id="ct94314194535120"/></text:p>
        </text:list-item>
        <text:list-item>
          <text:p text:style-name="P109"><text:change-end text:change-id="ct94314194535120"/><text:change-start text:change-id="ct94314194542288"/><text:span text:style-name="Source_20_Text"><text:span text:style-name="T186">Το PC2</text:span></text:span></text:p>
        </text:list-item>
        <text:list-item>
          <text:p text:style-name="P110"><text:span text:style-name="Source_20_Text"><text:span text:style-name="T187">FW1</text:span></text:span></text:p>
        </text:list-item>
        <text:list-item>
          <text:p text:style-name="P111"><text:change-end text:change-id="ct94314194542288"/><text:change-start text:change-id="ct94314194544352"/><text:span text:style-name="Source_20_Text"><text:span text:style-name="T188">PC1</text:span></text:span></text:p>
        </text:list-item>
        <text:list-item>
          <text:p text:style-name="P112"><text:change-end text:change-id="ct94314194544352"/><text:change-start text:change-id="ct94314194547616"/><text:span text:style-name="Source_20_Text"><text:span text:style-name="T189">PC2</text:span></text:span></text:p>
        </text:list-item>
        <text:list-item>
          <text:p text:style-name="P113"><text:change-end text:change-id="ct94314194547616"/><text:change-start text:change-id="ct94314194550784"/><text:span text:style-name="Source_20_Text"><text:span text:style-name="T190">Ναι</text:span></text:span></text:p>
        </text:list-item>
        <text:list-item>
          <text:p text:style-name="P114"><text:change-end text:change-id="ct94314194550784"/><text:change-start text:change-id="ct94314194553952"/><text:span text:style-name="Source_20_Text"><text:span text:style-name="T191">Ναι</text:span></text:span></text:p>
        </text:list-item>
        <text:list-item>
          <text:p text:style-name="P115"><text:change-end text:change-id="ct94314194553952"/><text:change-start text:change-id="ct94314194557120"/><text:span text:style-name="Source_20_Text"><text:span text:style-name="T192">Ναι</text:span></text:span></text:p>
        </text:list-item>
        <text:list-item>
          <text:p text:style-name="P116"><text:change-end text:change-id="ct94314194557120"/><text:change-start text:change-id="ct94314194560288"/><text:span text:style-name="Source_20_Text"><text:span text:style-name="T193">ipfw add 2999 deny all from any to any via em1</text:span></text:span></text:p>
        </text:list-item>
        <text:list-item>
          <text:p text:style-name="P117"><text:change-end text:change-id="ct94314194560288"/><text:change-start text:change-id="ct94314194036464"/><text:soft-page-break/><text:span text:style-name="Source_20_Text"><text:span text:style-name="T194">Κανένα δεν επιτυγχάνει</text:span></text:span></text:p>
        </text:list-item>
        <text:list-item>
          <text:p text:style-name="P118"><text:change-end text:change-id="ct94314194036464"/><text:change-start text:change-id="ct94314194566576"/><text:span text:style-name="Source_20_Text"><text:span text:style-name="T195">ipfw add 2500 skipto 3000 icmp from any to any xmit </text:span></text:span><text:change-end text:change-id="ct94314194566576"/><text:change-start text:change-id="ct94314194571520"/><text:span text:style-name="Source_20_Text"><text:span text:style-name="T195">em1 keep-state</text:span></text:span></text:p>
        </text:list-item>
        <text:list-item>
          <text:p text:style-name="P119"><text:change-end text:change-id="ct94314194571520"/><text:change-start text:change-id="ct94314194568752"/><text:span text:style-name="Source_20_Text"><text:span text:style-name="T196">Ναι</text:span></text:span></text:p>
        </text:list-item>
        <text:list-item>
          <text:p text:style-name="P120"><text:change-end text:change-id="ct94314194568752"/><text:change-start text:change-id="ct94314194575872"/><text:span text:style-name="Source_20_Text"><text:span text:style-name="T197">ipfw add 2600 skipto 3000 tcp from any to any 22 out via em1 keep-state</text:span></text:span></text:p>
        </text:list-item>
        <text:list-item>
          <text:p text:style-name="P121"><text:change-end text:change-id="ct94314194575872"/><text:change-start text:change-id="ct94314194579136"/><text:span text:style-name="Source_20_Text"><text:span text:style-name="T198">Ναι</text:span></text:span></text:p>
        </text:list-item>
        <text:list-item>
          <text:p text:style-name="P122"><text:change-end text:change-id="ct94314194579136"/><text:change-start text:change-id="ct94314194587728"/><text:span text:style-name="Source_20_Text"><text:span text:style-name="T199">ipfw add 2100 skipto 3000 icmp from any to any </text:span></text:span><text:span text:style-name="Source_20_Text"><text:span text:style-name="T201">in </text:span></text:span><text:span text:style-name="Source_20_Text"><text:span text:style-name="T199">via em1 keep-state</text:span></text:span></text:p>
        </text:list-item>
        <text:list-item>
          <text:p text:style-name="P123"><text:change-end text:change-id="ct94314194587728"/><text:change-start text:change-id="ct94314194587968"/><text:span text:style-name="Source_20_Text"><text:span text:style-name="T200">Το PC2</text:span></text:span><text:change-end text:change-id="ct94314194587968"/><text:change-start text:change-id="ct94314194581840"/></text:p>
        </text:list-item>
        <text:list-item>
          <text:p text:style-name="P124"><text:change-end text:change-id="ct94314194581840"/><text:change-start text:change-id="ct94314194590880"/><text:span text:style-name="Source_20_Text"><text:span text:style-name="T202">ipfw add 2200 skipto 3000 tcp from any to any 22 in via em1 keep-state</text:span></text:span></text:p>
        </text:list-item>
        <text:list-item>
          <text:p text:style-name="P125"><text:change-end text:change-id="ct94314194590880"/><text:change-start text:change-id="ct94314194592240"/><text:span text:style-name="Source_20_Text"><text:span text:style-name="T203">PC1</text:span></text:span></text:p>
        </text:list-item>
        <text:list-item>
          <text:p text:style-name="P126"><text:change-end text:change-id="ct94314194592240"/><text:change-start text:change-id="ct94314194594416"/><text:span text:style-name="Source_20_Text"><text:span text:style-name="T204">Όχι</text:span></text:span><text:change-end text:change-id="ct94314194594416"/><text:change-start text:change-id="ct94314194606352"/></text:p>
        </text:list-item>
      </text:list>
      <text:p text:style-name="P12"><text:span text:style-name="Source_20_Text"><text:span text:style-name="T204"/></text:span></text:p>
      <text:p text:style-name="P12"><text:span text:style-name="Source_20_Text"><text:span text:style-name="T204"/></text:span></text:p>
      <text:list xml:id="list203238498943402" text:continue-numbering="true" text:style-name="Numbering_20_123">
        <text:list-header>
          <text:p text:style-name="P127"><text:span text:style-name="Source_20_Text"><text:span text:style-name="T324">Άσκηση </text:span></text:span><text:span text:style-name="Source_20_Text"><text:span text:style-name="T332">5</text:span></text:span><text:span text:style-name="Source_20_Text"><text:span text:style-name="T327">: </text:span></text:span><text:span text:style-name="Source_20_Text"><text:span text:style-name="T331">Τείχος προστασίας και NAT</text:span></text:span><text:change-end text:change-id="ct94314194606352"/><text:change-start text:change-id="ct94314194599616"/></text:p>
          <text:p text:style-name="P127"><text:span text:style-name="Source_20_Text"><text:span text:style-name="T331"/></text:span></text:p>
        </text:list-header>
        <text:list-item text:start-value="1">
          <text:p text:style-name="P128"><text:change-end text:change-id="ct94314194599616"/><text:change-start text:change-id="ct94314194613280"/><text:span text:style-name="Source_20_Text"><text:span text:style-name="T205">192.168.1.1 </text:span></text:span><text:span text:style-name="Source_20_Text"><text:span text:style-name="T208">(Interfaces -&gt; LAN)</text:span></text:span></text:p>
        </text:list-item>
        <text:list-item>
          <text:p text:style-name="P129"><text:span text:style-name="Source_20_Text"><text:span text:style-name="T206">10.0.0.1/30 </text:span></text:span><text:span text:style-name="Source_20_Text"><text:span text:style-name="T208">(Interfaces -&gt; WAN)</text:span></text:span></text:p>
        </text:list-item>
        <text:list-item>
          <text:p text:style-name="P130"><text:change-end text:change-id="ct94314194613280"/><text:change-start text:change-id="ct94314194618848"/><text:span text:style-name="Source_20_Text"><text:span text:style-name="T207">66% </text:span></text:span><text:span text:style-name="Source_20_Text"><text:span text:style-name="T209">(Status -&gt; System)</text:span></text:span></text:p>
        </text:list-item>
        <text:list-item>
          <text:p text:style-name="P131"><text:change-end text:change-id="ct94314194618848"/><text:change-start text:change-id="ct94314194620448"/><text:span text:style-name="Source_20_Text"><text:span text:style-name="T210">4</text:span></text:span></text:p>
        </text:list-item>
        <text:list-item>
          <text:p text:style-name="P132"><text:span text:style-name="Source_20_Text"><text:span text:style-name="T211">172.22.1.1/24</text:span></text:span></text:p>
        </text:list-item>
        <text:list-item>
          <text:p text:style-name="P133"><text:change-end text:change-id="ct94314194620448"/><text:change-start text:change-id="ct94314194655632"/><text:span text:style-name="Source_20_Text"><text:span text:style-name="T212">fw (System -&gt; General setup)</text:span></text:span></text:p>
        </text:list-item>
        <text:list-item>
          <text:p text:style-name="P134"><text:span text:style-name="Source_20_Text"><text:span text:style-name="T213">System -&gt; General setup </text:span></text:span></text:p>
        </text:list-item>
        <text:list-item>
          <text:p text:style-name="P135"><text:span text:style-name="Source_20_Text"><text:span text:style-name="T214">Όχι</text:span></text:span></text:p>
        </text:list-item>
        <text:list-item>
          <text:p text:style-name="P136"><text:span text:style-name="Source_20_Text"><text:span text:style-name="T215">Interfaces -&gt; WAN</text:span></text:span></text:p>
        </text:list-item>
        <text:list-item>
          <text:p text:style-name="P137"><text:span text:style-name="Source_20_Text"><text:span text:style-name="T216">Ναι: Block private networks (RFC 1918 networks)</text:span></text:span></text:p>
        </text:list-item>
        <text:list-item>
          <text:p text:style-name="P138"><text:span text:style-name="Source_20_Text"><text:span text:style-name="T217">Όχι</text:span></text:span></text:p>
        </text:list-item>
        <text:list-item>
          <text:p text:style-name="P139"><text:span text:style-name="Source_20_Text"><text:span text:style-name="T218">Services -&gt; DNS forwarder</text:span></text:span></text:p>
        </text:list-item>
        <text:list-item>
          <text:p text:style-name="P140"><text:span text:style-name="Source_20_Text"><text:span text:style-name="T219">Services -&gt; DHCP server</text:span></text:span></text:p>
        </text:list-item>
        <text:list-item>
          <text:p text:style-name="P141"><text:span text:style-name="Source_20_Text"><text:span text:style-name="T220">192.168.1.2, default 192.168.1.1, </text:span></text:span><text:span text:style-name="Source_20_Text"><text:span text:style-name="T221">DNS (cat /etc/resolv.conf) 192.168.1.1</text:span></text:span></text:p>
        </text:list-item>
        <text:list-item>
          <text:p text:style-name="P142"><text:span text:style-name="Source_20_Text"><text:span text:style-name="T222">Μέσω της υπηρεσίας DHCP, η LAN IP του FW1 γίνεται DNS server των DHCP clients</text:span></text:span></text:p>
        </text:list-item>
        <text:list-item>
          <text:p text:style-name="P143"><text:span text:style-name="Source_20_Text"><text:span text:style-name="T223">DHCP leases</text:span></text:span></text:p>
        </text:list-item>
        <text:list-item>
          <text:p text:style-name="P144"><text:span text:style-name="Source_20_Text"><text:span text:style-name="T224">7</text:span></text:span></text:p>
        </text:list-item>
        <text:list-item>
          <text:p text:style-name="P145"><text:span text:style-name="Source_20_Text"><text:span text:style-name="T225">Όχι</text:span></text:span></text:p>
        </text:list-item>
        <text:list-item>
          <text:p text:style-name="P146"><text:span text:style-name="Source_20_Text"><text:span text:style-name="T226">Βλέπουμε απορριφθέντα ping requests </text:span></text:span><text:span text:style-name="Source_20_Text"><text:span text:style-name="T227">από το firewall</text:span></text:span></text:p>
        </text:list-item>
        <text:list-item>
          <text:p text:style-name="P147"><text:span text:style-name="Source_20_Text"><text:span text:style-name="T228">4</text:span></text:span></text:p>
        </text:list-item>
        <text:list-item>
          <text:p text:style-name="P148"><text:span text:style-name="Source_20_Text"><text:span text:style-name="T229">Κανέναν</text:span></text:span></text:p>
        </text:list-item>
        <text:list-item>
          <text:p text:style-name="P29"><text:span text:style-name="Source_20_Text"><text:span text:style-name="T364">(Any from any to any + fragmented packets)</text:span></text:span></text:p>
        </text:list-item>
        <text:list-item>
          <text:p text:style-name="P149"><text:span text:style-name="Source_20_Text"><text:span text:style-name="T230">Ναι</text:span></text:span></text:p>
        </text:list-item>
        <text:list-item>
          <text:p text:style-name="P150"><text:span text:style-name="Source_20_Text"><text:span text:style-name="T231">Όχι</text:span></text:span></text:p>
        </text:list-item>
        <text:list-item>
          <text:p text:style-name="P151"><text:span text:style-name="Source_20_Text"><text:span text:style-name="T232">Ναι</text:span></text:span></text:p>
        </text:list-item>
        <text:list-item>
          <text:p text:style-name="P152"><text:span text:style-name="Source_20_Text"><text:span text:style-name="T233">Destination -&gt; WAN address, Proto -&gt; ICMP</text:span></text:span></text:p>
        </text:list-item>
        <text:list-item>
          <text:p text:style-name="P153"><text:span text:style-name="Source_20_Text"><text:span text:style-name="T234">Ναι</text:span></text:span></text:p>
        </text:list-item>
        <text:list-item>
          <text:p text:style-name="P154"><text:soft-page-break/><text:span text:style-name="Source_20_Text"><text:span text:style-name="T235">Όχι, γιατί δεν έχει διαδρομή προς το PC1</text:span></text:span></text:p>
        </text:list-item>
        <text:list-item>
          <text:p text:style-name="P155"><text:span text:style-name="Source_20_Text"><text:span text:style-name="T236">Ναι, </text:span></text:span><text:span text:style-name="Source_20_Text"><text:span text:style-name="T237">συμπεραίνουμε ότι χρησιμοποιείται NAT </text:span></text:span><text:span text:style-name="Source_20_Text"><text:span text:style-name="T238">για κίνηση που εκκινείται από τ</text:span></text:span><text:span text:style-name="Source_20_Text"><text:span text:style-name="T239">ην διεπαφή του </text:span></text:span><text:span text:style-name="Source_20_Text"><text:span text:style-name="T238">LAN</text:span></text:span></text:p>
        </text:list-item>
        <text:list-item>
          <text:p text:style-name="P156"><text:span text:style-name="Source_20_Text"><text:span text:style-name="T240">Με tcpdump βλέπω ICMP requests με δι</text:span></text:span><text:span text:style-name="Source_20_Text"><text:span text:style-name="T244">εύ</text:span></text:span><text:span text:style-name="Source_20_Text"><text:span text:style-name="T240">θυνση προορισμού 192.168.1.2 (PC1) </text:span></text:span><text:span text:style-name="Source_20_Text"><text:span text:style-name="T241">άρα δεν χρησιμοποείται NAT</text:span></text:span></text:p>
        </text:list-item>
        <text:list-item>
          <text:p text:style-name="P157"><text:span text:style-name="Source_20_Text"><text:span text:style-name="T242">route add -net 0.0.0.0/0 172.22.1.1</text:span></text:span></text:p>
        </text:list-item>
        <text:list-item>
          <text:p text:style-name="P157"><text:span text:style-name="Source_20_Text"><text:span text:style-name="T242">Ναι</text:span></text:span></text:p>
        </text:list-item>
        <text:list-item>
          <text:p text:style-name="P158"><text:span text:style-name="Source_20_Text"><text:span text:style-name="T243">Όχι, γιατί όλες οι εισερχόμενες συνδέσεις στο DMZ μπλοκάρονται από το firewall</text:span></text:span></text:p>
        </text:list-item>
        <text:list-item>
          <text:p text:style-name="P159"><text:span text:style-name="Source_20_Text"><text:span text:style-name="T245">Όχι, για τον ίδιο λόγο</text:span></text:span></text:p>
        </text:list-item>
        <text:list-item>
          <text:p text:style-name="P160"><text:span text:style-name="Source_20_Text"><text:span text:style-name="T246">Source: DMZ net, Destination: ! LAN net</text:span></text:span></text:p>
        </text:list-item>
        <text:list-item>
          <text:p text:style-name="P161"><text:span text:style-name="Source_20_Text"><text:span text:style-name="T247">Ναι</text:span></text:span></text:p>
        </text:list-item>
        <text:list-item>
          <text:p text:style-name="P162"><text:span text:style-name="Source_20_Text"><text:span text:style-name="T248">Ναι</text:span></text:span></text:p>
        </text:list-item>
        <text:list-item>
          <text:p text:style-name="P163"><text:span text:style-name="Source_20_Text"><text:span text:style-name="T249">Όχι, no route to host</text:span></text:span></text:p>
        </text:list-item>
        <text:list-item>
          <text:p text:style-name="P164"><text:span text:style-name="Source_20_Text"><text:span text:style-name="T250">Ναι, γιατί χρησιμοποείται NAT για την εξερχόμενη κίνηση</text:span></text:span></text:p>
        </text:list-item>
        <text:list-item>
          <text:p text:style-name="P165"><text:change-end text:change-id="ct94314194655632"/><text:change-start text:change-id="ct94314194739888"/><text:span text:style-name="Source_20_Text"><text:span text:style-name="T251">ip </text:span></text:span><text:change-end text:change-id="ct94314194739888"/><text:change-start text:change-id="ct94314194741056"/><text:span text:style-name="Source_20_Text"><text:span text:style-name="T251">192.168.1.3,</text:span></text:span><text:change-end text:change-id="ct94314194741056"/><text:change-start text:change-id="ct94314194748544"/><text:span text:style-name="Source_20_Text"><text:span text:style-name="T251"> </text:span></text:span><text:span text:style-name="Source_20_Text"><text:span text:style-name="T252">default: 192.168.1.1, nameserver: 192.168.1.1</text:span></text:span></text:p>
        </text:list-item>
        <text:list-item>
          <text:p text:style-name="P166"><text:change-end text:change-id="ct94314194748544"/><text:change-start text:change-id="ct94314194740208"/><text:span text:style-name="Source_20_Text"><text:span text:style-name="T253">Block -&gt; Source: 192.168.1.3, Destination: 172.22.1.2</text:span></text:span></text:p>
        </text:list-item>
        <text:list-item>
          <text:p text:style-name="P167"><text:span text:style-name="Source_20_Text"><text:span text:style-name="T254">πρίν, γιατί ο πρώτος κανόνας θα επιτρέψ</text:span></text:span><text:change-end text:change-id="ct94314194740208"/><text:change-start text:change-id="ct94314194739200"/><text:span text:style-name="Source_20_Text"><text:span text:style-name="T254">ει την κίνηση</text:span></text:span></text:p>
        </text:list-item>
        <text:list-item>
          <text:p text:style-name="P168"><text:change-end text:change-id="ct94314194739200"/><text:change-start text:change-id="ct94314194742160"/><text:span text:style-name="Source_20_Text"><text:span text:style-name="T255">Όχι</text:span></text:span></text:p>
        </text:list-item>
        <text:list-item>
          <text:p text:style-name="P169"><text:span text:style-name="Source_20_Text"><text:span text:style-name="T256">Ναι, καθώς έχουμε </text:span></text:span><text:change-end text:change-id="ct94314194742160"/><text:change-start text:change-id="ct94314194754352"/><text:span text:style-name="Source_20_Text"><text:span text:style-name="T256">μπλοκάρει μόνο την διεύθυνση προορισμού του SRV1</text:span></text:span><text:change-end text:change-id="ct94314194754352"/><text:change-start text:change-id="ct94314194751648"/></text:p>
          <text:p text:style-name="P146"><text:span text:style-name="Source_20_Text"><text:span text:style-name="T226"/></text:span></text:p>
          <text:p text:style-name="P170"><text:change-end text:change-id="ct94314194751648"/><text:change-start text:change-id="ct94314194778096"/><text:span text:style-name="Source_20_Text"><text:span text:style-name="T324">Άσκηση </text:span></text:span><text:span text:style-name="Source_20_Text"><text:span text:style-name="T333">6</text:span></text:span><text:span text:style-name="Source_20_Text"><text:span text:style-name="T327">: </text:span></text:span><text:span text:style-name="Source_20_Text"><text:span text:style-name="T331">Τείχος προστασίας και </text:span></text:span><text:span text:style-name="Source_20_Text"><text:span text:style-name="T333">προχωρημένο </text:span></text:span><text:span text:style-name="Source_20_Text"><text:span text:style-name="T331">NAT</text:span></text:span></text:p>
        </text:list-item>
        <text:list-item text:start-value="1">
          <text:p text:style-name="P171"><text:change-end text:change-id="ct94314194778096"/><text:change-start text:change-id="ct94314194780752"/><text:span text:style-name="Source_20_Text"><text:span text:style-name="T257">route add -net 203.0.118.0/24 192.0.2.1</text:span></text:span><text:change-end text:change-id="ct94314194780752"/><text:change-start text:change-id="ct94314194241056"/></text:p>
        </text:list-item>
        <text:list-item>
          <text:p text:style-name="P171"><text:span text:style-name="Source_20_Text"><text:span text:style-name="T257">ok</text:span></text:span></text:p>
        </text:list-item>
        <text:list-item>
          <text:p text:style-name="P172"><text:change-end text:change-id="ct94314194241056"/><text:change-start text:change-id="ct94314194769968"/><text:span text:style-name="Source_20_Text"><text:span text:style-name="T258">ok</text:span></text:span></text:p>
        </text:list-item>
        <text:list-item>
          <text:p text:style-name="P172"><text:span text:style-name="Source_20_Text"><text:span text:style-name="T258">ok</text:span></text:span></text:p>
        </text:list-item>
        <text:list-item>
          <text:p text:style-name="P173"><text:change-end text:change-id="ct94314194769968"/><text:change-start text:change-id="ct94314194771376"/><text:span text:style-name="Source_20_Text"><text:span text:style-name="T261">tcpdump -i em0</text:span></text:span><text:change-end text:change-id="ct94314194771376"/><text:change-start text:change-id="ct94314194244288"/></text:p>
        </text:list-item>
        <text:list-item>
          <text:p text:style-name="P173"><text:change-end text:change-id="ct94314194244288"/><text:change-start text:change-id="ct94314194244608"/><text:span text:style-name="Source_20_Text"><text:span text:style-name="T259">Εμφανίζονται με την διεύθυνση 203.0.118.14</text:span></text:span><text:change-end text:change-id="ct94314194244608"/><text:change-start text:change-id="ct94314194243120"/></text:p>
        </text:list-item>
        <text:list-item>
          <text:p text:style-name="P173"><text:change-end text:change-id="ct94314194243120"/><text:change-start text:change-id="ct94314194243536"/><text:span text:style-name="Source_20_Text"><text:span text:style-name="T259">Εμφανίζονται με την διεύθυνση 203.0.118.1</text:span></text:span><text:span text:style-name="Source_20_Text"><text:span text:style-name="T260">5</text:span></text:span></text:p>
        </text:list-item>
        <text:list-item>
          <text:p text:style-name="P173"><text:span text:style-name="Source_20_Text"><text:span text:style-name="T260">Γιατί το NAT είναι Outbound</text:span></text:span></text:p>
        </text:list-item>
        <text:list-item>
          <text:p text:style-name="P174"><text:change-end text:change-id="ct94314194243536"/><text:change-start text:change-id="ct94314194788704"/><text:span text:style-name="Source_20_Text"><text:span text:style-name="T262">ok</text:span></text:span></text:p>
        </text:list-item>
        <text:list-item>
          <text:p text:style-name="P175"><text:change-end text:change-id="ct94314194788704"/><text:change-start text:change-id="ct94314194791968"/><text:span text:style-name="Source_20_Text"><text:span text:style-name="T263">ok</text:span></text:span></text:p>
        </text:list-item>
        <text:list-item>
          <text:p text:style-name="P176"><text:span text:style-name="Source_20_Text"><text:span text:style-name="T264">Κανόνας που επιτρέπει κίνηση TCP από οποιοδήποτε Source/port και Destination 172.22.1.2:22</text:span></text:span><text:change-end text:change-id="ct94314194791968"/><text:change-start text:change-id="ct94314194794960"/></text:p>
        </text:list-item>
        <text:list-item>
          <text:p text:style-name="P177"><text:change-end text:change-id="ct94314194794960"/><text:change-start text:change-id="ct94314194804464"/><text:span text:style-name="Source_20_Text"><text:span text:style-name="T265">Στο SRV1</text:span></text:span></text:p>
        </text:list-item>
        <text:list-item>
          <text:p text:style-name="P178"><text:span text:style-name="Source_20_Text"><text:span text:style-name="T266">Μπλοκάρεται από το Firewall </text:span></text:span><text:span text:style-name="Source_20_Text"><text:span text:style-name="T267">rule (επιτρέπουμε μόνο θύρα 22)</text:span></text:span></text:p>
        </text:list-item>
        <text:list-item>
          <text:p text:style-name="P179"><text:change-end text:change-id="ct94314194804464"/><text:change-start text:change-id="ct94314194804704"/><text:span text:style-name="Source_20_Text"><text:span text:style-name="T268">Μέσω καταγραφής στο R1, παρατηρώ ότι διέρχονται τα πακέτα από τον R1</text:span></text:span><text:change-end text:change-id="ct94314194804704"/><text:change-start text:change-id="ct94314194811440"/><text:span text:style-name="Source_20_Text"><text:span text:style-name="T268">. </text:span></text:span><text:span text:style-name="Source_20_Text"><text:span text:style-name="T269">Από το PC2 φτάνει στο FW1 το οποίο μεταφράζει την διεύθυνση προέλευσης σε </text:span></text:span><text:span text:style-name="Source_20_Text"><text:span text:style-name="T270">203.0.11</text:span></text:span><text:change-end text:change-id="ct94314194811440"/><text:change-start text:change-id="ct94314194817168"/><text:span text:style-name="Source_20_Text"><text:span text:style-name="T270">8.15 και στην συνέχεια στέλνει τα πακέτα στο default gateway R1 </text:span></text:span><text:span text:style-name="Source_20_Text"><text:span text:style-name="T271">το οποίο έχει static route για το υποδίκτυο 203.9.118.0/24 και λόγω Inbound Nat η διεύθυνση 203.0.118.18 γίνεται 172.22.1.2 και φτάν</text:span></text:span><text:change-end text:change-id="ct94314194817168"/><text:change-start text:change-id="ct94314194843168"/><text:span text:style-name="Source_20_Text"><text:span text:style-name="T271">ει στον SRV1. </text:span></text:span><text:span text:style-name="Source_20_Text"><text:span text:style-name="T272">Στην αντίθετη κατεύθυνση </text:span></text:span><text:span text:style-name="Source_20_Text"><text:span text:style-name="T279">ακολουθείται η αντίστροφη διαδρομή </text:span></text:span><text:span text:style-name="Source_20_Text"><text:span text:style-name="T280">αφού τα πακέτα φτάνουν στο FW με διεύθυνση προορισμού </text:span></text:span><text:span text:style-name="Source_20_Text"><text:span text:style-name="T281">203.0.118.15, στην συνέχεια φτάνουν στον R1 </text:span></text:span><text:span text:style-name="Source_20_Text"><text:span text:style-name="T282">και μετά ξανά στο FW με Inbound NAT </text:span></text:span><text:span text:style-name="Source_20_Text"><text:span text:style-name="T283">στην αρχική διεύθυνση του PC2</text:span></text:span></text:p>
        </text:list-item>
        <text:list-item>
          <text:p text:style-name="P180"><text:change-end text:change-id="ct94314194843168"/><text:change-start text:change-id="ct94314194806256"/><text:soft-page-break/><text:span text:style-name="Source_20_Text"><text:span text:style-name="T273">Δεν έχει διαδρομή για την διεύθυνση 192.168.1.2 </text:span></text:span><text:span text:style-name="Source_20_Text"><text:span text:style-name="T278">(ο R1)</text:span></text:span></text:p>
        </text:list-item>
        <text:list-item>
          <text:p text:style-name="P181"><text:change-end text:change-id="ct94314194806256"/><text:change-start text:change-id="ct94314194811120"/><text:span text:style-name="Source_20_Text"><text:span text:style-name="T274">Είναι επιτυχές καθώς γίνεται αυτόματα μετάφραση NAT outbound προς το δίκτυο WAN</text:span></text:span></text:p>
        </text:list-item>
        <text:list-item>
          <text:p text:style-name="P182"><text:change-end text:change-id="ct94314194811120"/><text:change-start text:change-id="ct94314194830512"/><text:span text:style-name="Source_20_Text"><text:span text:style-name="T275">Από το R1 στο SRV1 επιτυχώς</text:span></text:span><text:change-end text:change-id="ct94314194830512"/><text:change-start text:change-id="ct94314194828352"/><text:span text:style-name="Source_20_Text"><text:span text:style-name="T275"> </text:span></text:span><text:span text:style-name="Source_20_Text"><text:span text:style-name="T276">(Ιnbound NAT), </text:span></text:span><text:span text:style-name="Source_20_Text"><text:span text:style-name="T277">Από PC2</text:span></text:span><text:change-end text:change-id="ct94314194828352"/><text:change-start text:change-id="ct94314194823712"/><text:span text:style-name="Source_20_Text"><text:span text:style-name="T277"> </text:span></text:span><text:change-end text:change-id="ct94314194823712"/><text:change-start text:change-id="ct94314194825024"/><text:span text:style-name="Source_20_Text"><text:span text:style-name="T284">όχι</text:span></text:span></text:p>
        </text:list-item>
        <text:list-item>
          <text:p text:style-name="P183"><text:span text:style-name="Source_20_Text"><text:span text:style-name="T285">172.22.1.2 -&gt; 192.0.2.1 </text:span></text:span><text:span text:style-name="Source_20_Text"><text:span text:style-name="T286">(διεύθυνση NAT διεπαφής WAN)</text:span></text:span></text:p>
        </text:list-item>
        <text:list-item>
          <text:p text:style-name="P184"><text:span text:style-name="Source_20_Text"><text:span text:style-name="T287">Note: It is not possible to access NATed services using the WAN IP address from within LAN (or an optional network).</text:span></text:span><text:change-end text:change-id="ct94314194825024"/><text:change-start text:change-id="ct94314194814848"/><text:span text:style-name="Source_20_Text"><text:span text:style-name="T287"> </text:span></text:span><text:span text:style-name="Source_20_Text"><text:span text:style-name="T288">(Δεν</text:span></text:span><text:change-end text:change-id="ct94314194814848"/><text:change-start text:change-id="ct94314216289280"/><text:span text:style-name="Source_20_Text"><text:span text:style-name="T288"> </text:span></text:span><text:span text:style-name="Source_20_Text"><text:span text:style-name="T289">ενεργοποιείται το outbound NAT </text:span></text:span><text:span text:style-name="Source_20_Text"><text:span text:style-name="T290">στις απαντήσεις του SRV1</text:span></text:span><text:span text:style-name="Source_20_Text"><text:span text:style-name="T289">)</text:span></text:span><text:change-end text:change-id="ct94314216289280"/><text:change-start text:change-id="ct94314217841920"/></text:p>
        </text:list-item>
      </text:list>
      <text:p text:style-name="P231"><text:span text:style-name="Source_20_Text"><text:span text:style-name="T289"/></text:span></text:p>
      <text:p text:style-name="P231"><text:span text:style-name="Source_20_Text"><text:span text:style-name="T289"/></text:span></text:p>
      <text:list xml:id="list203237448813937" text:continue-numbering="true" text:style-name="Numbering_20_123">
        <text:list-header>
          <text:p text:style-name="P185"><text:span text:style-name="Source_20_Text"><text:span text:style-name="T324">Άσκηση </text:span></text:span><text:span text:style-name="Source_20_Text"><text:span text:style-name="T334">7</text:span></text:span><text:span text:style-name="Source_20_Text"><text:span text:style-name="T327">: </text:span></text:span><text:span text:style-name="Source_20_Text"><text:span text:style-name="T334">IPSec site-to-site VPN</text:span></text:span></text:p>
        </text:list-header>
        <text:list-item text:start-value="1">
          <text:p text:style-name="P186"><text:change-end text:change-id="ct94314217841920"/><text:change-start text:change-id="ct94314220695232"/><text:span text:style-name="Source_20_Text"><text:span text:style-name="T291">ok</text:span></text:span></text:p>
        </text:list-item>
        <text:list-item>
          <text:p text:style-name="P187"><text:change-end text:change-id="ct94314220695232"/><text:change-start text:change-id="ct94314195441824"/><text:span text:style-name="Source_20_Text"><text:span text:style-name="T292">ok</text:span></text:span></text:p>
        </text:list-item>
        <text:list-item>
          <text:p text:style-name="P188"><text:change-end text:change-id="ct94314195441824"/><text:change-start text:change-id="ct94314217870560"/><text:span text:style-name="Source_20_Text"><text:span text:style-name="T293">ok</text:span></text:span></text:p>
        </text:list-item>
        <text:list-item>
          <text:p text:style-name="P189"><text:span text:style-name="Source_20_Text"><text:span text:style-name="T294">Ναι</text:span></text:span></text:p>
        </text:list-item>
        <text:list-item>
          <text:p text:style-name="P189"><text:change-end text:change-id="ct94314217870560"/><text:change-start text:change-id="ct94314217780640"/><text:span text:style-name="Source_20_Text"><text:span text:style-name="T294">ο</text:span></text:span><text:span text:style-name="Source_20_Text"><text:span text:style-name="T295">k</text:span></text:span></text:p>
        </text:list-item>
        <text:list-item>
          <text:p text:style-name="P190"><text:change-end text:change-id="ct94314217780640"/><text:change-start text:change-id="ct94314216642512"/><text:span text:style-name="Source_20_Text"><text:span text:style-name="T296">ok</text:span></text:span></text:p>
        </text:list-item>
        <text:list-item>
          <text:p text:style-name="P191"><text:change-end text:change-id="ct94314216642512"/><text:change-start text:change-id="ct94314191241216"/><text:span text:style-name="Source_20_Text"><text:span text:style-name="T297">ok</text:span></text:span></text:p>
        </text:list-item>
        <text:list-item>
          <text:p text:style-name="P192"><text:change-end text:change-id="ct94314191241216"/><text:change-start text:change-id="ct94314217395760"/><text:span text:style-name="Source_20_Text"><text:span text:style-name="T299">ok</text:span></text:span><text:change-end text:change-id="ct94314217395760"/><text:change-start text:change-id="ct94314193996416"/></text:p>
        </text:list-item>
        <text:list-item>
          <text:p text:style-name="P192"><text:change-end text:change-id="ct94314193996416"/><text:change-start text:change-id="ct94314220063776"/><text:span text:style-name="Source_20_Text"><text:span text:style-name="T298">* * * * * </text:span></text:span><text:span text:style-name="Source_20_Text"><text:span text:style-name="T300">(Proto, Source, Port, Destination, Port)</text:span></text:span></text:p>
        </text:list-item>
        <text:list-item>
          <text:p text:style-name="P193"><text:change-end text:change-id="ct94314220063776"/><text:change-start text:change-id="ct94314216167040"/><text:span text:style-name="Source_20_Text"><text:span text:style-name="T301">ICMP 192.0.2.6 * WAN address *</text:span></text:span></text:p>
        </text:list-item>
        <text:list-item>
          <text:p text:style-name="P194"><text:change-end text:change-id="ct94314216167040"/><text:change-start text:change-id="ct94314218347840"/><text:span text:style-name="Source_20_Text"><text:span text:style-name="T302">ifconfig em0 192.168.2.2/24, route add -net 0.0.0.0/0 192.168.2.1</text:span></text:span></text:p>
        </text:list-item>
        <text:list-item>
          <text:p text:style-name="P195"><text:change-end text:change-id="ct94314218347840"/><text:change-start text:change-id="ct94314218123760"/><text:span text:style-name="Source_20_Text"><text:span text:style-name="T303">Ναι</text:span></text:span></text:p>
        </text:list-item>
        <text:list-item>
          <text:p text:style-name="P196"><text:span text:style-name="Source_20_Text"><text:span text:style-name="T304">Ναι</text:span></text:span></text:p>
        </text:list-item>
        <text:list-item>
          <text:p text:style-name="P197"><text:change-end text:change-id="ct94314218123760"/><text:change-start text:change-id="ct94314192342912"/><text:span text:style-name="Source_20_Text"><text:span text:style-name="T305">Ο R1 δεν έχει διαδρομή για τα δίκτυα LAN</text:span></text:span></text:p>
        </text:list-item>
        <text:list-item>
          <text:p text:style-name="P198"><text:change-end text:change-id="ct94314192342912"/><text:change-start text:change-id="ct94314215950096"/><text:span text:style-name="Source_20_Text"><text:span text:style-name="T308">ok</text:span></text:span></text:p>
        </text:list-item>
        <text:list-item>
          <text:p text:style-name="P198"><text:span text:style-name="Source_20_Text"><text:span text:style-name="T306">Κανόνας </text:span></text:span><text:span text:style-name="Source_20_Text"><text:span text:style-name="T307">* * * * * Default Ipsec VPN</text:span></text:span></text:p>
        </text:list-item>
        <text:list-item>
          <text:p text:style-name="P199"><text:change-end text:change-id="ct94314215950096"/><text:change-start text:change-id="ct94314217313472"/><text:span text:style-name="Source_20_Text"><text:span text:style-name="T309">Όχι</text:span></text:span></text:p>
        </text:list-item>
        <text:list-item>
          <text:p text:style-name="P199"><text:span text:style-name="Source_20_Text"><text:span text:style-name="T309">Ναι</text:span></text:span></text:p>
        </text:list-item>
        <text:list-item>
          <text:p text:style-name="P200"><text:change-end text:change-id="ct94314217313472"/><text:change-start text:change-id="ct94314194848448"/><text:span text:style-name="Source_20_Text"><text:span text:style-name="T310">ok</text:span></text:span></text:p>
        </text:list-item>
        <text:list-item>
          <text:p text:style-name="P201"><text:span text:style-name="Source_20_Text"><text:span text:style-name="T311">Όχι</text:span></text:span></text:p>
        </text:list-item>
        <text:list-item>
          <text:p text:style-name="P201"><text:span text:style-name="Source_20_Text"><text:span text:style-name="T311">Ναι</text:span></text:span></text:p>
        </text:list-item>
        <text:list-item>
          <text:p text:style-name="P202"><text:change-end text:change-id="ct94314194848448"/><text:change-start text:change-id="ct94314216104112"/><text:span text:style-name="Source_20_Text"><text:span text:style-name="T312">Ναι</text:span></text:span></text:p>
        </text:list-item>
        <text:list-item>
          <text:p text:style-name="P202"><text:span text:style-name="Source_20_Text"><text:span text:style-name="T312">Ναι</text:span></text:span></text:p>
        </text:list-item>
        <text:list-item>
          <text:p text:style-name="P203"><text:span text:style-name="Source_20_Text"><text:span text:style-name="T313">Ναι, </text:span></text:span><text:span text:style-name="Source_20_Text"><text:span text:style-name="T314">εμφανίστη</text:span></text:span><text:change-end text:change-id="ct94314216104112"/><text:change-start text:change-id="ct94314219938192"/><text:span text:style-name="Source_20_Text"><text:span text:style-name="T314">καν δύο εγγραφές για Source 192.0.2.1 και 192.0.2.5 </text:span></text:span><text:span text:style-name="Source_20_Text"><text:span text:style-name="T315">αντίστοιχα</text:span></text:span></text:p>
        </text:list-item>
        <text:list-item>
          <text:p text:style-name="P204"><text:span text:style-name="Source_20_Text"><text:span text:style-name="T316">Παρόμοια με 7.24</text:span></text:span></text:p>
        </text:list-item>
        <text:list-item>
          <text:p text:style-name="P205"><text:change-end text:change-id="ct94314219938192"/><text:change-start text:change-id="ct94314216290192"/><text:span text:style-name="Source_20_Text"><text:span text:style-name="T317">tcpdump -i em1 -vvven</text:span></text:span></text:p>
        </text:list-item>
        <text:list-item>
          <text:p text:style-name="P206"><text:change-end text:change-id="ct94314216290192"/><text:change-start text:change-id="ct94314217257296"/><text:span text:style-name="Source_20_Text"><text:span text:style-name="T319">Όχι</text:span></text:span></text:p>
        </text:list-item>
        <text:list-item>
          <text:p text:style-name="P206"><text:span text:style-name="Source_20_Text"><text:span text:style-name="T318">Πακέτα πρωτοκόλλου ESP (5), </text:span></text:span><text:span text:style-name="Source_20_Text"><text:span text:style-name="T320">ε</text:span></text:span><text:change-end text:change-id="ct94314217257296"/><text:change-start text:change-id="ct94314227254752"/><text:span text:style-name="Source_20_Text"><text:span text:style-name="T320">μφανίζονται οι IP διευθύνσεις των FW1, FW2 στα WAN</text:span></text:span></text:p>
        </text:list-item>
        <text:list-item>
          <text:p text:style-name="P207"><text:change-end text:change-id="ct94314227254752"/><text:change-start text:change-id="ct94314143861504"/><text:span text:style-name="Source_20_Text"><text:span text:style-name="T321">Άλλαξε το γεγονός ότι δεν συνδεόμαστε από </text:span></text:span><text:change-end text:change-id="ct94314143861504"/><text:change-start text:change-id="ct94314197492576"/><text:span text:style-name="Source_20_Text"><text:span text:style-name="T322">άλλη διεπαφή του FW1 εκτός του WAN1 και άρα </text:span></text:span><text:change-end text:change-id="ct94314197492576"/><text:change-start text:change-id="ct94314219328864"/><text:span text:style-name="Source_20_Text"><text:span text:style-name="T322">το inbound/outbound NAT στο WAN1 λειτουργεί σωστά</text:span></text:span></text:p>
        </text:list-item>
        <text:list-item>
          <text:p text:style-name="P30"><text:change-end text:change-id="ct94314219328864"/><text:change-start text:change-id="ct94314218415104"/><text:span text:style-name="Source_20_Text"><text:span text:style-name="T365">Παρατηρώ πακέτα TCP</text:span></text:span><text:change-end text:change-id="ct94314218415104"/><text:change-start text:change-id="ct94314218108352"/><text:span text:style-name="Source_20_Text"><text:span text:style-name="T365"> </text:span></text:span><text:span text:style-name="Source_20_Text"><text:span text:style-name="T366">με πηγή 192.0.2.5 και προορισμό 203.0.118.18</text:span></text:span><text:change-end text:change-id="ct94314218108352"/><text:change-start text:change-id="ct94314226848576"/><text:span text:style-name="Source_20_Text"><text:span text:style-name="T366"> </text:span></text:span></text:p>
          <text:p text:style-name="P31"><text:soft-page-break/><text:span text:style-name="Source_20_Text"><text:span text:style-name="T367">χωρίς κρυπτογράφηση από το Ipsec </text:span></text:span><text:span text:style-name="Source_20_Text"><text:span text:style-name="T368">αφού δεν είναι διευθύνσεις των LAN1 ή LAN2 όπου είχαμε κάνει την αντίστοιχη ρύθμιση</text:span></text:span><text:change-end text:change-id="ct94314226848576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weight="normal" officeooo:rsid="01e36fcb" officeooo:paragraph-rsid="01e36fcb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4:27:19.674597072</meta:creation-date>
    <dc:date>2021-05-14T20:32:36.692160657</dc:date>
    <meta:editing-duration>P9DT4M31S</meta:editing-duration>
    <meta:editing-cycles>3799</meta:editing-cycles>
    <meta:generator>LibreOffice/6.4.6.2$Linux_X86_64 LibreOffice_project/40$Build-2</meta:generator>
    <meta:document-statistic meta:table-count="0" meta:image-count="0" meta:object-count="0" meta:page-count="7" meta:paragraph-count="222" meta:word-count="1606" meta:character-count="8552" meta:non-whitespace-character-count="7362"/>
  </office:meta>
</office:document-meta>
</file>